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bold"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bold"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bold"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bold"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bold"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bold"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bold"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bold"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bold"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bold"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bold"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bold"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bold"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bold"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bold"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bold"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bold"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bold"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bold"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bold"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bold"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bold"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bold"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bold"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bold"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bold"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bold"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bold" fo:font-family="Calibri" style:font-family-asian="Calibri" style:font-family-complex="Calibri"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bold"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bold"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bold"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bold"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bold"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bold" fo:font-family="Calibri" style:font-family-asian="Calibri" style:font-family-complex="Calibri" fo:background-color="transparent" style:use-window-font-color="true"/>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bold" fo:font-family="Calibri" style:font-family-asian="Calibri" style:font-family-complex="Calibri"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bold"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bold" fo:font-family="Calibri" style:font-family-asian="Calibri" style:font-family-complex="Calibri"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bold"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bold"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bold"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bold"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bold"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bold"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bold"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bold"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bold"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bold"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bold" fo:font-family="Calibri" style:font-family-asian="Calibri" style:font-family-complex="Calibri"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bold"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bold"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bold"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bold"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bold"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bold"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bold"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bold"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bold"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bold"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bold"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bold"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bold"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bold"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bold"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bold" fo:font-family="Calibri" style:font-family-asian="Calibri" style:font-family-complex="Calibri"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1.00pt" fo:font-weight="bold"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bold" fo:font-family="Calibri" style:font-family-asian="Calibri" style:font-family-complex="Calibri"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bold"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bold"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bold"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bottom="10.00pt"/>
    </style:style>
    <style:style style:name="P13" style:family="paragraph">
      <style:paragraph-properties fo:line-height="115.00%" fo:text-align="left" fo:margin-bottom="10.00pt"/>
    </style:style>
    <style:style style:name="P14" style:family="paragraph">
      <style:paragraph-properties fo:line-height="115.00%" fo:text-align="left" fo:margin-bottom="10.00pt"/>
    </style:style>
    <style:style style:name="P15" style:family="paragraph">
      <style:paragraph-properties fo:line-height="115.00%" fo:text-align="left" fo:margin-bottom="10.00pt"/>
    </style:style>
    <style:style style:name="P16" style:family="paragraph">
      <style:paragraph-properties fo:line-height="115.00%" fo:text-align="left" fo:margin-bottom="10.00pt"/>
    </style:style>
    <style:style style:name="P17" style:family="paragraph">
      <style:paragraph-properties fo:line-height="115.00%" fo:text-align="left" fo:margin-bottom="10.00pt"/>
    </style:style>
    <style:style style:name="P18" style:family="paragraph">
      <style:paragraph-properties fo:line-height="115.00%" fo:text-align="left" fo:margin-bottom="10.00pt"/>
    </style:style>
    <style:style style:name="P19" style:family="paragraph">
      <style:paragraph-properties fo:line-height="115.00%" fo:text-align="left" fo:margin-bottom="10.00pt"/>
    </style:style>
    <style:style style:name="P20" style:family="paragraph">
      <style:paragraph-properties fo:line-height="115.00%" fo:text-align="left" fo:margin-bottom="10.00pt"/>
    </style:style>
    <style:style style:name="P21" style:family="paragraph">
      <style:paragraph-properties fo:line-height="115.00%" fo:text-align="left" fo:margin-bottom="10.00pt"/>
    </style:style>
    <style:style style:name="P22" style:family="paragraph">
      <style:paragraph-properties fo:line-height="115.00%" fo:text-align="left" fo:margin-bottom="10.00pt"/>
    </style:style>
    <style:style style:name="P23" style:family="paragraph">
      <style:paragraph-properties fo:line-height="115.00%" fo:text-align="left" fo:margin-bottom="10.00pt"/>
    </style:style>
    <style:style style:name="P24" style:family="paragraph">
      <style:paragraph-properties fo:line-height="115.00%" fo:text-align="left" fo:margin-bottom="10.00pt"/>
    </style:style>
    <style:style style:name="P25" style:family="paragraph">
      <style:paragraph-properties fo:line-height="115.00%" fo:text-align="left" fo:margin-bottom="10.00pt"/>
    </style:style>
    <style:style style:name="P26" style:family="paragraph">
      <style:paragraph-properties fo:line-height="115.00%" fo:text-align="left" fo:margin-bottom="10.00pt"/>
    </style:style>
    <style:style style:name="P27" style:family="paragraph">
      <style:paragraph-properties fo:line-height="115.00%" fo:text-align="left" fo:margin-bottom="10.00pt"/>
    </style:style>
    <style:style style:name="P28" style:family="paragraph">
      <style:paragraph-properties fo:line-height="115.00%" fo:text-align="left" fo:margin-bottom="10.00pt"/>
    </style:style>
    <style:style style:name="P29" style:family="paragraph">
      <style:paragraph-properties fo:line-height="115.00%" fo:text-align="left" fo:margin-bottom="10.00pt"/>
    </style:style>
    <style:style style:name="P30" style:family="paragraph">
      <style:paragraph-properties fo:line-height="115.00%" fo:text-align="left" fo:margin-bottom="10.00pt"/>
    </style:style>
    <style:style style:name="P31" style:family="paragraph">
      <style:paragraph-properties fo:line-height="115.00%" fo:text-align="left" fo:margin-bottom="10.00pt"/>
    </style:style>
    <style:style style:name="P32" style:family="paragraph">
      <style:paragraph-properties fo:line-height="115.00%" fo:text-align="left" fo:margin-bottom="10.00pt"/>
    </style:style>
    <style:style style:name="P33" style:family="paragraph">
      <style:paragraph-properties fo:line-height="115.00%" fo:text-align="left" fo:margin-bottom="10.00pt"/>
    </style:style>
    <style:style style:name="P34" style:family="paragraph">
      <style:paragraph-properties fo:line-height="115.00%" fo:text-align="left" fo:margin-bottom="10.00pt"/>
    </style:style>
    <style:style style:name="P35" style:family="paragraph">
      <style:paragraph-properties fo:line-height="115.00%" fo:text-align="left" fo:margin-bottom="10.00pt"/>
    </style:style>
    <style:style style:name="P36" style:family="paragraph">
      <style:paragraph-properties fo:line-height="115.00%" fo:text-align="left" fo:margin-bottom="10.00pt"/>
    </style:style>
    <style:style style:name="P37" style:family="paragraph">
      <style:paragraph-properties fo:line-height="115.00%" fo:text-align="left" fo:margin-bottom="10.00pt"/>
    </style:style>
    <style:style style:name="P38" style:family="paragraph">
      <style:paragraph-properties fo:line-height="115.00%" fo:text-align="left" fo:margin-bottom="10.00pt"/>
    </style:style>
    <style:style style:name="P39" style:family="paragraph">
      <style:paragraph-properties fo:line-height="115.00%" fo:text-align="left" fo:margin-bottom="10.00pt"/>
    </style:style>
    <style:style style:name="P40" style:family="paragraph">
      <style:paragraph-properties fo:line-height="115.00%" fo:text-align="left" fo:margin-bottom="10.00pt"/>
    </style:style>
    <style:style style:name="P41" style:family="paragraph">
      <style:paragraph-properties fo:line-height="115.00%" fo:text-align="left" fo:margin-bottom="10.00pt"/>
    </style:style>
    <style:style style:name="P42" style:family="paragraph">
      <style:paragraph-properties fo:line-height="115.00%" fo:text-align="left" fo:margin-bottom="10.00pt"/>
    </style:style>
    <style:style style:name="P43" style:family="paragraph">
      <style:paragraph-properties fo:line-height="115.00%" fo:text-align="left" fo:margin-bottom="10.00pt"/>
    </style:style>
    <style:style style:name="P44" style:family="paragraph">
      <style:paragraph-properties fo:line-height="115.00%" fo:text-align="left" fo:margin-bottom="10.00pt"/>
    </style:style>
    <style:style style:name="P45" style:family="paragraph">
      <style:paragraph-properties fo:line-height="115.00%" fo:text-align="left" fo:margin-bottom="10.00pt"/>
    </style:style>
    <style:style style:name="P46" style:family="paragraph">
      <style:paragraph-properties fo:line-height="115.00%" fo:text-align="left" fo:margin-bottom="10.00pt"/>
    </style:style>
    <style:style style:name="P47" style:family="paragraph">
      <style:paragraph-properties fo:line-height="115.00%" fo:text-align="left" fo:margin-bottom="10.00pt"/>
    </style:style>
    <style:style style:name="P48" style:family="paragraph">
      <style:paragraph-properties fo:line-height="115.00%" fo:text-align="left" fo:margin-bottom="10.00pt"/>
    </style:style>
    <style:style style:name="P49" style:family="paragraph">
      <style:paragraph-properties fo:line-height="115.00%" fo:text-align="left" fo:margin-bottom="10.00pt"/>
    </style:style>
    <style:style style:name="P50" style:family="paragraph">
      <style:paragraph-properties fo:line-height="115.00%" fo:text-align="left" fo:margin-bottom="10.00pt"/>
    </style:style>
    <style:style style:name="P51" style:family="paragraph">
      <style:paragraph-properties fo:line-height="115.00%" fo:text-align="left" fo:margin-bottom="10.00pt"/>
    </style:style>
    <style:style style:name="P52" style:family="paragraph">
      <style:paragraph-properties fo:line-height="115.00%" fo:text-align="left" fo:margin-bottom="10.00pt"/>
    </style:style>
    <style:style style:name="P53" style:family="paragraph">
      <style:paragraph-properties fo:line-height="115.00%" fo:text-align="left" fo:margin-bottom="10.00pt"/>
    </style:style>
    <style:style style:name="P54" style:family="paragraph">
      <style:paragraph-properties fo:line-height="115.00%" fo:text-align="left" fo:margin-bottom="10.00pt"/>
    </style:style>
    <style:style style:name="P55" style:family="paragraph">
      <style:paragraph-properties fo:line-height="115.00%" fo:text-align="left" fo:margin-bottom="10.00pt"/>
    </style:style>
    <style:style style:name="P56" style:family="paragraph">
      <style:paragraph-properties fo:line-height="115.00%" fo:text-align="left" fo:margin-bottom="10.00pt"/>
    </style:style>
    <style:style style:name="P57" style:family="paragraph">
      <style:paragraph-properties fo:line-height="115.00%" fo:text-align="left" fo:margin-bottom="10.00pt"/>
    </style:style>
    <style:style style:name="P58" style:family="paragraph">
      <style:paragraph-properties fo:line-height="115.00%" fo:text-align="left" fo:margin-bottom="10.00pt"/>
    </style:style>
    <style:style style:name="P59" style:family="paragraph">
      <style:paragraph-properties fo:line-height="115.00%" fo:text-align="left" fo:margin-bottom="10.00pt"/>
    </style:style>
    <style:style style:name="P60" style:family="paragraph">
      <style:paragraph-properties fo:line-height="115.00%" fo:text-align="left" fo:margin-bottom="10.00pt"/>
    </style:style>
    <style:style style:name="P61" style:family="paragraph">
      <style:paragraph-properties fo:line-height="115.00%" fo:text-align="left" fo:margin-bottom="10.00pt"/>
    </style:style>
    <style:style style:name="P62" style:family="paragraph">
      <style:paragraph-properties fo:line-height="115.00%" fo:text-align="left" fo:margin-bottom="10.00pt"/>
    </style:style>
    <style:style style:name="P63" style:family="paragraph">
      <style:paragraph-properties fo:line-height="115.00%" fo:text-align="left" fo:margin-bottom="10.00pt"/>
    </style:style>
    <style:style style:name="P64" style:family="paragraph">
      <style:paragraph-properties fo:line-height="115.00%" fo:text-align="left" fo:margin-bottom="10.00pt"/>
    </style:style>
    <style:style style:name="P65" style:family="paragraph">
      <style:paragraph-properties fo:line-height="115.00%" fo:text-align="left" fo:margin-bottom="10.00pt"/>
    </style:style>
    <style:style style:name="P66" style:family="paragraph">
      <style:paragraph-properties fo:line-height="115.00%" fo:text-align="left" fo:margin-bottom="10.00pt"/>
    </style:style>
    <style:style style:name="P67" style:family="paragraph">
      <style:paragraph-properties fo:line-height="115.00%" fo:text-align="left" fo:margin-bottom="10.00pt"/>
    </style:style>
    <style:style style:name="P68" style:family="paragraph">
      <style:paragraph-properties fo:line-height="115.00%" fo:text-align="left" fo:margin-bottom="10.00pt"/>
    </style:style>
    <style:style style:name="P69" style:family="paragraph">
      <style:paragraph-properties fo:line-height="115.00%" fo:text-align="left" fo:margin-bottom="10.00pt"/>
    </style:style>
    <style:style style:name="P70" style:family="paragraph">
      <style:paragraph-properties fo:line-height="115.00%" fo:text-align="left" fo:margin-bottom="10.00pt"/>
    </style:style>
    <style:style style:name="P71" style:family="paragraph">
      <style:paragraph-properties fo:line-height="115.00%" fo:text-align="left" fo:margin-bottom="10.00pt"/>
    </style:style>
    <style:style style:name="P72" style:family="paragraph">
      <style:paragraph-properties fo:line-height="115.00%" fo:text-align="left" fo:margin-bottom="10.00pt"/>
    </style:style>
    <style:style style:name="P73" style:family="paragraph">
      <style:paragraph-properties fo:line-height="115.00%" fo:text-align="left" fo:margin-bottom="10.00pt"/>
    </style:style>
    <style:style style:name="P74" style:family="paragraph">
      <style:paragraph-properties fo:line-height="115.00%" fo:text-align="left" fo:margin-bottom="10.00pt"/>
    </style:style>
    <style:style style:name="P75" style:family="paragraph">
      <style:paragraph-properties fo:line-height="115.00%" fo:text-align="left" fo:margin-bottom="10.00pt"/>
    </style:style>
    <style:style style:name="P76" style:family="paragraph">
      <style:paragraph-properties fo:line-height="115.00%" fo:text-align="left" fo:margin-bottom="10.00pt"/>
    </style:style>
    <style:style style:name="P77" style:family="paragraph">
      <style:paragraph-properties fo:line-height="115.00%" fo:text-align="left" fo:margin-bottom="10.00pt"/>
    </style:style>
    <style:style style:name="P78" style:family="paragraph">
      <style:paragraph-properties fo:line-height="115.00%" fo:text-align="left" fo:margin-bottom="10.00pt"/>
    </style:style>
    <style:style style:name="P79" style:family="paragraph">
      <style:paragraph-properties fo:line-height="115.00%" fo:text-align="left" fo:margin-bottom="10.00pt"/>
    </style:style>
    <style:style style:name="P80" style:family="paragraph">
      <style:paragraph-properties fo:line-height="115.00%" fo:text-align="left" fo:margin-bottom="10.00pt"/>
    </style:style>
    <style:style style:name="P81" style:family="paragraph">
      <style:paragraph-properties fo:line-height="115.00%" fo:text-align="left" fo:margin-bottom="10.00pt"/>
    </style:style>
    <style:style style:name="P82" style:family="paragraph">
      <style:paragraph-properties fo:line-height="115.00%" fo:text-align="left" fo:margin-bottom="10.00pt"/>
    </style:style>
    <style:style style:name="P83" style:family="paragraph">
      <style:paragraph-properties fo:line-height="115.00%" fo:text-align="left" fo:margin-bottom="10.00pt"/>
    </style:style>
    <style:style style:name="P84" style:family="paragraph">
      <style:paragraph-properties fo:line-height="115.00%" fo:text-align="left" fo:margin-bottom="10.00pt"/>
    </style:style>
    <style:style style:name="P85" style:family="paragraph">
      <style:paragraph-properties fo:line-height="115.00%" fo:text-align="left" fo:margin-bottom="10.00pt"/>
    </style:style>
    <style:style style:name="P86" style:family="paragraph">
      <style:paragraph-properties fo:line-height="115.00%" fo:text-align="left" fo:margin-bottom="10.00pt"/>
    </style:style>
    <style:style style:name="P87" style:family="paragraph">
      <style:paragraph-properties fo:line-height="115.00%" fo:text-align="left" fo:margin-bottom="10.00pt"/>
    </style:style>
    <style:style style:name="P88" style:family="paragraph">
      <style:paragraph-properties fo:line-height="115.00%" fo:text-align="left" fo:margin-bottom="10.00pt"/>
    </style:style>
    <style:style style:name="P89" style:family="paragraph">
      <style:paragraph-properties fo:line-height="115.00%" fo:text-align="left" fo:margin-bottom="10.00pt"/>
    </style:style>
    <style:style style:name="P90" style:family="paragraph">
      <style:paragraph-properties fo:line-height="115.00%" fo:text-align="left" fo:margin-bottom="10.00pt"/>
    </style:style>
    <style:style style:name="P91" style:family="paragraph">
      <style:paragraph-properties fo:line-height="115.00%" fo:text-align="left" fo:margin-bottom="10.00pt"/>
    </style:style>
    <style:style style:name="P92" style:family="paragraph">
      <style:paragraph-properties fo:line-height="115.00%" fo:text-align="left" fo:margin-bottom="10.00pt"/>
    </style:style>
    <style:style style:name="P93" style:family="paragraph">
      <style:paragraph-properties fo:line-height="115.00%" fo:text-align="left" fo:margin-bottom="10.00pt"/>
    </style:style>
    <style:style style:name="P94" style:family="paragraph">
      <style:paragraph-properties fo:line-height="115.00%" fo:text-align="left" fo:margin-bottom="10.00pt"/>
    </style:style>
    <style:style style:name="P95" style:family="paragraph">
      <style:paragraph-properties fo:line-height="115.00%" fo:text-align="left" fo:margin-bottom="10.00pt"/>
    </style:style>
    <style:style style:name="P96" style:family="paragraph">
      <style:paragraph-properties fo:line-height="115.00%" fo:text-align="left" fo:margin-bottom="10.00pt"/>
    </style:style>
    <style:style style:name="P97" style:family="paragraph">
      <style:paragraph-properties fo:line-height="115.00%" fo:text-align="left" fo:margin-bottom="10.00pt"/>
    </style:style>
    <style:style style:name="P98" style:family="paragraph">
      <style:paragraph-properties fo:line-height="115.00%" fo:text-align="left" fo:margin-bottom="10.00pt"/>
    </style:style>
    <style:style style:name="P99" style:family="paragraph">
      <style:paragraph-properties fo:line-height="115.00%" fo:text-align="left" fo:margin-bottom="10.00pt"/>
    </style:style>
    <style:style style:name="P100" style:family="paragraph">
      <style:paragraph-properties fo:line-height="115.00%" fo:text-align="left" fo:margin-bottom="10.00pt"/>
    </style:style>
    <style:style style:name="P101" style:family="paragraph">
      <style:paragraph-properties fo:line-height="115.00%" fo:text-align="left" fo:margin-bottom="10.00pt"/>
    </style:style>
    <style:style style:name="P102" style:family="paragraph">
      <style:paragraph-properties fo:line-height="115.00%" fo:text-align="left" fo:margin-bottom="10.00pt"/>
    </style:style>
    <style:style style:name="P103" style:family="paragraph">
      <style:paragraph-properties fo:line-height="115.00%" fo:text-align="left" fo:margin-bottom="10.00pt"/>
    </style:style>
    <style:style style:name="P104" style:family="paragraph">
      <style:paragraph-properties fo:line-height="115.00%" fo:text-align="left" fo:margin-bottom="10.00pt"/>
    </style:style>
    <style:style style:name="P105" style:family="paragraph">
      <style:paragraph-properties fo:line-height="115.00%" fo:text-align="left" fo:margin-bottom="10.00pt"/>
    </style:style>
    <style:style style:name="P106" style:family="paragraph">
      <style:paragraph-properties fo:line-height="115.00%" fo:text-align="left" fo:margin-bottom="10.00pt"/>
    </style:style>
    <style:style style:name="P107" style:family="paragraph">
      <style:paragraph-properties fo:line-height="115.00%" fo:text-align="left" fo:margin-bottom="10.00pt"/>
    </style:style>
    <style:style style:name="P108" style:family="paragraph">
      <style:paragraph-properties fo:line-height="115.00%" fo:text-align="left" fo:margin-bottom="10.00pt"/>
    </style:style>
    <style:style style:name="P109" style:family="paragraph">
      <style:paragraph-properties fo:line-height="115.00%" fo:text-align="left" fo:margin-bottom="10.00pt"/>
    </style:style>
    <style:style style:name="P110" style:family="paragraph">
      <style:paragraph-properties fo:line-height="115.00%" fo:text-align="left" fo:margin-bottom="10.00pt"/>
    </style:style>
    <style:style style:name="P111" style:family="paragraph">
      <style:paragraph-properties fo:line-height="115.00%" fo:text-align="left" fo:margin-bottom="10.00pt"/>
    </style:style>
    <style:style style:name="P112" style:family="paragraph">
      <style:paragraph-properties fo:line-height="115.00%" fo:text-align="left" fo:margin-bottom="10.00pt"/>
    </style:style>
    <style:style style:name="P113" style:family="paragraph">
      <style:paragraph-properties fo:line-height="115.00%" fo:text-align="left" fo:margin-bottom="10.00pt"/>
    </style:style>
    <style:style style:name="P114" style:family="paragraph">
      <style:paragraph-properties fo:line-height="115.00%" fo:text-align="left" fo:margin-bottom="10.00pt"/>
    </style:style>
    <style:style style:name="P115" style:family="paragraph">
      <style:paragraph-properties fo:line-height="115.00%" fo:text-align="left" fo:margin-bottom="10.00pt"/>
    </style:style>
    <style:style style:name="P116" style:family="paragraph">
      <style:paragraph-properties fo:line-height="115.00%" fo:text-align="left" fo:margin-bottom="10.00pt"/>
    </style:style>
    <style:style style:name="P117" style:family="paragraph">
      <style:paragraph-properties fo:line-height="115.00%" fo:text-align="left" fo:margin-bottom="10.00pt"/>
    </style:style>
    <style:style style:name="P118" style:family="paragraph">
      <style:paragraph-properties fo:line-height="115.00%" fo:text-align="left" fo:margin-bottom="10.00pt"/>
    </style:style>
    <style:style style:name="P119" style:family="paragraph">
      <style:paragraph-properties fo:line-height="115.00%" fo:text-align="left" fo:margin-bottom="10.00pt"/>
    </style:style>
    <style:style style:name="P120" style:family="paragraph">
      <style:paragraph-properties fo:line-height="115.00%" fo:text-align="left" fo:margin-bottom="10.00pt"/>
    </style:style>
    <style:style style:name="P121" style:family="paragraph">
      <style:paragraph-properties fo:line-height="115.00%" fo:text-align="left" fo:margin-bottom="10.00pt"/>
    </style:style>
    <style:style style:name="P122" style:family="paragraph">
      <style:paragraph-properties fo:line-height="115.00%" fo:text-align="left" fo:margin-bottom="10.00pt"/>
    </style:style>
    <style:style style:name="P123" style:family="paragraph">
      <style:paragraph-properties fo:line-height="115.00%" fo:text-align="left" fo:margin-bottom="10.00pt"/>
    </style:style>
    <style:style style:name="P124" style:family="paragraph">
      <style:paragraph-properties fo:line-height="115.00%" fo:text-align="left" fo:margin-bottom="10.00pt"/>
    </style:style>
    <style:style style:name="P125" style:family="paragraph">
      <style:paragraph-properties fo:line-height="115.00%" fo:text-align="left" fo:margin-bottom="10.00pt"/>
    </style:style>
    <style:style style:name="P126" style:family="paragraph">
      <style:paragraph-properties fo:line-height="115.00%" fo:text-align="left" fo:margin-bottom="10.00pt"/>
    </style:style>
    <style:style style:name="P127" style:family="paragraph">
      <style:paragraph-properties fo:line-height="115.00%" fo:text-align="left" fo:margin-bottom="10.00pt"/>
    </style:style>
    <style:style style:name="P128" style:family="paragraph">
      <style:paragraph-properties fo:line-height="115.00%" fo:text-align="left" fo:margin-bottom="10.00pt"/>
    </style:style>
    <style:style style:name="P129" style:family="paragraph">
      <style:paragraph-properties fo:line-height="115.00%" fo:text-align="left" fo:margin-bottom="10.00pt"/>
    </style:style>
    <style:style style:name="P130" style:family="paragraph">
      <style:paragraph-properties fo:line-height="115.00%" fo:text-align="left" fo:margin-bottom="10.00pt"/>
    </style:style>
    <style:style style:name="P131" style:family="paragraph">
      <style:paragraph-properties fo:line-height="115.00%" fo:text-align="left" fo:margin-bottom="10.00pt"/>
    </style:style>
    <style:style style:name="P132" style:family="paragraph">
      <style:paragraph-properties fo:line-height="115.00%" fo:text-align="left" fo:margin-bottom="10.00pt"/>
    </style:style>
    <style:style style:name="P133" style:family="paragraph">
      <style:paragraph-properties fo:line-height="115.00%" fo:text-align="left" fo:margin-bottom="10.00pt"/>
    </style:style>
    <style:style style:name="P134" style:family="paragraph">
      <style:paragraph-properties fo:line-height="115.00%" fo:text-align="left" fo:margin-bottom="10.00pt"/>
    </style:style>
    <style:style style:name="P135" style:family="paragraph">
      <style:paragraph-properties fo:line-height="115.00%" fo:text-align="left" fo:margin-bottom="10.00pt"/>
    </style:style>
    <style:style style:name="P136" style:family="paragraph">
      <style:paragraph-properties fo:line-height="115.00%" fo:text-align="left" fo:margin-bottom="10.00pt"/>
    </style:style>
    <style:style style:name="P137" style:family="paragraph">
      <style:paragraph-properties fo:line-height="115.00%" fo:text-align="left" fo:margin-bottom="10.00pt"/>
    </style:style>
    <style:style style:name="P138" style:family="paragraph">
      <style:paragraph-properties fo:line-height="115.00%" fo:text-align="left" fo:margin-bottom="10.00pt"/>
    </style:style>
    <style:style style:name="P139" style:family="paragraph">
      <style:paragraph-properties fo:line-height="115.00%" fo:text-align="left" fo:margin-bottom="10.00pt"/>
    </style:style>
    <style:style style:name="P140" style:family="paragraph">
      <style:paragraph-properties fo:line-height="115.00%" fo:text-align="left" fo:margin-bottom="10.00pt"/>
    </style:style>
    <style:style style:name="P141" style:family="paragraph">
      <style:paragraph-properties fo:line-height="115.00%" fo:text-align="left" fo:margin-bottom="10.00pt"/>
    </style:style>
    <style:style style:name="P142" style:family="paragraph">
      <style:paragraph-properties fo:line-height="115.00%" fo:text-align="left" fo:margin-bottom="10.00pt"/>
    </style:style>
    <style:style style:name="P143" style:family="paragraph">
      <style:paragraph-properties fo:line-height="115.00%" fo:text-align="left" fo:margin-bottom="10.00pt"/>
    </style:style>
    <style:style style:name="P144" style:family="paragraph">
      <style:paragraph-properties fo:line-height="115.00%" fo:text-align="left" fo:margin-bottom="10.00pt"/>
    </style:style>
    <style:style style:name="P145" style:family="paragraph">
      <style:paragraph-properties fo:line-height="115.00%" fo:text-align="left" fo:margin-bottom="10.00pt"/>
    </style:style>
    <style:style style:name="P146" style:family="paragraph">
      <style:paragraph-properties fo:line-height="115.00%" fo:text-align="left" fo:margin-bottom="10.00pt"/>
    </style:style>
    <style:style style:name="P147" style:family="paragraph">
      <style:paragraph-properties fo:line-height="115.00%" fo:text-align="left" fo:margin-bottom="10.00pt"/>
    </style:style>
    <style:style style:name="P148" style:family="paragraph">
      <style:paragraph-properties fo:line-height="115.00%" fo:text-align="left" fo:margin-bottom="10.00pt"/>
    </style:style>
    <style:style style:name="P149" style:family="paragraph">
      <style:paragraph-properties fo:line-height="115.00%" fo:text-align="left" fo:margin-bottom="10.00pt"/>
    </style:style>
    <style:style style:name="P150" style:family="paragraph">
      <style:paragraph-properties fo:line-height="115.00%" fo:text-align="left" fo:margin-bottom="10.00pt"/>
    </style:style>
    <style:style style:name="P151" style:family="paragraph">
      <style:paragraph-properties fo:line-height="115.00%" fo:text-align="left" fo:margin-bottom="10.00pt"/>
    </style:style>
    <style:style style:name="P152" style:family="paragraph">
      <style:paragraph-properties fo:line-height="115.00%" fo:text-align="left" fo:margin-bottom="10.00pt"/>
    </style:style>
    <style:style style:name="P153" style:family="paragraph">
      <style:paragraph-properties fo:line-height="115.00%" fo:text-align="left" fo:margin-bottom="10.00pt"/>
    </style:style>
    <style:style style:name="P154" style:family="paragraph">
      <style:paragraph-properties fo:line-height="115.00%" fo:text-align="left" fo:margin-bottom="10.00pt"/>
    </style:style>
    <style:style style:name="P155" style:family="paragraph">
      <style:paragraph-properties fo:line-height="115.00%" fo:text-align="left" fo:margin-bottom="10.00pt"/>
    </style:style>
    <style:style style:name="P156" style:family="paragraph">
      <style:paragraph-properties fo:line-height="115.00%" fo:text-align="left" fo:margin-bottom="10.00pt"/>
    </style:style>
    <style:style style:name="P157" style:family="paragraph">
      <style:paragraph-properties fo:line-height="115.00%" fo:text-align="left" fo:margin-bottom="10.00pt"/>
    </style:style>
    <style:style style:name="P158" style:family="paragraph">
      <style:paragraph-properties fo:line-height="115.00%" fo:text-align="left" fo:margin-bottom="10.00pt"/>
    </style:style>
    <style:style style:name="P159" style:family="paragraph">
      <style:paragraph-properties fo:line-height="115.00%" fo:text-align="left" fo:margin-bottom="10.00pt"/>
    </style:style>
    <style:style style:name="P160" style:family="paragraph">
      <style:paragraph-properties fo:line-height="115.00%" fo:text-align="left" fo:margin-bottom="10.00pt"/>
    </style:style>
    <style:style style:name="P161" style:family="paragraph">
      <style:paragraph-properties fo:line-height="115.00%" fo:text-align="left" fo:margin-bottom="10.00pt"/>
    </style:style>
    <style:style style:name="P162" style:family="paragraph">
      <style:paragraph-properties fo:line-height="115.00%" fo:text-align="left" fo:margin-bottom="10.00pt"/>
    </style:style>
    <style:style style:name="P163" style:family="paragraph">
      <style:paragraph-properties fo:line-height="115.00%" fo:text-align="left" fo:margin-bottom="10.00pt"/>
    </style:style>
    <style:style style:name="P164" style:family="paragraph">
      <style:paragraph-properties fo:line-height="115.00%" fo:text-align="left" fo:margin-bottom="10.00pt"/>
    </style:style>
    <style:style style:name="P165" style:family="paragraph">
      <style:paragraph-properties fo:line-height="115.00%" fo:text-align="left" fo:margin-bottom="10.00pt"/>
    </style:style>
    <style:style style:name="P166" style:family="paragraph">
      <style:paragraph-properties fo:line-height="115.00%" fo:text-align="left" fo:margin-bottom="10.00pt"/>
    </style:style>
    <style:style style:name="P167" style:family="paragraph">
      <style:paragraph-properties fo:line-height="115.00%" fo:text-align="left" fo:margin-bottom="10.00pt"/>
    </style:style>
    <style:style style:name="P168" style:family="paragraph">
      <style:paragraph-properties fo:line-height="115.00%" fo:text-align="left" fo:margin-bottom="10.00pt"/>
    </style:style>
    <style:style style:name="P169" style:family="paragraph">
      <style:paragraph-properties fo:line-height="115.00%" fo:text-align="left" fo:margin-bottom="10.00pt"/>
    </style:style>
    <style:style style:name="P170" style:family="paragraph">
      <style:paragraph-properties fo:line-height="115.00%" fo:text-align="left" fo:margin-bottom="10.00pt"/>
    </style:style>
    <style:style style:name="P171" style:family="paragraph">
      <style:paragraph-properties fo:line-height="115.00%" fo:text-align="left" fo:margin-bottom="10.00pt"/>
    </style:style>
    <style:style style:name="P172" style:family="paragraph">
      <style:paragraph-properties fo:line-height="115.00%" fo:text-align="left" fo:margin-bottom="10.00pt"/>
    </style:style>
    <style:style style:name="P173" style:family="paragraph">
      <style:paragraph-properties fo:line-height="115.00%" fo:text-align="left" fo:margin-bottom="10.00pt"/>
    </style:style>
    <style:style style:name="P174" style:family="paragraph">
      <style:paragraph-properties fo:line-height="115.00%" fo:text-align="left" fo:margin-bottom="10.00pt"/>
    </style:style>
    <style:style style:name="P175" style:family="paragraph">
      <style:paragraph-properties fo:line-height="115.00%" fo:text-align="left" fo:margin-bottom="10.00pt"/>
    </style:style>
    <style:style style:name="P176" style:family="paragraph">
      <style:paragraph-properties fo:line-height="115.00%" fo:text-align="left" fo:margin-bottom="10.00pt"/>
    </style:style>
    <style:style style:name="P177" style:family="paragraph">
      <style:paragraph-properties fo:line-height="115.00%" fo:text-align="left" fo:margin-bottom="10.00pt"/>
    </style:style>
    <style:style style:name="P178" style:family="paragraph">
      <style:paragraph-properties fo:line-height="115.00%" fo:text-align="left" fo:margin-bottom="10.00pt"/>
    </style:style>
    <style:style style:name="P179" style:family="paragraph">
      <style:paragraph-properties fo:line-height="115.00%" fo:text-align="left" fo:margin-bottom="10.00pt"/>
    </style:style>
    <style:style style:name="P180" style:family="paragraph">
      <style:paragraph-properties fo:line-height="115.00%" fo:text-align="left" fo:margin-bottom="10.00pt"/>
    </style:style>
    <style:style style:name="P181" style:family="paragraph">
      <style:paragraph-properties fo:line-height="115.00%" fo:text-align="left" fo:margin-bottom="10.00pt"/>
    </style:style>
    <style:style style:name="P182" style:family="paragraph">
      <style:paragraph-properties fo:line-height="115.00%" fo:text-align="left" fo:margin-bottom="10.00pt"/>
    </style:style>
    <style:style style:name="P183" style:family="paragraph">
      <style:paragraph-properties fo:line-height="115.00%" fo:text-align="left" fo:margin-bottom="10.00pt"/>
    </style:style>
    <style:style style:name="P184" style:family="paragraph">
      <style:paragraph-properties fo:line-height="115.00%" fo:text-align="left" fo:margin-bottom="10.00pt"/>
    </style:style>
    <style:style style:name="P185" style:family="paragraph">
      <style:paragraph-properties fo:line-height="115.00%" fo:text-align="left" fo:margin-bottom="10.00pt"/>
    </style:style>
    <style:style style:name="P186" style:family="paragraph">
      <style:paragraph-properties fo:line-height="115.00%" fo:text-align="left" fo:margin-bottom="10.00pt"/>
    </style:style>
    <style:style style:name="P187" style:family="paragraph">
      <style:paragraph-properties fo:line-height="115.00%" fo:text-align="left" fo:margin-bottom="10.00pt"/>
    </style:style>
    <style:style style:name="P188" style:family="paragraph">
      <style:paragraph-properties fo:line-height="115.00%" fo:text-align="left" fo:margin-bottom="10.00pt"/>
    </style:style>
    <style:style style:name="P189" style:family="paragraph">
      <style:paragraph-properties fo:line-height="115.00%" fo:text-align="left" fo:margin-bottom="10.00pt"/>
    </style:style>
    <style:style style:name="P190" style:family="paragraph">
      <style:paragraph-properties fo:line-height="115.00%" fo:text-align="left" fo:margin-bottom="10.00pt"/>
    </style:style>
    <style:style style:name="P191" style:family="paragraph">
      <style:paragraph-properties fo:line-height="115.00%" fo:text-align="left" fo:margin-bottom="10.00pt"/>
    </style:style>
    <style:style style:name="P192" style:family="paragraph">
      <style:paragraph-properties fo:line-height="115.00%" fo:text-align="left" fo:margin-bottom="10.00pt"/>
    </style:style>
    <style:style style:name="P193" style:family="paragraph">
      <style:paragraph-properties fo:line-height="115.00%" fo:text-align="left" fo:margin-bottom="10.00pt"/>
    </style:style>
    <style:style style:name="P194" style:family="paragraph">
      <style:paragraph-properties fo:line-height="115.00%" fo:text-align="left" fo:margin-bottom="10.00pt"/>
    </style:style>
    <style:style style:name="P195" style:family="paragraph">
      <style:paragraph-properties fo:line-height="115.00%" fo:text-align="left" fo:margin-bottom="10.00pt"/>
    </style:style>
    <style:style style:name="P196" style:family="paragraph">
      <style:paragraph-properties fo:line-height="115.00%" fo:text-align="left" fo:margin-bottom="10.00pt"/>
    </style:style>
    <style:style style:name="P197" style:family="paragraph">
      <style:paragraph-properties fo:line-height="115.00%" fo:text-align="left" fo:margin-bottom="10.00pt"/>
    </style:style>
    <style:style style:name="P198" style:family="paragraph">
      <style:paragraph-properties fo:line-height="115.00%" fo:text-align="left" fo:margin-bottom="10.00pt"/>
    </style:style>
    <style:style style:name="P199" style:family="paragraph">
      <style:paragraph-properties fo:line-height="115.00%" fo:text-align="left" fo:margin-bottom="10.00pt"/>
    </style:style>
    <style:style style:name="P200" style:family="paragraph">
      <style:paragraph-properties fo:line-height="115.00%" fo:text-align="left" fo:margin-bottom="10.00pt"/>
    </style:style>
    <style:style style:name="P201" style:family="paragraph">
      <style:paragraph-properties fo:line-height="115.00%" fo:text-align="left" fo:margin-bottom="10.00pt"/>
    </style:style>
    <style:style style:name="P202" style:family="paragraph">
      <style:paragraph-properties fo:line-height="115.00%" fo:text-align="left" fo:margin-bottom="10.00pt"/>
    </style:style>
    <style:style style:name="P203" style:family="paragraph">
      <style:paragraph-properties fo:line-height="115.00%" fo:text-align="left" fo:margin-bottom="10.00pt"/>
    </style:style>
    <style:style style:name="P204" style:family="paragraph">
      <style:paragraph-properties fo:line-height="115.00%" fo:text-align="left" fo:margin-bottom="10.00pt"/>
    </style:style>
    <style:style style:name="P205" style:family="paragraph">
      <style:paragraph-properties fo:line-height="115.00%" fo:text-align="left" fo:margin-bottom="10.00pt"/>
    </style:style>
    <style:style style:name="P206" style:family="paragraph">
      <style:paragraph-properties fo:line-height="115.00%" fo:text-align="left" fo:margin-bottom="10.00pt"/>
    </style:style>
    <style:style style:name="P207" style:family="paragraph">
      <style:paragraph-properties fo:line-height="115.00%" fo:text-align="left" fo:margin-bottom="10.00pt"/>
    </style:style>
    <style:style style:name="P208" style:family="paragraph">
      <style:paragraph-properties fo:line-height="115.00%" fo:text-align="left" fo:margin-bottom="10.00pt"/>
    </style:style>
    <style:style style:name="P209" style:family="paragraph">
      <style:paragraph-properties fo:line-height="115.00%" fo:text-align="left" fo:margin-bottom="10.00pt"/>
    </style:style>
    <style:style style:name="P210" style:family="paragraph">
      <style:paragraph-properties fo:line-height="115.00%" fo:text-align="left" fo:margin-bottom="10.00pt"/>
    </style:style>
    <style:style style:name="P211" style:family="paragraph">
      <style:paragraph-properties fo:line-height="115.00%" fo:text-align="left" fo:margin-bottom="10.00pt"/>
    </style:style>
    <style:style style:name="P212" style:family="paragraph">
      <style:paragraph-properties fo:line-height="115.00%" fo:text-align="left" fo:margin-bottom="10.00pt"/>
    </style:style>
    <style:style style:name="P213" style:family="paragraph">
      <style:paragraph-properties fo:line-height="115.00%" fo:text-align="left" fo:margin-bottom="10.00pt"/>
    </style:style>
    <style:style style:name="P214" style:family="paragraph">
      <style:paragraph-properties fo:line-height="115.00%" fo:text-align="left" fo:margin-bottom="10.00pt"/>
    </style:style>
    <style:style style:name="P215" style:family="paragraph">
      <style:paragraph-properties fo:line-height="115.00%" fo:text-align="left" fo:margin-bottom="10.00pt"/>
    </style:style>
    <style:style style:name="P216" style:family="paragraph">
      <style:paragraph-properties fo:line-height="115.00%" fo:text-align="left" fo:margin-bottom="10.00pt"/>
    </style:style>
    <style:style style:name="P217" style:family="paragraph">
      <style:paragraph-properties fo:line-height="115.00%" fo:text-align="left" fo:margin-bottom="10.00pt"/>
    </style:style>
    <style:style style:name="P218" style:family="paragraph">
      <style:paragraph-properties fo:line-height="115.00%" fo:text-align="left" fo:margin-bottom="10.00pt"/>
    </style:style>
    <style:style style:name="P219" style:family="paragraph">
      <style:paragraph-properties fo:line-height="115.00%" fo:text-align="left" fo:margin-bottom="10.00pt"/>
    </style:style>
    <style:style style:name="P220" style:family="paragraph">
      <style:paragraph-properties fo:line-height="115.00%" fo:text-align="left" fo:margin-bottom="10.00pt"/>
    </style:style>
    <style:style style:name="P221" style:family="paragraph">
      <style:paragraph-properties fo:line-height="115.00%" fo:text-align="left" fo:margin-bottom="10.00pt"/>
    </style:style>
    <style:style style:name="P222" style:family="paragraph">
      <style:paragraph-properties fo:line-height="115.00%" fo:text-align="left" fo:margin-bottom="10.00pt"/>
    </style:style>
    <style:style style:name="P223" style:family="paragraph">
      <style:paragraph-properties fo:line-height="115.00%" fo:text-align="left" fo:margin-bottom="10.00pt"/>
    </style:style>
    <style:style style:name="P224" style:family="paragraph">
      <style:paragraph-properties fo:line-height="115.00%" fo:text-align="left" fo:margin-bottom="10.00pt"/>
    </style:style>
    <style:style style:name="P225" style:family="paragraph">
      <style:paragraph-properties fo:line-height="115.00%" fo:text-align="left" fo:margin-bottom="10.00pt"/>
    </style:style>
    <style:style style:name="P226" style:family="paragraph">
      <style:paragraph-properties fo:line-height="115.00%" fo:text-align="left" fo:margin-bottom="10.00pt"/>
    </style:style>
    <style:style style:name="P227" style:family="paragraph">
      <style:paragraph-properties fo:line-height="115.00%" fo:text-align="left" fo:margin-bottom="10.00pt"/>
    </style:style>
    <style:style style:name="P228" style:family="paragraph">
      <style:paragraph-properties fo:line-height="115.00%" fo:text-align="left" fo:margin-bottom="10.00pt"/>
    </style:style>
    <style:style style:name="P229" style:family="paragraph">
      <style:paragraph-properties fo:line-height="115.00%" fo:text-align="left" fo:margin-bottom="10.00pt"/>
    </style:style>
    <style:style style:name="P230" style:family="paragraph">
      <style:paragraph-properties fo:line-height="115.00%" fo:text-align="left" fo:margin-bottom="10.00pt"/>
    </style:style>
    <style:style style:name="P231" style:family="paragraph">
      <style:paragraph-properties fo:line-height="115.00%" fo:text-align="left" fo:margin-bottom="10.00pt"/>
    </style:style>
    <style:style style:name="P232" style:family="paragraph">
      <style:paragraph-properties fo:line-height="115.00%" fo:text-align="left" fo:margin-bottom="10.00pt"/>
    </style:style>
    <style:style style:name="P233" style:family="paragraph">
      <style:paragraph-properties fo:line-height="115.00%" fo:text-align="left" fo:margin-bottom="10.00pt"/>
    </style:style>
    <style:style style:name="P234" style:family="paragraph">
      <style:paragraph-properties fo:line-height="115.00%" fo:text-align="left" fo:margin-bottom="10.00pt"/>
    </style:style>
    <style:style style:name="P235" style:family="paragraph">
      <style:paragraph-properties fo:line-height="115.00%" fo:text-align="left" fo:margin-bottom="10.00pt"/>
    </style:style>
    <style:style style:name="P236" style:family="paragraph">
      <style:paragraph-properties fo:line-height="115.00%" fo:text-align="left" fo:margin-bottom="10.00pt"/>
    </style:style>
    <style:style style:name="P237" style:family="paragraph">
      <style:paragraph-properties fo:line-height="115.00%" fo:text-align="left" fo:margin-bottom="10.00pt"/>
    </style:style>
    <style:style style:name="P238" style:family="paragraph">
      <style:paragraph-properties fo:line-height="115.00%" fo:text-align="left" fo:margin-bottom="10.00pt"/>
    </style:style>
    <style:style style:name="P239" style:family="paragraph">
      <style:paragraph-properties fo:line-height="115.00%" fo:text-align="left" fo:margin-bottom="10.00pt"/>
    </style:style>
    <style:style style:name="P240" style:family="paragraph">
      <style:paragraph-properties fo:line-height="115.00%" fo:text-align="left" fo:margin-bottom="10.00pt"/>
    </style:style>
    <style:style style:name="P241" style:family="paragraph">
      <style:paragraph-properties fo:line-height="115.00%" fo:text-align="left" fo:margin-bottom="10.00pt"/>
    </style:style>
    <style:style style:name="P242" style:family="paragraph">
      <style:paragraph-properties fo:line-height="115.00%" fo:text-align="left" fo:margin-bottom="10.00pt"/>
    </style:style>
    <style:style style:name="P243" style:family="paragraph">
      <style:paragraph-properties fo:line-height="115.00%" fo:text-align="left" fo:margin-bottom="10.00pt"/>
    </style:style>
    <style:style style:name="P244" style:family="paragraph">
      <style:paragraph-properties fo:line-height="115.00%" fo:text-align="left" fo:margin-bottom="10.00pt"/>
    </style:style>
    <style:style style:name="P245" style:family="paragraph">
      <style:paragraph-properties fo:line-height="115.00%" fo:text-align="left" fo:margin-bottom="10.00pt"/>
    </style:style>
    <style:style style:name="P246" style:family="paragraph">
      <style:paragraph-properties fo:line-height="115.00%" fo:text-align="left" fo:margin-bottom="10.00pt"/>
    </style:style>
    <style:style style:name="P247" style:family="paragraph">
      <style:paragraph-properties fo:line-height="115.00%" fo:text-align="left" fo:margin-bottom="10.00pt"/>
    </style:style>
    <style:style style:name="P248" style:family="paragraph">
      <style:paragraph-properties fo:line-height="115.00%" fo:text-align="left" fo:margin-bottom="10.00pt"/>
    </style:style>
    <style:style style:name="P249" style:family="paragraph">
      <style:paragraph-properties fo:line-height="115.00%" fo:text-align="left" fo:margin-bottom="10.00pt"/>
    </style:style>
    <style:style style:name="P250" style:family="paragraph">
      <style:paragraph-properties fo:line-height="115.00%" fo:text-align="left" fo:margin-bottom="10.00pt"/>
    </style:style>
    <style:style style:name="P251" style:family="paragraph">
      <style:paragraph-properties fo:line-height="115.00%" fo:text-align="left" fo:margin-bottom="10.00pt"/>
    </style:style>
    <style:style style:name="P252" style:family="paragraph">
      <style:paragraph-properties fo:line-height="115.00%" fo:text-align="left" fo:margin-bottom="10.00pt"/>
    </style:style>
    <style:style style:name="P253" style:family="paragraph">
      <style:paragraph-properties fo:line-height="115.00%" fo:text-align="left" fo:margin-bottom="10.00pt"/>
    </style:style>
    <style:style style:name="P254" style:family="paragraph">
      <style:paragraph-properties fo:line-height="115.00%" fo:text-align="left" fo:margin-bottom="10.00pt"/>
    </style:style>
    <style:style style:name="P255" style:family="paragraph">
      <style:paragraph-properties fo:line-height="115.00%" fo:text-align="left" fo:margin-bottom="10.00pt"/>
    </style:style>
    <style:style style:name="P256" style:family="paragraph">
      <style:paragraph-properties fo:line-height="115.00%" fo:text-align="left" fo:margin-bottom="10.00pt"/>
    </style:style>
    <style:style style:name="P257" style:family="paragraph">
      <style:paragraph-properties fo:line-height="115.00%" fo:text-align="left" fo:margin-bottom="10.00pt"/>
    </style:style>
    <style:style style:name="P258" style:family="paragraph">
      <style:paragraph-properties fo:line-height="115.00%" fo:text-align="left" fo:margin-bottom="10.00pt"/>
    </style:style>
    <style:style style:name="P259" style:family="paragraph">
      <style:paragraph-properties fo:line-height="115.00%" fo:text-align="left" fo:margin-bottom="10.00pt"/>
    </style:style>
    <style:style style:name="P260" style:family="paragraph">
      <style:paragraph-properties fo:line-height="115.00%" fo:text-align="left" fo:margin-bottom="10.00pt"/>
    </style:style>
    <style:style style:name="P261" style:family="paragraph">
      <style:paragraph-properties fo:line-height="115.00%" fo:text-align="left" fo:margin-bottom="10.00pt"/>
    </style:style>
    <style:style style:name="P262" style:family="paragraph">
      <style:paragraph-properties fo:line-height="115.00%" fo:text-align="left" fo:margin-bottom="10.00pt"/>
    </style:style>
    <style:style style:name="P263" style:family="paragraph">
      <style:paragraph-properties fo:line-height="115.00%" fo:text-align="left" fo:margin-bottom="10.00pt"/>
    </style:style>
    <style:style style:name="P264" style:family="paragraph">
      <style:paragraph-properties fo:line-height="115.00%" fo:text-align="left" fo:margin-bottom="10.00pt"/>
    </style:style>
    <style:style style:name="P265" style:family="paragraph">
      <style:paragraph-properties fo:line-height="115.00%" fo:text-align="left" fo:margin-bottom="10.00pt"/>
    </style:style>
    <style:style style:name="P266" style:family="paragraph">
      <style:paragraph-properties fo:line-height="115.00%" fo:text-align="left" fo:margin-bottom="10.00pt"/>
    </style:style>
    <style:style style:name="P267" style:family="paragraph">
      <style:paragraph-properties fo:line-height="115.00%" fo:text-align="left" fo:margin-bottom="10.00pt"/>
    </style:style>
    <style:style style:name="P268" style:family="paragraph">
      <style:paragraph-properties fo:line-height="115.00%" fo:text-align="left" fo:margin-bottom="10.00pt"/>
    </style:style>
    <style:style style:name="P269" style:family="paragraph">
      <style:paragraph-properties fo:line-height="115.00%" fo:text-align="left" fo:margin-bottom="10.00pt"/>
    </style:style>
    <style:style style:name="P270" style:family="paragraph">
      <style:paragraph-properties fo:line-height="115.00%" fo:text-align="left" fo:margin-bottom="10.00pt"/>
    </style:style>
    <style:style style:name="P271" style:family="paragraph">
      <style:paragraph-properties fo:line-height="115.00%" fo:text-align="left" fo:margin-bottom="10.00pt"/>
    </style:style>
    <style:style style:name="P272" style:family="paragraph">
      <style:paragraph-properties fo:line-height="115.00%" fo:text-align="left" fo:margin-bottom="10.00pt"/>
    </style:style>
    <style:style style:name="P273" style:family="paragraph">
      <style:paragraph-properties fo:line-height="115.00%" fo:text-align="left" fo:margin-bottom="10.00pt"/>
    </style:style>
    <style:style style:name="P274" style:family="paragraph">
      <style:paragraph-properties fo:line-height="115.00%" fo:text-align="left" fo:margin-bottom="10.00pt"/>
    </style:style>
    <style:style style:name="P275" style:family="paragraph">
      <style:paragraph-properties fo:line-height="115.00%" fo:text-align="left" fo:margin-bottom="10.00pt"/>
    </style:style>
    <style:style style:name="P276" style:family="paragraph">
      <style:paragraph-properties fo:line-height="115.00%" fo:text-align="left" fo:margin-bottom="10.00pt"/>
    </style:style>
    <style:style style:name="P277" style:family="paragraph">
      <style:paragraph-properties fo:line-height="115.00%" fo:text-align="left" fo:margin-bottom="10.00pt"/>
    </style:style>
    <style:style style:name="P278" style:family="paragraph">
      <style:paragraph-properties fo:line-height="115.00%" fo:text-align="left" fo:margin-bottom="10.00pt"/>
    </style:style>
    <style:style style:name="P279" style:family="paragraph">
      <style:paragraph-properties fo:line-height="115.00%" fo:text-align="left" fo:margin-bottom="10.00pt"/>
    </style:style>
    <style:style style:name="P280" style:family="paragraph">
      <style:paragraph-properties fo:line-height="115.00%" fo:text-align="left" fo:margin-bottom="10.00pt"/>
    </style:style>
    <style:style style:name="P281" style:family="paragraph">
      <style:paragraph-properties fo:line-height="115.00%" fo:text-align="left" fo:margin-bottom="10.00pt"/>
    </style:style>
    <style:style style:name="P282" style:family="paragraph">
      <style:paragraph-properties fo:line-height="115.00%" fo:text-align="left" fo:margin-bottom="10.00pt"/>
    </style:style>
    <style:style style:name="P283" style:family="paragraph">
      <style:paragraph-properties fo:line-height="115.00%" fo:text-align="left" fo:margin-bottom="10.00pt"/>
    </style:style>
    <style:style style:name="P284" style:family="paragraph">
      <style:paragraph-properties fo:line-height="115.00%" fo:text-align="left" fo:margin-bottom="10.00pt"/>
    </style:style>
    <style:style style:name="P285" style:family="paragraph">
      <style:paragraph-properties fo:line-height="115.00%" fo:text-align="left" fo:margin-bottom="10.00pt"/>
    </style:style>
    <style:style style:name="P286" style:family="paragraph">
      <style:paragraph-properties fo:line-height="115.00%" fo:text-align="left" fo:margin-bottom="10.00pt"/>
    </style:style>
    <style:style style:name="P287" style:family="paragraph">
      <style:paragraph-properties fo:line-height="115.00%" fo:text-align="left" fo:margin-bottom="10.00pt"/>
    </style:style>
    <style:style style:name="P288" style:family="paragraph">
      <style:paragraph-properties fo:line-height="115.00%" fo:text-align="left" fo:margin-bottom="10.00pt"/>
    </style:style>
    <style:style style:name="P289" style:family="paragraph">
      <style:paragraph-properties fo:line-height="115.00%" fo:text-align="left" fo:margin-bottom="10.00pt"/>
    </style:style>
    <style:style style:name="P290" style:family="paragraph">
      <style:paragraph-properties fo:line-height="115.00%" fo:text-align="left" fo:margin-bottom="10.00pt"/>
    </style:style>
    <style:style style:name="P291" style:family="paragraph">
      <style:paragraph-properties fo:line-height="115.00%" fo:text-align="left" fo:margin-bottom="10.00pt"/>
    </style:style>
    <style:style style:name="P292" style:family="paragraph">
      <style:paragraph-properties fo:line-height="115.00%" fo:text-align="left" fo:margin-bottom="10.00pt"/>
    </style:style>
    <style:style style:name="P293" style:family="paragraph">
      <style:paragraph-properties fo:line-height="115.00%" fo:text-align="left" fo:margin-bottom="10.00pt"/>
    </style:style>
    <style:style style:name="P294" style:family="paragraph">
      <style:paragraph-properties fo:line-height="115.00%" fo:text-align="left" fo:margin-bottom="10.00pt"/>
    </style:style>
    <style:style style:name="P295" style:family="paragraph">
      <style:paragraph-properties fo:line-height="115.00%" fo:text-align="left" fo:margin-bottom="10.00pt"/>
    </style:style>
    <style:style style:name="P296" style:family="paragraph">
      <style:paragraph-properties fo:line-height="115.00%" fo:text-align="left" fo:margin-bottom="10.00pt"/>
    </style:style>
    <style:style style:name="P297" style:family="paragraph">
      <style:paragraph-properties fo:line-height="115.00%" fo:text-align="left" fo:margin-bottom="10.00pt"/>
    </style:style>
    <style:style style:name="P298" style:family="paragraph">
      <style:paragraph-properties fo:line-height="115.00%" fo:text-align="left" fo:margin-bottom="10.00pt"/>
    </style:style>
    <style:style style:name="P299" style:family="paragraph">
      <style:paragraph-properties fo:line-height="115.00%" fo:text-align="left" fo:margin-bottom="10.00pt"/>
    </style:style>
    <style:style style:name="P300" style:family="paragraph">
      <style:paragraph-properties fo:line-height="115.00%" fo:text-align="left" fo:margin-bottom="10.00pt"/>
    </style:style>
    <style:style style:name="P301" style:family="paragraph">
      <style:paragraph-properties fo:line-height="115.00%" fo:text-align="left" fo:margin-bottom="10.00pt"/>
    </style:style>
    <style:style style:name="P302" style:family="paragraph">
      <style:paragraph-properties fo:line-height="115.00%" fo:text-align="left" fo:margin-bottom="10.00pt"/>
    </style:style>
    <style:style style:name="P303" style:family="paragraph">
      <style:paragraph-properties fo:line-height="115.00%" fo:text-align="left" fo:margin-bottom="10.00pt"/>
    </style:style>
    <style:style style:name="P304" style:family="paragraph">
      <style:paragraph-properties fo:line-height="115.00%" fo:text-align="left" fo:margin-bottom="10.00pt"/>
    </style:style>
    <style:style style:name="P305" style:family="paragraph">
      <style:paragraph-properties fo:line-height="115.00%" fo:text-align="left" fo:margin-bottom="10.00pt"/>
    </style:style>
    <style:style style:name="P306" style:family="paragraph">
      <style:paragraph-properties fo:line-height="115.00%" fo:text-align="left" fo:margin-bottom="10.00pt"/>
    </style:style>
    <style:style style:name="P307" style:family="paragraph">
      <style:paragraph-properties fo:line-height="115.00%" fo:text-align="left" fo:margin-bottom="10.00pt"/>
    </style:style>
  </office:automatic-styles>
  <office:body>
    <office:text>
      <text:p text:style-name="P1"><text:span text:style-name="T1"><text:s text:c="50"/>Thread</text:span></text:p>
      <text:p text:style-name="P1"><text:span text:style-name="T1">Difference between Thread and Runnable interface in Java</text:span></text:p>
      <text:p text:style-name="P1"><text:span text:style-name="T2">1) Java doesn't support multiple inheritance, which means you can only extend one class in Java so once you extended Thread class you lost your chance and can not extend or inherit another class in Java.</text:span></text:p>
      <text:p text:style-name="P1"><text:span text:style-name="T2">2) In Object oriented programming extending a class generally means adding new functionality, modifying or improving behaviors. If we are not making any modification on Thread than use Runnable interface instead.</text:span></text:p>
      <text:p text:style-name="P1"><text:span text:style-name="T2">3) Runnable interface represent a Task which can be executed by either plain Thread or Executors or any other means. so logical separation of Task as Runnable than Thread is good design decision.</text:span></text:p>
      <text:p text:style-name="P1"><text:span text:style-name="T2">4) Separating task as Runnable means we can reuse the task and also has liberty to execute it from different means. since you can not restart a Thread once it completes. again Runnable vs Thread for task, Runnable is winner.</text:span></text:p>
      <text:p text:style-name="P1"><text:span text:style-name="T2">5) Java designer recognizes this and that's why Executors accept Runnable as Task and they have worker thread which executes those task.</text:span></text:p>
      <text:p text:style-name="P1"><text:span text:style-name="T2">6) Inheriting all Thread methods are additional overhead just for representing a Task which can can be done easily with Runnable.</text:span></text:p>
      <text:p text:style-name="P2"><text:span text:style-name="T3"/></text:p>
      <text:p text:style-name="P3"><text:span text:style-name="T4">Callable vs Runnable interface</text:span></text:p>
      <text:p text:style-name="P3"><text:span text:style-name="T5">Difference between Runnable and Callable in JavaAs I explained major differences between Callable and Runnable interface in last section. Sometime this question is also asked as difference between call() and run()<text:s text:c="2"/>method in Java. All the points discussed here is equally related to that question as well.<text:s text:c="2"/>Let's see them in point format for better understanding :</text:span></text:p>
      <text:p text:style-name="P3"><text:span text:style-name="T5">1) Runnable interface is older than Callable, there from JDK 1.0, while Callable is added on Java 5.0.</text:span></text:p>
      <text:p text:style-name="P3"><text:span text:style-name="T5">2) Runnable interface has run() method to define task while Callable interface uses call() method for task definition.</text:span></text:p>
      <text:p text:style-name="P3"><text:span text:style-name="T5">3) run() method does not return any value, it's return type is void while call method returns value. Callable interface is a generic parameterized interface and Type of value is provided, when instance of Callable implementation is created.</text:span></text:p>
      <text:p text:style-name="P3"><text:span text:style-name="T5">4) Another difference on run and call method is that run method can not throw checked exception, while call method can throw checked exception in Java.</text:span></text:p>
      <text:p text:style-name="P3"><text:span text:style-name="T5">That's all on Difference between Callable and Runnable interface in Java or difference between call() and run() method. Both are very useful interface from core Java and good understanding of where to use Runnable and Callable is must for any good Java developer. In next article we will see example of Callable interface along with FutureTask to learn How to use Callable interface in Java.</text:span></text:p>
      <text:p text:style-name="P3"><text:span text:style-name="T5">Important point related to volatile keyword in Java</text:span></text:p>
      <text:p text:style-name="P3"><text:span text:style-name="T5">Since volatile keyword is used to make any variable volatile in Java environment, its good to know more about What is volatile keyword, what is its limitation and How to use volatile keyword in Java.</text:span></text:p>
      <text:p text:style-name="P3"><text:span text:style-name="T6">What is volatile variable in Java and when to use it</text:span></text:p>
      <text:p text:style-name="P3"><text:span text:style-name="T7">1) Volatile keyword can only be applied to variable, it can not be applied to class or method. using volatile keyword along with class and method is compiler error.</text:span></text:p>
      <text:p text:style-name="P3"><text:span text:style-name="T7">2) volatile is also refereed as modifier in Java.</text:span></text:p>
      <text:p text:style-name="P3"><text:span text:style-name="T8">When to use Volatile variable in Java</text:span></text:p>
      <text:p text:style-name="P3"><text:span text:style-name="T9">This is the most important thing to learn while learning about volatile variable in Java. When to use volatile variable in Java is also a famous multi-threading interview question in Java. here are some of the scenario where you can use volatile variable in Java :</text:span></text:p>
      <text:p text:style-name="P3"><text:span text:style-name="T9">1) Any variable which is shared between multiple threads should be made variable, in order to ensure that all thread must see latest value of volatile variable.</text:span></text:p>
      <text:p text:style-name="P3"><text:span text:style-name="T9">2) A signal to compiler and JIT to ensure that compiler does not change ordering or volatile variable and moves them out of synchronized context.</text:span></text:p>
      <text:p text:style-name="P3"><text:span text:style-name="T9">3) You want to save cost of synchronization as volatile variables are less expensive than synchronization.</text:span></text:p>
      <text:p text:style-name="P3"><text:span text:style-name="T9">That's all on What is volatile variable in Java, When to use volatile variable in Java. volatile variable is an important concept to understand and use. Its also very important in terms of<text:s text:c="2"/>Java interview point of view.</text:span></text:p>
      <text:p text:style-name="P4"><text:span text:style-name="T10"/></text:p>
      <text:p text:style-name="P5"><text:span text:style-name="T11">Why wait (), notify () and notifyAll () must be called from synchronized block or method in Java</text:span></text:p>
      <text:p text:style-name="P5"><text:span text:style-name="T12">Why wait(), notify() and notifyAll() method must be called from synchronized block or method in JavaMost of Java developer knows that wait() ,notify() and notifyAll() method of object class must have to be called inside synchronized method or synchronized block in Java but how many times we thought why ? Recently this questions was asked to in Java interview to one of my friend, he pondered for a moment and replied that if we don't call wait () or notify () method from synchronized context we will receive IllegalMonitorStateException in java. He was right in terms of behavior of language but as per him interviewer was not completely satisfied with the answer and wanted to explain more about it. After the interview he discussed the same questions with me and I thought he might have told about race condition between wait () and notify () in Java that could exists if we don't call them inside synchronized method or block. Let’s see how it could happen:</text:span></text:p>
      <text:p text:style-name="P5"><text:span text:style-name="T12">We use wait () and notify () or notifyAll () method mostly for inter-thread communication. One thread is waiting after checking a condition e.g. In Producer Consumer example Producer Thread is waiting if buffer is full and Consumer thread notify Producer thread after he creates a space in buffer by consuming an element. calling notify() or notifyAll() issues a notification to a single or multiple thread that a condition has changed and once notification thread leaves synchronized block , all the threads which are waiting fight for object lock on which they are waiting and lucky thread returns from wait() method after reacquiring the lock and proceed further. Let’s divide this whole operation in steps to see a possibility of race condition between wait () and notify () method in Java, we will use Produce Consumer thread example to understand the scenario better:</text:span></text:p>
      <text:p text:style-name="P5"><text:span text:style-name="T12"><text:s text:c="3"/>1. The Producer thread tests the condition (buffer is full or not) and confirms that it must wait (after finding buffer is full).</text:span></text:p>
      <text:p text:style-name="P5"><text:span text:style-name="T12"><text:s text:c="3"/>2. The Consumer thread sets the condition after consuming an element from buffer.</text:span></text:p>
      <text:p text:style-name="P5"><text:span text:style-name="T12"><text:s text:c="3"/>3. The Consumer thread calls the notify () method; this goes unheard since the Producer thread is not yet waiting.</text:span></text:p>
      <text:p text:style-name="P5"><text:span text:style-name="T12"><text:s text:c="3"/>4. The Producer thread calls the wait () method and goes into waiting state.</text:span></text:p>
      <text:p text:style-name="P5"><text:span text:style-name="T12">So due to race condition here we potential lost a notification and if we use buffer or just one element Produce thread will be waiting forever and your program will hang.</text:span></text:p>
      <text:p text:style-name="P5"><text:span text:style-name="T12">Now let's think how does this potential race condition get resolved? This race condition is resolved by using synchronized keyword and locking provided by java. In order to call the wait (), notify () or notifyAll () methods in Java, we must have obtained the lock for the object on which we're calling the method. Since the wait () method in Java also releases the lock prior to waiting and reacquires the lock prior to returning from the wait () method, we must use this lock to ensure that checking the condition (buffer is full or not) and setting the condition (taking element from buffer) is atomic which can be achieved by using synchronized method or block in Java.</text:span></text:p>
      <text:p text:style-name="P5"><text:span text:style-name="T12"><text:s/></text:span><text:span text:style-name="T13">What is ClassLoader in Java?</text:span></text:p>
      <text:p text:style-name="P5"><text:span text:style-name="T14">Answer : This was one of advanced question few years ago, but in span of two to three years, this has become very common. When a Java program is converted into .class file by Java compiler<text:s text:c="2"/>which is collection of byte code<text:s text:c="2"/>class loader is responsible to load that class file from file system,network or any other location. This class loader is nothing but also a class from which location they are loading the class according to that class loaders are three types :</text:span></text:p>
      <text:p text:style-name="P5"><text:span text:style-name="T14"><text:s text:c="2"/>1.Bootstrap</text:span></text:p>
      <text:p text:style-name="P5"><text:span text:style-name="T14"><text:s text:c="2"/>2.Extension</text:span></text:p>
      <text:p text:style-name="P5"><text:span text:style-name="T14"><text:s text:c="2"/>3.System class loader .</text:span></text:p>
      <text:p text:style-name="P6"><text:span text:style-name="T15"/></text:p>
      <text:p text:style-name="P7"><text:span text:style-name="T16">Java class loaders are used to load classes at runtime. ClassLoader in Java works on three principle: delegation, visibility and uniqueness. Delegation principle forward request of class loading to parent class loader and only loads the class, if parent is not able to find or load class. Visibility principle allows child class loader to see all the classes loaded by parent ClassLoader, but parent class loader can not see classes loaded by child. Uniqueness principle allows to load a class exactly once, which is basically achieved by delegation and ensures that child ClassLoader doesn't reload the class already loaded by parent. Correct understanding of class loader is must to resolve issues like NoClassDefFoundError in Java and java.lang.ClassNotFoundException, which are related to class loading. ClassLoader is also an important topic in advanced Java Interviews, where good knowledge of working of Java ClassLoader and How classpath works in Java<text:s text:c="2"/>is expected from Java programmer. I have always seen questions like, Can one class be loaded by two different ClassLoader in Java on various Java Interviews.<text:s text:c="2"/>In this Java programming tutorial, we will learn what is ClassLoader in Java, How ClassLoader works in Java and some specifics about Java ClassLoader.</text:span></text:p>
      <text:p text:style-name="P8"><text:span text:style-name="T17"/></text:p>
      <text:p text:style-name="P8"><text:span text:style-name="T17"/></text:p>
      <text:p text:style-name="P9"><text:span text:style-name="T18">What is ClassLoader in Java</text:span></text:p>
      <text:p text:style-name="P9"><text:span text:style-name="T18">ClassLoader in Java is a class which is used to load class files in Java. Java code is compiled into class file by javac compiler and JVM executes Java program, by executing byte codes written in class file. ClassLoader is responsible for loading class files from file system, network or any other source. There are three default class loader used in Java, Bootstrap , Extension and System or Application class loader. </text:span></text:p>
      <text:p text:style-name="P10"><text:span text:style-name="T19"/></text:p>
      <text:p text:style-name="P10"><text:span text:style-name="T19"/></text:p>
      <text:p text:style-name="P10"><text:span text:style-name="T19"/></text:p>
      <text:p text:style-name="P11"><text:span text:style-name="T20"><text:s/></text:span></text:p>
      <text:p text:style-name="P11"><text:span text:style-name="T20">Every class loader has a predefined location, from where they loads class files. Bootstrap ClassLoader is responsible for loading standard JDK class files from rt.jar and it is parent of all class loaders in Java. Bootstrap class loader don't have any parents, if you call String.class.getClassLoader() it will return null and any code based on that may throw NullPointerException in Java. Bootstrap class loader is also known as Primordial ClassLoader in Java.<text:s text:c="2"/></text:span></text:p>
      <text:p text:style-name="P12"><text:span text:style-name="T21"/></text:p>
      <text:p text:style-name="P12"><text:span text:style-name="T21"/></text:p>
      <text:p text:style-name="P13"><text:span text:style-name="T22">Extension ClassLoader delegates class loading request to its parent, Bootstrap and if unsuccessful, loads class form jre/lib/ext directory or any other directory pointed by java.ext.dirs system property. Extension ClassLoader in JVM is implemented by<text:s text:c="2"/>sun.misc.Launcher$ExtClassLoader. </text:span></text:p>
      <text:p text:style-name="P14"><text:span text:style-name="T23"/></text:p>
      <text:p text:style-name="P15"><text:span text:style-name="T24">Third default class loader used by JVM to load Java classes is called System or Application class loader and it is responsible for loading application specific classes from CLASSPATH environment variable, -classpath or -cp command line option, Class-Path attribute of Manifest file inside JAR. Application class loader is a child of Extension ClassLoader and its implemented by sun.misc.Launcher$AppClassLoader class. Also, except Bootstrap class loader, which is implemented in native language mostly in C,<text:s text:c="2"/>all<text:s text:c="2"/>Java class loaders are implemented using java.lang.ClassLoader.</text:span></text:p>
      <text:p text:style-name="P16"><text:span text:style-name="T25"/></text:p>
      <text:p text:style-name="P17"><text:span text:style-name="T26">In short here is the location from which Bootstrap, Extension and Application ClassLoader load Class files.</text:span></text:p>
      <text:p text:style-name="P18"><text:span text:style-name="T27"/></text:p>
      <text:p text:style-name="P19"><text:span text:style-name="T28">1) Bootstrap ClassLoader - JRE/lib/rt.jar</text:span></text:p>
      <text:p text:style-name="P20"><text:span text:style-name="T29"/></text:p>
      <text:p text:style-name="P21"><text:span text:style-name="T30">2) Extension ClassLoader - JRE/lib/ext or any directory denoted by java.ext.dirs</text:span></text:p>
      <text:p text:style-name="P22"><text:span text:style-name="T31"/></text:p>
      <text:p text:style-name="P23"><text:span text:style-name="T32">3) Application ClassLoader - CLASSPATH environment variable, -classpath or -cp option, Class-Path attribute of Manifest inside JAR file.</text:span></text:p>
      <text:p text:style-name="P23"><text:span text:style-name="T32">Class Loader in Java BootStrap Extension and Application</text:span></text:p>
      <text:p text:style-name="P24"><text:span text:style-name="T33"/></text:p>
      <text:p text:style-name="P25"><text:span text:style-name="T34">How ClassLoader works in Java</text:span></text:p>
      <text:p text:style-name="P26"><text:span text:style-name="T35"/></text:p>
      <text:p text:style-name="P27"><text:span text:style-name="T36">What is ClassLoader in Java, How classloader works in JavaAs I explained earlier Java ClassLoader works in three principles : delegation, visibility and uniqueness. In this section we will see those rules in detail and understand working of Java ClassLoader with example. By the way here is a diagram which explains How ClassLoader load class in Java using delegation.</text:span></text:p>
      <text:p text:style-name="P27"><text:span text:style-name="T36">How class loader works in Java - class loading</text:span></text:p>
      <text:p text:style-name="P28"><text:span text:style-name="T37"/></text:p>
      <text:p text:style-name="P29"><text:span text:style-name="T38">Delegation principles</text:span></text:p>
      <text:p text:style-name="P29"><text:span text:style-name="T38">As discussed on when a class is loaded and initialized in Java, a class is loaded in Java, when its needed. Suppose you have an application specific class called Abc.class, first request of loading this class will come to Application ClassLoader which will delegate to its parent Extension ClassLoader which further delegates to Primordial or Bootstrap class loader. Primordial will look for that class in rt.jar and since that class is not there, request comes to Extension class loader which looks on jre/lib/ext directory and tries to locate this class there, if class is found there than Extension class loader will load that class and Application class loader will never load that class but if its not loaded by extension class-loader than Application class loader loads it from Classpath in Java. Remember Classpath is used to load class files while PATH is used to locate executable like javac or java command.</text:span></text:p>
      <text:p text:style-name="P30"><text:span text:style-name="T39"/></text:p>
      <text:p text:style-name="P31"><text:span text:style-name="T40">Visibility Principle</text:span></text:p>
      <text:p text:style-name="P31"><text:span text:style-name="T40">According to visibility principle, Child ClassLoader can see class loaded by Parent ClassLoader but vice-versa is not true. Which mean if class Abc is loaded by Application class loader than trying to load class ABC explicitly using extension ClassLoader will throw either java.lang.ClassNotFoundException. as shown in below Example</text:span></text:p>
      <text:p text:style-name="P32"><text:span text:style-name="T41"/></text:p>
      <text:p text:style-name="P33"><text:span text:style-name="T42">Uniqueness Principle</text:span></text:p>
      <text:p text:style-name="P33"><text:span text:style-name="T42">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text:s text:c="2"/>class loader principle while writing your own ClassLoader.</text:span></text:p>
      <text:p text:style-name="P34"><text:span text:style-name="T43"/></text:p>
      <text:p text:style-name="P35"><text:span text:style-name="T44">How to load class explicitly in Java</text:span></text:p>
      <text:p text:style-name="P36"><text:span text:style-name="T45"/></text:p>
      <text:p text:style-name="P37"><text:span text:style-name="T46">Java provides API to explicitly load a class by Class.forName(classname) and Class.forName(classname, initialized, classloader), remember JDBC code which is used to load JDBC drives we have seen in Java program to Connect Oracle database. As shown in above example you can pass name of ClassLoader which should be used to load that particular class along with binary name of class. Class is loaded by calling loadClass() method of java.lang.ClassLoader class which calls findClass() method to locate bytecodes for corresponding class. In this example Extension ClassLoader uses java.net.URLClassLoader which search for class files and resources in JAR and directories. any search path which is ended using "/" is considered directory. If findClass() does not found the class than it throws java.lang.ClassNotFoundException and if it finds it calls defineClass() to convert bytecodes into a .class instance which is returned to the caller.</text:span></text:p>
      <text:p text:style-name="P38"><text:span text:style-name="T47"/></text:p>
      <text:p text:style-name="P38"><text:span text:style-name="T47"/></text:p>
      <text:p text:style-name="P39"><text:span text:style-name="T48">Where to use ClassLoader in Java</text:span></text:p>
      <text:p text:style-name="P39"><text:span text:style-name="T48">ClassLoader in Java is a powerful concept and used at many places. One of the popular example of ClassLoader is AppletClassLoader which is used to load class by Applet, since Applets are mostly loaded from internet rather than local file system, By using separate ClassLoader you can also loads same class from multiple sources and they will be treated as different class in JVM. J2EE uses multiple class loaders to load class from different location like classes from WAR file will be loaded by Web-app ClassLoader while classes bundled in EJB-JAR is loaded by another class loader. Some web server also supports hot deploy functionality which is implemented using ClassLoader. You can also use ClassLoader to load classes from database or any other persistent store.</text:span></text:p>
      <text:p text:style-name="P40"><text:span text:style-name="T49"/></text:p>
      <text:p text:style-name="P41"><text:span text:style-name="T50">That's all about What is ClassLoader in Java and How ClassLoader works in Java. We have seen delegation, visibility and uniqueness principles which is quite important to debug or troubleshoot any ClassLoader related issues in Java. In summary knowledge of How ClassLoader works in Java is must for any Java developer or architect to design Java application and packaging.</text:span></text:p>
      <text:p text:style-name="P42"><text:span text:style-name="T51"/></text:p>
      <text:p text:style-name="P43"><text:span text:style-name="T52">Top 50 Java Thread Interview Questions Answers for Experienced</text:span></text:p>
      <text:p text:style-name="P44"><text:span text:style-name="T53"/></text:p>
      <text:p text:style-name="P45"><text:span text:style-name="T54"><text:s/></text:span></text:p>
      <text:p text:style-name="P46"><text:span text:style-name="T54">You go to any Java interview, senior or junior, experience or freshers,<text:s text:c="2"/>you are bound to see a couple of questions from the thread, concurrency, and multi-threading. In fact, this built-in concurrency support is one of the strongest points of Java programming language and helped it to gain popularity among enterprise world and programmers equally. Most of lucrative Java developer position demands excellent core Java multi-threading skills and experience in developing, debugging and tuning high-performance low latency concurrent Java applications. This is the reason, it is one of the most sought after skill on Java interviews. The multithreading and concurrency are also hard to master concept and only good developers with solid experience can effectively deal with concurrency issues.</text:span></text:p>
      <text:p text:style-name="P47"><text:span text:style-name="T55"/></text:p>
      <text:p text:style-name="P48"><text:span text:style-name="T56">In a typical Java interview, Interviewer slowly starts from basic concepts of Thread by asking questions like, why you need threads, how to create threads, which one is better way to create threads e.g. by extending thread class or implementing Runnable and then slowly goes into Concurrency issues, challenges faced during development of concurrent Java applications, Java memory model, higher-order concurrency utilities introduced in JDK 1.5, principles and design patterns of concurrent Java applications, classical multi-threading problems e.g. producer-consumer, dining philosopher, reader-writer or simply bounded buffer problems.</text:span></text:p>
      <text:p text:style-name="P49"><text:span text:style-name="T57"/></text:p>
      <text:p text:style-name="P49"><text:span text:style-name="T57"/></text:p>
      <text:p text:style-name="P49"><text:span text:style-name="T57"/></text:p>
      <text:p text:style-name="P50"><text:span text:style-name="T58"><text:s/></text:span></text:p>
      <text:p text:style-name="P51"><text:span text:style-name="T59"/></text:p>
      <text:p text:style-name="P52"><text:span text:style-name="T60">Though you need good knowledge and solid experience to do well on Java interviews focused on advanced multithreading and concurrency skill, I strongly recommend Java programmers to read Effective Java and Java Concurrency in Practice twice before going to interview. They do not only help you to answer questions better but also help you to present your idea clearly.</text:span></text:p>
      <text:p text:style-name="P53"><text:span text:style-name="T61"/></text:p>
      <text:p text:style-name="P54"><text:span text:style-name="T62">Java multithreading interview questions answers</text:span></text:p>
      <text:p text:style-name="P55"><text:span text:style-name="T63"/></text:p>
      <text:p text:style-name="P55"><text:span text:style-name="T63"/></text:p>
      <text:p text:style-name="P56"><text:span text:style-name="T64">Since its also not enough just to know basics of threading, you must know how to deal with concurrency problems e.g. deadlock, race conditions, memory inconsistency and various thread safety related issues. These skills are thoroughly get tested by presenting various multi-threading and concurrency problems.</text:span></text:p>
      <text:p text:style-name="P57"><text:span text:style-name="T65"/></text:p>
      <text:p text:style-name="P58"><text:span text:style-name="T66">Many Java developers are used to only look and read interview questions before going for the interview, which is not bad but you should not be too far away. Also collecting questions and going through the same exercise is too much time consuming, that's why I have created this list of top 50 Java multi-threading and concurrency related questions, collected from various interviews. I am only going to add new and recent interview questions as and when I am going to discover them.</text:span></text:p>
      <text:p text:style-name="P59"><text:span text:style-name="T67"/></text:p>
      <text:p text:style-name="P60"><text:span text:style-name="T68">By the way, I have not provided answers to some questions here, Why? because I expect most of Java developer to know the answers to this question and if not, also answers are widely available by using Google. If you don't find the answer to any particular question, you can always ask me in the comments section. You can even find answers to few questions on the link provided or my earlier post Top 12 Java Thread Questions with Answers.</text:span></text:p>
      <text:p text:style-name="P61"><text:span text:style-name="T69"/></text:p>
      <text:p text:style-name="P61"><text:span text:style-name="T69"/></text:p>
      <text:p text:style-name="P61"><text:span text:style-name="T69"/></text:p>
      <text:p text:style-name="P62"><text:span text:style-name="T70">50 Interview questions from Java Multi-threading and Concurrency</text:span></text:p>
      <text:p text:style-name="P63"><text:span text:style-name="T71"/></text:p>
      <text:p text:style-name="P64"><text:span text:style-name="T72">Here is our list of top questions from Java thread, concurrency, and multi-threading. You can use this list to prepare well for your Java interview.</text:span></text:p>
      <text:p text:style-name="P65"><text:span text:style-name="T73"/></text:p>
      <text:p text:style-name="P65"><text:span text:style-name="T73"/></text:p>
      <text:p text:style-name="P66"><text:span text:style-name="T74">1)<text:s text:c="2"/>What is Thread in Java? (answer)</text:span></text:p>
      <text:p text:style-name="P66"><text:span text:style-name="T74">The thread is an independent path of execution. It's way to take advantage of multiple CPU available in a machine. By employing multiple threads you can speed up CPU bound task. For example, if one thread takes 100 milliseconds to do a job, you can use 10 thread to reduce that task into 10 milliseconds. Java provides excellent support for multithreading at the language level, and it's also one of the strong selling points.</text:span></text:p>
      <text:p text:style-name="P67"><text:span text:style-name="T75"/></text:p>
      <text:p text:style-name="P67"><text:span text:style-name="T75"/></text:p>
      <text:p text:style-name="P68"><text:span text:style-name="T76">2)<text:s text:c="2"/>What is the difference between Thread and Process in Java? (answer)</text:span></text:p>
      <text:p text:style-name="P68"><text:span text:style-name="T76">The thread is a subset of Process, in other words, one process can contain multiple threads. Two process runs on different memory space, but all threads share same memory space. Don't confuse this with stack memory, which is different for the different thread and used to store local data to that thread. For more detail see the answer.</text:span></text:p>
      <text:p text:style-name="P69"><text:span text:style-name="T77"/></text:p>
      <text:p text:style-name="P69"><text:span text:style-name="T77"/></text:p>
      <text:p text:style-name="P70"><text:span text:style-name="T78">3)<text:s text:c="2"/>How do you implement Thread in Java? (answer)</text:span></text:p>
      <text:p text:style-name="P70"><text:span text:style-name="T78">At the language level, there are two ways to implement Thread in Java. An instance of java.lang.Thread represent a thread but it needs a task to execute, which is an instance of interface java.lang.Runnable. Since Thread class itself implement Runnable, you can override run() method either by extending Thread class or just implementing Runnable interface. For detailed answer and discussion see this article.</text:span></text:p>
      <text:p text:style-name="P71"><text:span text:style-name="T79"/></text:p>
      <text:p text:style-name="P71"><text:span text:style-name="T79"/></text:p>
      <text:p text:style-name="P72"><text:span text:style-name="T80">4)<text:s text:c="2"/>When to use Runnable vs Thread in Java? (answer)</text:span></text:p>
      <text:p text:style-name="P72"><text:span text:style-name="T80">This is a follow-up of previous multi-threading interview question. As we know we can implement thread either by extending Thread class or implementing Runnable interface, the question arise, which one is better and when to use one? This question will be easy to answer if you know that Java programming language doesn't support multiple inheritances of class, but it allows you to implement multiple interfaces. Which means, it's better to implement Runnable then extends Thread if you also want to extend another class e.g. Canvas or CommandListener. For more points and discussion you can also refer this post.</text:span></text:p>
      <text:p text:style-name="P73"><text:span text:style-name="T81"/></text:p>
      <text:p text:style-name="P73"><text:span text:style-name="T81"/></text:p>
      <text:p text:style-name="P74"><text:span text:style-name="T82">6)<text:s text:c="2"/>What is the difference between start() and run() method of Thread class?<text:s text:c="2"/>(answer)</text:span></text:p>
      <text:p text:style-name="P74"><text:span text:style-name="T82">One of trick Java question from early days, but still good enough to differentiate between shallow understanding of Java threading model start() method is used to start newly created thread, while start() internally calls run() method, there is difference calling run() method directly. When you invoke run() as normal method, its called in the same thread, no new thread is started, which is the case when you call start() method. Read this answer for much more detailed discussion.</text:span></text:p>
      <text:p text:style-name="P75"><text:span text:style-name="T83"/></text:p>
      <text:p text:style-name="P75"><text:span text:style-name="T83"/></text:p>
      <text:p text:style-name="P76"><text:span text:style-name="T84"><text:s/></text:span></text:p>
      <text:p text:style-name="P77"><text:span text:style-name="T84">7)<text:s text:c="2"/>What is the difference between Runnable and Callable in Java? (answer)</text:span></text:p>
      <text:p text:style-name="P77"><text:span text:style-name="T84">Both Runnable and Callable represent task which is intended to be executed in a separate thread. Runnable is there from JDK 1.0 while Callable was added on JDK 1.5. Main difference between these two is that Callable's call() method can return value and throw Exception, which was not possible with Runnable's run() method. Callable return Future object, which can hold the result of computation. See my blog post on the same topic for a more in-depth answer to this question.</text:span></text:p>
      <text:p text:style-name="P78"><text:span text:style-name="T85"/></text:p>
      <text:p text:style-name="P78"><text:span text:style-name="T85"/></text:p>
      <text:p text:style-name="P79"><text:span text:style-name="T86">8)<text:s text:c="2"/>What is the difference between CyclicBarrier and CountDownLatch in Java?<text:s text:c="2"/>(answer)</text:span></text:p>
      <text:p text:style-name="P79"><text:span text:style-name="T86">Though both CyclicBarrier and CountDownLatch wait for number of threads on one or more events, the main difference between them is that you can not re-use CountDownLatch once count reaches to zero, but you can reuse same CyclicBarrier even after barrier is broken.<text:s text:c="2"/>See this answer for few more points and sample code example.</text:span></text:p>
      <text:p text:style-name="P80"><text:span text:style-name="T87"/></text:p>
      <text:p text:style-name="P80"><text:span text:style-name="T87"/></text:p>
      <text:p text:style-name="P81"><text:span text:style-name="T88">9)<text:s text:c="2"/>What is Java Memory model? (answer)</text:span></text:p>
      <text:p text:style-name="P81"><text:span text:style-name="T88">Java Memory model is set of rules and guidelines which allows Java programs to behave deterministically across multiple memory architecture, CPU, and operating system. It's particularly important in case of multi-threading. Java Memory Model provides some guarantee on which changes made by one thread should be visible to others, one of them is happens-before relationship. This relationship defines several rules which allows programmers to anticipate and reason behaviour of concurrent Java programs. For example, happens-before relationship guarantees :</text:span></text:p>
      <text:p text:style-name="P81"><text:span text:style-name="T88">Each action in a thread happens-before every action in that thread that comes later in the program order, this is known as program order rule.</text:span></text:p>
      <text:p text:style-name="P81"><text:span text:style-name="T88">An unlock on a monitor lock happens-before every subsequent lock on that same monitor lock, also known as Monitor lock rule.</text:span></text:p>
      <text:p text:style-name="P81"><text:span text:style-name="T88">A write to a volatile field happens-before every subsequent read of that same field, known as Volatile variable rule.</text:span></text:p>
      <text:p text:style-name="P81"><text:span text:style-name="T88">A call to Thread.start on a thread happens-before any other thread detects that thread has terminated, either by successfully return from Thread.join() or by Thread.isAlive() returning false, also known as Thread start rule.</text:span></text:p>
      <text:p text:style-name="P81"><text:span text:style-name="T88">A thread calling interrupt on another thread happens-before the interrupted thread detects the interrupt( either by having InterruptedException thrown, or invoking isInterrupted or interrupted), popularly known as Thread Interruption rule.</text:span></text:p>
      <text:p text:style-name="P81"><text:span text:style-name="T88">The end of a constructor for an object happens-before the start of the finalizer for that object, known as Finalizer rule.</text:span></text:p>
      <text:p text:style-name="P81"><text:span text:style-name="T88">If A happens-before B, and B happens-before C, then A happens-before C, which means happens-before guarantees Transitivity.</text:span></text:p>
      <text:p text:style-name="P81"><text:span text:style-name="T88">I strongly suggest reading Chapter 16 of Java Concurrency in Practice to understand Java Memory model in more detail.</text:span></text:p>
      <text:p text:style-name="P82"><text:span text:style-name="T89"/></text:p>
      <text:p text:style-name="P82"><text:span text:style-name="T89"/></text:p>
      <text:p text:style-name="P82"><text:span text:style-name="T89"/></text:p>
      <text:p text:style-name="P82"><text:span text:style-name="T89"/></text:p>
      <text:p text:style-name="P82"><text:span text:style-name="T89"/></text:p>
      <text:p text:style-name="P83"><text:span text:style-name="T90">10) What is volatile variable in Java? (answer)</text:span></text:p>
      <text:p text:style-name="P83"><text:span text:style-name="T90">volatile is a special modifier, which can only be used with instance variables. In concurrent Java programs, changes made by multiple threads on instance variables is not visible to other in absence of any synchronizers e.g. synchronized keyword or locks. Volatile variable guarantees that a write will happen before any subsequent read: as stated: "volatile variable rule" in previous question. Read this answer to learn more about volatile variable and when to use them.</text:span></text:p>
      <text:p text:style-name="P84"><text:span text:style-name="T91"/></text:p>
      <text:p text:style-name="P84"><text:span text:style-name="T91"/></text:p>
      <text:p text:style-name="P85"><text:span text:style-name="T92">11) What is thread-safety? is Vector a thread-safe class? (Yes, see details)</text:span></text:p>
      <text:p text:style-name="P85"><text:span text:style-name="T92">Thread-safety is a property of an object or code which guarantees that if executed or used by multiple threads in any manner e.g. read vs write it will behave as expected. For example, a thread-safe counter object will not miss any count if same instance of that counter is shared among multiple threads. Apparently, you can also divide collection classes in two category, thread-safe and non-thread-safe. Vector is indeed a thread-safe class and it achieves thread-safety by synchronizing methods which modify state of Vector, on the other hand, its counterpart ArrayList is not thread-safe.</text:span></text:p>
      <text:p text:style-name="P86"><text:span text:style-name="T93"/></text:p>
      <text:p text:style-name="P86"><text:span text:style-name="T93"/></text:p>
      <text:p text:style-name="P87"><text:span text:style-name="T94">12) What is race condition in Java? Given one example?<text:s text:c="2"/>(answer)</text:span></text:p>
      <text:p text:style-name="P87"><text:span text:style-name="T94">Race condition are cause of some subtle programming bugs when Java programs are exposed to concurrent execution environment. As the name suggests, a race condition occurs due to race between multiple threads, if a thread which is supposed to execute first lost the race and executed second, behaviour of code changes, which surface as non-deterministic bugs. This is one of the hardest bugs to find and re-produce because of random nature of racing between threads. One example of race condition is out-of-order processing, see this answer for some more example of race conditions in Java programs.</text:span></text:p>
      <text:p text:style-name="P88"><text:span text:style-name="T95"/></text:p>
      <text:p text:style-name="P88"><text:span text:style-name="T95"/></text:p>
      <text:p text:style-name="P89"><text:span text:style-name="T96">13) How to stop a thread in Java? (answer(answer)</text:span></text:p>
      <text:p text:style-name="P89"><text:span text:style-name="T96">I always said that Java provides rich APIs for everything but ironically Java doesn't provide a sure shot way of stopping thread. There was some control methods in JDK 1.0 e.g. stop(), suspend() and resume() which was deprecated in later releases due to potential deadlock threats, from then Java API designers has not made any effort to provide a consistent, thread-safe and elegant way to stop threads. Programmers mainly rely on the fact that thread stops automatically as soon as they finish execution of run() or call() method. To manually stop, programmers either take advantage of volatile boolean variable and check in every iteration if run method has loops or interrupt threads to abruptly cancel tasks. See this tutorial for sample code of stopping thread in Java.</text:span></text:p>
      <text:p text:style-name="P90"><text:span text:style-name="T97"/></text:p>
      <text:p text:style-name="P90"><text:span text:style-name="T97"/></text:p>
      <text:p text:style-name="P90"><text:span text:style-name="T97"/></text:p>
      <text:p text:style-name="P91"><text:span text:style-name="T98">14) What happens when an Exception occurs in a thread? (answer)</text:span></text:p>
      <text:p text:style-name="P91"><text:span text:style-name="T98">This is one of the good tricky Java question I have seen in interviews. In simple words, If not caught thread will die, if an uncaught exception handler is registered then it will get a call back. Thread.UncaughtExceptionHandler is an interface, defined as nested interface for handlers invoked when a Thread abruptly terminates due to an uncaught exception. When a thread is about to terminate due to an uncaught exception the Java Virtual Machine will query the thread for its UncaughtExceptionHandler using Thread.getUncaughtExceptionHandler() and will invoke the handler's uncaughtException() method, passing the thread and the exception as arguments.</text:span></text:p>
      <text:p text:style-name="P92"><text:span text:style-name="T99"/></text:p>
      <text:p text:style-name="P92"><text:span text:style-name="T99"/></text:p>
      <text:p text:style-name="P93"><text:span text:style-name="T100">15) How do you share data between two thread in Java? (answer)</text:span></text:p>
      <text:p text:style-name="P93"><text:span text:style-name="T100">You can share data between threads by using shared object, or concurrent data structure like BlockingQueue. See this tutorial to learn<text:s text:c="2"/>inter-thread communication in Java. It implements Producer consumer pattern using wait and notify methods, which involves sharing objects between two threads.</text:span></text:p>
      <text:p text:style-name="P94"><text:span text:style-name="T101"/></text:p>
      <text:p text:style-name="P95"><text:span text:style-name="T102">Java concurrency questions for experienced programmers</text:span></text:p>
      <text:p text:style-name="P96"><text:span text:style-name="T103"/></text:p>
      <text:p text:style-name="P96"><text:span text:style-name="T103"/></text:p>
      <text:p text:style-name="P97"><text:span text:style-name="T104">16) What is the difference between notify and notifyAll in Java? (answer)</text:span></text:p>
      <text:p text:style-name="P97"><text:span text:style-name="T104">This is another tricky questions from core Java interviews, since multiple threads can wait on single monitor lock, Java API designer provides method to inform only one of them or all of them, once waiting condition changes, but they provide half implementation. There notify() method doesn't provide any way to choose a particular thread, that's why its only useful when you know that there is only one thread is waiting. On the other hand, notifyAll() sends notification to all threads and allows them to compete for locks, which ensures that at-least one thread will proceed further. See my blog post on similar topic for a more detailed answer and code example.</text:span></text:p>
      <text:p text:style-name="P98"><text:span text:style-name="T105"/></text:p>
      <text:p text:style-name="P98"><text:span text:style-name="T105"/></text:p>
      <text:p text:style-name="P99"><text:span text:style-name="T106">17) Why wait, notify and notifyAll are not inside thread class?<text:s text:c="2"/>(answer)</text:span></text:p>
      <text:p text:style-name="P99"><text:span text:style-name="T106">This is a design related question, which checks what candidate thinks about existing system or does he ever thought of something which is so common but looks in-appropriate at first. In order to answer this question, you have to give some reasons why it make sense for these three method to be in Object class, and why not on Thread class. One reason which is obvious is that Java provides lock at object level not at thread level. Every object has lock, which is acquired by thread. Now if thread needs to wait for certain lock it make sense to call wait() on that object rather than on that thread. Had wait() method declared on Thread class, it was not clear that for which lock thread was waiting. In short, since wait, notify and notifyAll operate at lock level, it make sense to defined it on object class because lock belongs to object. You can also see this article for more elaborate answer of this question.</text:span></text:p>
      <text:p text:style-name="P100"><text:span text:style-name="T107"/></text:p>
      <text:p text:style-name="P100"><text:span text:style-name="T107"/></text:p>
      <text:p text:style-name="P101"><text:span text:style-name="T108">18) What is ThreadLocal variable in Java?<text:s text:c="2"/>(answer)</text:span></text:p>
      <text:p text:style-name="P101"><text:span text:style-name="T108">ThreadLocal variables are special kind of variable available to Java programmer. Just like instance variable is per instance, ThreadLocal variable is per thread. It's a nice way to achieve thread-safety of expensive-to-create objects, for example you can make SimpleDateFormat thread-safe using ThreadLocal. Since that class is expensive, its not good to use it in local scope, which requires separate instance on each invocation. By providing each thread their own copy, you shoot two birds with one arrow. First, you reduce number of instance of expensive object by reusing fixed number of instances, and Second, you achieve thread-safety without paying cost of synchronization or immutability. Another good example of thread local variable is ThreadLocalRandom class, which reduces number of instances of expensive-to-create Random object in multi-threading environment. See this answer to learn more about thread local variables in Java.</text:span></text:p>
      <text:p text:style-name="P102"><text:span text:style-name="T109"/></text:p>
      <text:p text:style-name="P102"><text:span text:style-name="T109"/></text:p>
      <text:p text:style-name="P103"><text:span text:style-name="T110">19) What is FutureTask in Java? (answer)</text:span></text:p>
      <text:p text:style-name="P103"><text:span text:style-name="T110">FutureTask represents a cancellable asynchronous computation in concurrent Java application. This class provides a base implementation of Future, with methods to start and cancel a computation, query to see if the computation is complete, and retrieve the result of the computation. The result can only be retrieved when the computation has completed; the get methods will block if the computation has not yet completed. A FutureTask object can be used to wrap a Callable or Runnable object. Since FutureTask also implements Runnable, it can be submitted to an Executor for execution.</text:span></text:p>
      <text:p text:style-name="P104"><text:span text:style-name="T111"/></text:p>
      <text:p text:style-name="P104"><text:span text:style-name="T111"/></text:p>
      <text:p text:style-name="P105"><text:span text:style-name="T112">20) What is the difference between the interrupted() and isInterrupted() method in Java? (answer)</text:span></text:p>
      <text:p text:style-name="P105"><text:span text:style-name="T112">Main difference between interrupted() and isInterrupted() is that former clears the interrupt status while later does not. The interrupt mechanism in Java multi-threading is implemented using an internal flag known as the interrupt status. Interrupting a thread by calling Thread.interrupt() sets this flag. When interrupted thread checks for an interrupt by invoking the static method Thread.interrupted(), interrupt status is cleared. The non-static isInterrupted() method, which is used by one thread to query the interrupt status of another, does not change the interrupt status flag. By convention, any method that exits by throwing an InterruptedException clears interrupt status when it does so. However, it's always possible that interrupt status will immediately be set again, by another thread invoking interrupt</text:span></text:p>
      <text:p text:style-name="P106"><text:span text:style-name="T113"/></text:p>
      <text:p text:style-name="P106"><text:span text:style-name="T113"/></text:p>
      <text:p text:style-name="P107"><text:span text:style-name="T114"><text:s/></text:span></text:p>
      <text:p text:style-name="P108"><text:span text:style-name="T114">21) Why wait and notify method are called from synchronized block? (answer)</text:span></text:p>
      <text:p text:style-name="P108"><text:span text:style-name="T114">Main reason for calling wait and notify method from either synchronized block or method is that it made mandatory by Java API. If you don't call them from synchronized context, your code will throw IllegalMonitorStateException. A more subtle reason is to avoid the race condition between wait and notify calls. To learn more about this, check my similarly titled post here.</text:span></text:p>
      <text:p text:style-name="P109"><text:span text:style-name="T115"/></text:p>
      <text:p text:style-name="P109"><text:span text:style-name="T115"/></text:p>
      <text:p text:style-name="P110"><text:span text:style-name="T116">22) Why should you check condition for waiting in a loop? (answer)</text:span></text:p>
      <text:p text:style-name="P110"><text:span text:style-name="T116">Its possible for a waiting thread to receive false alerts and spurious wake up calls, if it doesn't check the waiting condition in loop, it will simply exit even if condition is not met. As such, when a waiting thread wakes up, it cannot assume that the state it was waiting for is still valid. It may have been valid in the past, but the state may have been changed after the notify() method was called and before the waiting thread woke up. That's why it always better to call wait() method from loop, you can even create template for calling wait and notify in Eclipse. To learn more about this question, I would recommend you to read Effective Java items on thread and synchronization.</text:span></text:p>
      <text:p text:style-name="P111"><text:span text:style-name="T117"/></text:p>
      <text:p text:style-name="P111"><text:span text:style-name="T117"/></text:p>
      <text:p text:style-name="P112"><text:span text:style-name="T118">23) What is the difference between synchronized and concurrent collection in Java? (answer)</text:span></text:p>
      <text:p text:style-name="P112"><text:span text:style-name="T118">Though both synchronized and concurrent collection provides thread-safe collection suitable for multi-threaded and concurrent access, later is more scalable than former. Before Java 1.5, Java programmers only had synchronized collection which becomes source of contention if multiple thread access them concurrently, which hampers scalability of system. Java 5 introduced concurrent collections like ConcurrentHashMap, which not only provides thread-safety but also improves scalability by using modern techniques like lock stripping and partitioning internal table. See this answer for more differences between synchronized and concurrent collection in Java.</text:span></text:p>
      <text:p text:style-name="P113"><text:span text:style-name="T119"/></text:p>
      <text:p text:style-name="P113"><text:span text:style-name="T119"/></text:p>
      <text:p text:style-name="P114"><text:span text:style-name="T120">24) What is the difference between Stack and Heap in Java? (answer)</text:span></text:p>
      <text:p text:style-name="P114"><text:span text:style-name="T120">Why does someone this question as part of multi-threading and concurrency? because Stack is a memory area which is closely associated with threads. To answer this question, both stack and heap are specific memories in Java application. Each thread has their own stack, which is used to store local variables, method parameters and call stack. Variable stored in one Thread's stack is not visible to other. On another hand, the heap is a common memory area which is shared by all threads. Objects whether local or at any level is created inside heap. To improve performance thread tends to cache values from heap into their stack, which can create problems if that variable is modified by more than one thread, this is where volatile variables come into the picture. volatile suggest threads read the value of variable always from main memory. See this article for learning more about stack and heap in Java to answer this question in greater detail.</text:span></text:p>
      <text:p text:style-name="P115"><text:span text:style-name="T121"/></text:p>
      <text:p text:style-name="P115"><text:span text:style-name="T121"/></text:p>
      <text:p text:style-name="P116"><text:span text:style-name="T122">Java thread interview questions with answers difficult ones</text:span></text:p>
      <text:p text:style-name="P117"><text:span text:style-name="T123"/></text:p>
      <text:p text:style-name="P118"><text:span text:style-name="T124">25) What is thread pool? Why should you thread pool in Java?<text:s text:c="2"/>(answer)</text:span></text:p>
      <text:p text:style-name="P118"><text:span text:style-name="T124">Creating thread is expensive in terms of time and resource. If you create thread at time of request processing it will slow down your response time, also there is only a limited number of threads a process can create. To avoid both of these issues, a pool of thread is created when application starts-up and threads are reused for request processing. This pool of thread is known as "thread pool" and threads are known as worker thread. From JDK 1.5 release, Java API provides Executor framework, which allows you to create different types of thread pools e.g. single thread pool, which process one task at a time, fixed thread pool (a pool of fixed number of threads) or cached thread pool (an expandable thread pool suitable for applications with many short lived tasks). See this article to learn more about thread pools in Java to prepare detailed answer of this question.</text:span></text:p>
      <text:p text:style-name="P119"><text:span text:style-name="T125"/></text:p>
      <text:p text:style-name="P119"><text:span text:style-name="T125"/></text:p>
      <text:p text:style-name="P120"><text:span text:style-name="T126">26) Write code to solve Producer Consumer problem in Java? (answer)</text:span></text:p>
      <text:p text:style-name="P120"><text:span text:style-name="T126">Most of the threading problem you solved in the real world are of the category of Producer consumer pattern, where one thread is producing task and another thread is consuming that. You must know how to do inter thread communication to solve this problem. At the lowest level, you can use wait and notify to solve this problem, and at a high level, you can leverage Semaphore or BlockingQueue to implement Producer consumer pattern, as shown in this tutorial.</text:span></text:p>
      <text:p text:style-name="P121"><text:span text:style-name="T127"/></text:p>
      <text:p text:style-name="P121"><text:span text:style-name="T127"/></text:p>
      <text:p text:style-name="P122"><text:span text:style-name="T128">27) How do you avoid deadlock in Java? Write Code?</text:span></text:p>
      <text:p text:style-name="P122"><text:span text:style-name="T128">deadlock in multithreading Java</text:span></text:p>
      <text:p text:style-name="P122"><text:span text:style-name="T128">Deadlock is a condition in which two threads wait for each other to take action which allows them to move further. It's a serious issue because when it happen your program hangs and doesn't do the task it is intended for. In order for deadlock to happen, following four conditions must be true:</text:span></text:p>
      <text:p text:style-name="P123"><text:span text:style-name="T129"/></text:p>
      <text:p text:style-name="P124"><text:span text:style-name="T130">Mutual Exclusion : At least one resource must be held in a non-shareable mode. Only one process can use the resource at any given instant of time.</text:span></text:p>
      <text:p text:style-name="P124"><text:span text:style-name="T130">Hold and Wait: A process is currently holding, at least, one resource and requesting additional resources which are being held by other processes.</text:span></text:p>
      <text:p text:style-name="P124"><text:span text:style-name="T130">No Pre-emption: The operating system must not de-allocate resources once they have been allocated; they must be released by the holding process voluntarily.</text:span></text:p>
      <text:p text:style-name="P124"><text:span text:style-name="T130">Circular Wait: A process must be waiting for a resource which is being held by another process, which in turn is waiting for the first process to release the resource.</text:span></text:p>
      <text:p text:style-name="P125"><text:span text:style-name="T131"/></text:p>
      <text:p text:style-name="P126"><text:span text:style-name="T132">The easiest way to avoid deadlock is to prevent Circular wait, and this can be done by acquiring locks in a particular order and releasing them in reverse order so that a thread can only proceed to acquire a lock if it held the other one. Check this tutorial for the actual code example and detailed discussion on techniques for avoiding deadlock in Java.</text:span></text:p>
      <text:p text:style-name="P127"><text:span text:style-name="T133"/></text:p>
      <text:p text:style-name="P127"><text:span text:style-name="T133"/></text:p>
      <text:p text:style-name="P128"><text:span text:style-name="T134">28) What is the difference between livelock and deadlock in Java? (answer)</text:span></text:p>
      <text:p text:style-name="P128"><text:span text:style-name="T134">This question is extension of previous interview question. A livelock is similar to a deadlock, except that the states of the threads or processes involved in the livelock constantly change with regard to one another, without any one progressing further. Livelock is a special case of resource starvation. A real-world example of livelock occurs when two people meet in a narrow corridor, and each tries to be polite by moving aside to let the other pass, but they end up swaying from side to side without making any progress because they both repeatedly move the same way at the same time. In short, the main difference between livelock and deadlock is that in former state of process change but no progress is made.</text:span></text:p>
      <text:p text:style-name="P129"><text:span text:style-name="T135"/></text:p>
      <text:p text:style-name="P129"><text:span text:style-name="T135"/></text:p>
      <text:p text:style-name="P130"><text:span text:style-name="T136">29) How do you check if a Thread holds a lock or not? (answer)</text:span></text:p>
      <text:p text:style-name="P130"><text:span text:style-name="T136">I didn't even know that you can check if a Thread already holds lock before this question hits me in a telephonic round of Java interview. There is a method called holdsLock() on java.lang.Thread, it returns true if and only if the current thread holds the monitor lock on the specified object. You can also check this article for the more detailed answer.</text:span></text:p>
      <text:p text:style-name="P131"><text:span text:style-name="T137"/></text:p>
      <text:p text:style-name="P131"><text:span text:style-name="T137"/></text:p>
      <text:p text:style-name="P132"><text:span text:style-name="T138">30) How do you take thread dump in Java? (answer)</text:span></text:p>
      <text:p text:style-name="P132"><text:span text:style-name="T138">There are multiple ways to take thread dump of Java process depending upon operating system. When you take thread dump, JVM dumps state of all threads in log files or standard error console. In windows you can use Ctrl + Break key combination to take thread dump, on Linux you can use kill -3 command for same. You can also use a tool called jstack for taking thread dump, it operate on process id, which can be found using another tool called jps.</text:span></text:p>
      <text:p text:style-name="P133"><text:span text:style-name="T139"/></text:p>
      <text:p text:style-name="P133"><text:span text:style-name="T139"/></text:p>
      <text:p text:style-name="P134"><text:span text:style-name="T140">31) Which JVM parameter is used to control stack size of a thread? (answer)</text:span></text:p>
      <text:p text:style-name="P134"><text:span text:style-name="T140">This is the simple one, -Xss parameter is used to control stack size of Thread in Java. You can see this list of JVM options to learn more about this parameter.</text:span></text:p>
      <text:p text:style-name="P135"><text:span text:style-name="T141"/></text:p>
      <text:p text:style-name="P135"><text:span text:style-name="T141"/></text:p>
      <text:p text:style-name="P136"><text:span text:style-name="T142">32) What is the difference between synchronized and ReentrantLock in Java? (answer)</text:span></text:p>
      <text:p text:style-name="P136"><text:span text:style-name="T142">There were days when the only way to provide mutual exclusion in Java was via synchronized keyword, but it has several shortcomings e.g. you can not extend lock beyond a method or block boundary, you can not give up trying for a lock etc. Java 5 solves this problem by providing more sophisticated control via Lock interface. ReentrantLock is a common implementation of Lock interface and provides re-entrant mutual exclusion Lock with the same basic behavior and semantics as the implicit monitor lock accessed using synchronized methods and statements, but with extended capabilities. See this article learn about those capabilities and some more differences between synchronized vs ReentrantLock in Java.</text:span></text:p>
      <text:p text:style-name="P137"><text:span text:style-name="T143"/></text:p>
      <text:p text:style-name="P137"><text:span text:style-name="T143"/></text:p>
      <text:p text:style-name="P138"><text:span text:style-name="T144">33) There are three threads T1, T2, and T3? How do you ensure sequence T1, T2, T3 in Java? (answer)</text:span></text:p>
      <text:p text:style-name="P138"><text:span text:style-name="T144">Sequencing in multi-threading can be achieved by different means but you can simply use the join() method of thread class to start a thread when another one has finished its execution. To ensure three threads execute you need to start the last one first e.g. T3 and then call join methods in reverse order e.g. T3 calls T2. join and T2 calls T1.join, these ways T1 will finish first and T3 will finish last. To learn more about join method, see this tutorial.</text:span></text:p>
      <text:p text:style-name="P139"><text:span text:style-name="T145"/></text:p>
      <text:p text:style-name="P139"><text:span text:style-name="T145"/></text:p>
      <text:p text:style-name="P140"><text:span text:style-name="T146">34) What does yield method of Thread class do? (answer)</text:span></text:p>
      <text:p text:style-name="P140"><text:span text:style-name="T146">Yield method is one way to request current thread to relinquish CPU so that other thread can get a chance to execute. Yield is a static method and only guarantees that current thread will relinquish the CPU but doesn't say anything about which other thread will get CPU. Its possible for the same thread to get CPU back and start its execution again. See this article to learn more about yield method and to answer this question better.</text:span></text:p>
      <text:p text:style-name="P141"><text:span text:style-name="T147"/></text:p>
      <text:p text:style-name="P141"><text:span text:style-name="T147"/></text:p>
      <text:p text:style-name="P142"><text:span text:style-name="T148">35) What is the concurrency level of ConcurrentHashMap in Java? (answer)</text:span></text:p>
      <text:p text:style-name="P142"><text:span text:style-name="T148">ConcurrentHashMap achieves it's scalability and thread-safety by partitioning actual map into a number of sections. This partitioning is achieved using concurrency level. Its optional parameter of ConcurrentHashMap constructor and it's default value is 16. The table is internally partitioned to try to permit the indicated number of concurrent updates without contention. To learn more about concurrency level and internal resizing, see my post How ConcurrentHashMap works in Java.</text:span></text:p>
      <text:p text:style-name="P143"><text:span text:style-name="T149"/></text:p>
      <text:p text:style-name="P143"><text:span text:style-name="T149"/></text:p>
      <text:p text:style-name="P144"><text:span text:style-name="T150">36) What is Semaphore in Java? (answer)</text:span></text:p>
      <text:p text:style-name="P144"><text:span text:style-name="T150">Semaphore in Java is a new kind of synchronizer. It's a counting semaphore. Conceptually, a semaphore maintains a set of permits. Each acquire() blocks if necessary until a permit is available, and then takes it. Each release() adds a permit, potentially releasing a blocking acquirer. However, no actual permit objects are used; the Semaphore just keeps a count of the number available and acts accordingly. Semaphore is used to protect an expensive resource which is available in fixed number e.g. database connection in the pool. See this article to learn more about counting Semaphore in Java.</text:span></text:p>
      <text:p text:style-name="P145"><text:span text:style-name="T151"/></text:p>
      <text:p text:style-name="P145"><text:span text:style-name="T151"/></text:p>
      <text:p text:style-name="P146"><text:span text:style-name="T152">37) What happens if you submit a task when the queue of the thread pool is already filled? (answer)</text:span></text:p>
      <text:p text:style-name="P146"><text:span text:style-name="T152">This is another tricky question on my list. Many programmers will think that it will block until a task is cleared but its true. ThreadPoolExecutor's submit() method throws RejectedExecutionException if the task cannot be scheduled for execution.</text:span></text:p>
      <text:p text:style-name="P147"><text:span text:style-name="T153"/></text:p>
      <text:p text:style-name="P147"><text:span text:style-name="T153"/></text:p>
      <text:p text:style-name="P148"><text:span text:style-name="T154">38) What is the difference between the submit() and execute() method thread pool in Java? (answer)</text:span></text:p>
      <text:p text:style-name="P148"><text:span text:style-name="T154">Both methods are ways to submit a task to thread pools but there is a slight difference between them. execute(Runnable command) is defined in Executor interface and executes given task in future, but more importantly, it does not return anything. Its return type is void. On other hand submit() is an overloaded method, it can take either Runnable or Callable task and can return Future object which can hold the pending result of computation. This method is defined on ExecutorService interface, which extends Executor interface, and every other thread pool class e.g. ThreadPoolExecutor or ScheduledThreadPoolExecutor gets these methods. To learn more about thread pools you can check this article.</text:span></text:p>
      <text:p text:style-name="P149"><text:span text:style-name="T155"/></text:p>
      <text:p text:style-name="P149"><text:span text:style-name="T155"/></text:p>
      <text:p text:style-name="P150"><text:span text:style-name="T156">39) What is blocking method in Java? (answer)</text:span></text:p>
      <text:p text:style-name="P150"><text:span text:style-name="T156">A blocking method is a method which blocks until the task is done, for example, accept() method of ServerSocket blocks until a client is connected. here blocking means control will not return to the caller until the task is finished. On the other hand, there is an asynchronous or non-blocking method which returns even before the task is finished. To learn more about blocking method see this answer.</text:span></text:p>
      <text:p text:style-name="P151"><text:span text:style-name="T157"/></text:p>
      <text:p text:style-name="P151"><text:span text:style-name="T157"/></text:p>
      <text:p text:style-name="P152"><text:span text:style-name="T158">40) Is Swing thread-safe? What do you mean by Swing thread-safe? (answer)</text:span></text:p>
      <text:p text:style-name="P152"><text:span text:style-name="T158">You can simply this question as No, Swing is not thread-safe, but you have to explain what you mean by that even if the interviewer doesn't ask about it. When we say swing is not thread-safe we usually refer its component, which can not be modified in multiple threads. All update to GUI components has to be done on AWT thread, and Swing provides synchronous and asynchronous callback methods to schedule such updates. You can also read my article to learn more about swing and thread-safety to better answer this question. Even next two questions are also related to this concept.</text:span></text:p>
      <text:p text:style-name="P153"><text:span text:style-name="T159"/></text:p>
      <text:p text:style-name="P153"><text:span text:style-name="T159"/></text:p>
      <text:p text:style-name="P154"><text:span text:style-name="T160">41) What is the difference between invokeAndWait and invokeLater in Java? (answer)</text:span></text:p>
      <text:p text:style-name="P154"><text:span text:style-name="T160">These are two methods Swing API provides Java developers for updating GUI components from threads other than Event dispatcher thread. InvokeAndWait() synchronously update GUI component, for example, a progress bar, once progress is made, the bar should also be updated to reflect that change. If progress is tracked in a different thread, it has to call invokeAndWait() to schedule an update of that component by Event dispatcher thread. On another hand, invokeLater() is an asynchronous call to update components. You can also refer this answer for more points.</text:span></text:p>
      <text:p text:style-name="P155"><text:span text:style-name="T161"/></text:p>
      <text:p text:style-name="P155"><text:span text:style-name="T161"/></text:p>
      <text:p text:style-name="P156"><text:span text:style-name="T162">42) Which method of Swing API are thread-safe in Java? (answer)</text:span></text:p>
      <text:p text:style-name="P156"><text:span text:style-name="T162">This question is again related to swing and thread-safety though components are not thread-safe there is a certain method which can be safely called from multiple threads. I know about repaint(), and revalidate() being thread-safe but there are other methods on different swing components e.g. setText() method of JTextComponent, insert() and append() method of JTextArea class.</text:span></text:p>
      <text:p text:style-name="P157"><text:span text:style-name="T163"/></text:p>
      <text:p text:style-name="P157"><text:span text:style-name="T163"/></text:p>
      <text:p text:style-name="P158"><text:span text:style-name="T164">43) How to create an Immutable object in Java? (answer)</text:span></text:p>
      <text:p text:style-name="P158"><text:span text:style-name="T164">This question might not look related to multi-threading and concurrency, but it is. Immutability helps to simplify already complex concurrent code in Java. Since immutable object can be shared without any synchronization its very dear to Java developers. Core value object, which is meant to be shared among thread should be immutable for performance and simplicity. Unfortunately there is no @Immutable annotation in Java, which can make your object immutable, hard work must be done by Java developers. You need to keep basics like initializing state in constructor, no setter methods, no leaking of reference, keeping separate copy of mutable object to create Immutable object. For step by step guide see my post, how to make an object Immutable in Java. This will give you enough material to answer this question with confidence.</text:span></text:p>
      <text:p text:style-name="P159"><text:span text:style-name="T165"/></text:p>
      <text:p text:style-name="P159"><text:span text:style-name="T165"/></text:p>
      <text:p text:style-name="P160"><text:span text:style-name="T166">44) What is ReadWriteLock in Java? (answer)</text:span></text:p>
      <text:p text:style-name="P160"><text:span text:style-name="T166">In general, read write lock is the result of lock stripping technique to improve the performance of concurrent applications. In Java, ReadWriteLock is an interface which was added in Java 5 release. A ReadWriteLock maintains a pair of associated locks, one for read-only operations and one for writing. The read lock may be held simultaneously by multiple reader threads, so long as there are no writers. The write lock is exclusive. If you want you can implement this interface with your own set of rules, otherwise you can use ReentrantReadWriteLock, which comes along with JDK and supports a maximum of 65535 recursive write locks and 65535 read locks.</text:span></text:p>
      <text:p text:style-name="P161"><text:span text:style-name="T167"/></text:p>
      <text:p text:style-name="P161"><text:span text:style-name="T167"/></text:p>
      <text:p text:style-name="P162"><text:span text:style-name="T168">45) What is busy spin in multi-threading? (answer)</text:span></text:p>
      <text:p text:style-name="P162"><text:span text:style-name="T168">Busy spin is a technique which concurrent programmers employ to make a thread wait on certain condition. Unlike traditional methods e.g. wait(), sleep() or yield() which all involves relinquishing CPU control, this method does not relinquish CPU, instead it the just runs empty loop. Why would someone do that? to preserve CPU caches. In a multi-core system, it's possible for a paused thread to resume on a different core, which means rebuilding cache again. To avoid cost of rebuilding cache, programmer prefer to wait for much smaller time doing busy spin. You can also see this answer to learn more about this question.</text:span></text:p>
      <text:p text:style-name="P163"><text:span text:style-name="T169"/></text:p>
      <text:p text:style-name="P163"><text:span text:style-name="T169"/></text:p>
      <text:p text:style-name="P164"><text:span text:style-name="T170">46) What is the difference between the volatile and atomic variable in Java? (answer)</text:span></text:p>
      <text:p text:style-name="P164"><text:span text:style-name="T170">This is an interesting question for Java programmer, at first, volatile and atomic variable look very similar, but they are different. Volatile variable provides you happens-before guarantee that a write will happen before any subsequent write, it doesn't guarantee atomicity. For example count++ operation will not become atomic just by declaring count variable as volatile. On the other hand AtomicInteger class provides atomic method to perform such compound operation atomically e.g. getAndIncrement() is atomic replacement of increment operator. It can be used to atomically increment current value by one. Similarly you have atomic version for other data type and reference variable as well.</text:span></text:p>
      <text:p text:style-name="P165"><text:span text:style-name="T171"/></text:p>
      <text:p text:style-name="P165"><text:span text:style-name="T171"/></text:p>
      <text:p text:style-name="P166"><text:span text:style-name="T172">47) What happens if a thread throws an Exception inside synchronized block? (answer)</text:span></text:p>
      <text:p text:style-name="P166"><text:span text:style-name="T172">This is one more tricky question for average Java programmer, if he can bring the fact about whether lock is released or not is a key indicator of his understanding. To answer this question, no matter how you exist synchronized block, either normally by finishing execution or abruptly by throwing exception, thread releases the lock it acquired while entering that synchronized block. This is actually one of the reasons I like synchronized block over lock interface, which requires explicit attention to release lock, generally this is achieved by releasing the lock in a finally block.</text:span></text:p>
      <text:p text:style-name="P167"><text:span text:style-name="T173"/></text:p>
      <text:p text:style-name="P167"><text:span text:style-name="T173"/></text:p>
      <text:p text:style-name="P168"><text:span text:style-name="T174">48) What is double checked locking of Singleton? (answer)</text:span></text:p>
      <text:p text:style-name="P168"><text:span text:style-name="T174">This is one of the very popular question on Java interviews, and despite its popularity, chances of candidate answering this question satisfactory is only 50%. Half of the time, they failed to write code for double checked locking and half of the time they failed how it was broken and fixed on Java 1.5. This is actually an old way of creating thread-safe singleton, which tries to optimize performance by only locking when Singleton instance is created first time, but because of complexity and the fact it was broken for JDK 1.4,<text:s text:c="2"/>I personally don't like it. Anyway, even if you not prefer this approach its good to know from interview point of view. Since this question deserve a detailed answer, I have answered in a separate post, you can read my post how double checked locking on Singleton works to learn more about it.</text:span></text:p>
      <text:p text:style-name="P169"><text:span text:style-name="T175"/></text:p>
      <text:p text:style-name="P169"><text:span text:style-name="T175"/></text:p>
      <text:p text:style-name="P170"><text:span text:style-name="T176">49) How to create thread-safe Singleton in Java? (answer)</text:span></text:p>
      <text:p text:style-name="P170"><text:span text:style-name="T176">This question is actually follow-up of the previous question. If you say you don't like double checked locking then Interviewer is bound to ask about alternative ways of creating thread-safe Singleton class. There are actually man, you can take advantage of class loading and static variable initialization feature of JVM to create instance of Singleton, or you can leverage powerful enumeration type in Java to create Singleton. I actually preferred that way, you can also read this article to learn more about it and see some sample code.</text:span></text:p>
      <text:p text:style-name="P171"><text:span text:style-name="T177"/></text:p>
      <text:p text:style-name="P171"><text:span text:style-name="T177"/></text:p>
      <text:p text:style-name="P172"><text:span text:style-name="T178">50) List down 3 multi-threading best practice you follow? (answer)</text:span></text:p>
      <text:p text:style-name="P172"><text:span text:style-name="T178">This is my favorite question because I believe that you must follow certain best practices while writing concurrent code which helps in performance, debugging and maintenance. Following are three best practices, I think an average Java programmer should follow:</text:span></text:p>
      <text:p text:style-name="P172"><text:span text:style-name="T178">Always give meaningful name to your threadThis goes a long way to find a bug or trace an execution in concurrent code. OrderProcessor, QuoteProcessor or TradeProcessor is much better than Thread-1. Thread-2 and Thread-3. The name should say about task done by that thread. All major framework and even JDK follow this best practice.</text:span></text:p>
      <text:p text:style-name="P172"><text:span text:style-name="T178">Avoid locking or Reduce scope of Synchronization</text:span></text:p>
      <text:p text:style-name="P172"><text:span text:style-name="T178">Locking is costly and context switching is even costlier. Try to avoid synchronization and locking as much as possible and at a bare minimum, you should reduce critical section. That's why I prefer synchronized block over synchronized method because it gives you absolute control on the scope of locking.</text:span></text:p>
      <text:p text:style-name="P172"><text:span text:style-name="T178">Prefer Synchronizers over wait and notify</text:span></text:p>
      <text:p text:style-name="P172"><text:span text:style-name="T178">Synchronizers like CountDownLatch, Semaphore, CyclicBarrier or Exchanger simplifies coding. It's very difficult to implement complex control flow right using wait and notify. Secondly, these classes are written and maintained by best in business and there is good chance that they are optimized or replaced by better performance code in subsequent JDK releases. By using higher level synchronization utilities, you automatically get all these benefits.</text:span></text:p>
      <text:p text:style-name="P172"><text:span text:style-name="T178">Prefer Concurrent Collection over Synchronized Collection</text:span></text:p>
      <text:p text:style-name="P172"><text:span text:style-name="T178">This is another simple best practice which is easy to follow but reap good benefits. Concurrent collection are more scalable than their synchronized counterpart, that's why its better to use them while writing concurrent code. So next time if you need map, think about ConcurrentHashMap before thinking Hashtable. See my article Concurrent Collections in Java, to learn more about modern collection classes and how to make best use of them.</text:span></text:p>
      <text:p text:style-name="P173"><text:span text:style-name="T179"/></text:p>
      <text:p text:style-name="P173"><text:span text:style-name="T179"/></text:p>
      <text:p text:style-name="P174"><text:span text:style-name="T180">51) How do you force to start a Thread in Java? (answer)</text:span></text:p>
      <text:p text:style-name="P174"><text:span text:style-name="T180">This question is like how do you force garbage collection in Java, there is no way though you can make a request using System.gc() but it's not guaranteed. On Java multi-threading there is absolute no way to force start a thread, this is controlled by thread scheduler and Java exposes no API to control thread schedule. This is still a random bit in Java.</text:span></text:p>
      <text:p text:style-name="P175"><text:span text:style-name="T181"/></text:p>
      <text:p text:style-name="P175"><text:span text:style-name="T181"/></text:p>
      <text:p text:style-name="P176"><text:span text:style-name="T182">52) What is the fork-join framework in Java? (answer)</text:span></text:p>
      <text:p text:style-name="P176"><text:span text:style-name="T182">The fork join framework, introduced in JDK 7 is a powerful tool available to Java developer to take advantage of multiple processors of modern day servers. It is designed for work that can be broken into smaller pieces recursively. The goal is to use all the available processing power to enhance the performance of your application. One significant advantage of The fork/join framework is that it uses a work-stealing algorithm. Worker threads that run out of things to do can steal tasks from other threads that are still busy. See this article for the much more detailed answer to this question.</text:span></text:p>
      <text:p text:style-name="P177"><text:span text:style-name="T183"/></text:p>
      <text:p text:style-name="P177"><text:span text:style-name="T183"/></text:p>
      <text:p text:style-name="P178"><text:span text:style-name="T184">53) What is the difference between calling wait() and sleep() method in Java multi-threading? (answer)</text:span></text:p>
      <text:p text:style-name="P178"><text:span text:style-name="T184">Though both wait and sleep introduce some form of pause in Java application, they are the tool for different needs. Wait method is used for inter thread communication, it relinquishes lock if waiting for a condition is true and wait for notification when due to an action of another thread waiting condition becomes false. On the other hand sleep() method is just to relinquish CPU or stop execution of current thread for specified time duration. Calling sleep method doesn't release the lock held by current thread. You can also take look at this article to answer this question with more details.</text:span></text:p>
      <text:p text:style-name="P179"><text:span text:style-name="T185"/></text:p>
      <text:p text:style-name="P179"><text:span text:style-name="T185"/></text:p>
      <text:p text:style-name="P180"><text:span text:style-name="T186">That's all on this list of top 50 Java multi-threading and concurrency interview questions. I have not shared answers of all the questions but provided enough hints and links to explore further and find answers by yourselves. As I said, let me know if you don't find answer of any particular question and I will add answer here.</text:span></text:p>
      <text:p text:style-name="P181"><text:span text:style-name="T187"/></text:p>
      <text:p text:style-name="P182"><text:span text:style-name="T188">You can use this list to not only to prepare for your core Java and programming interviews but also to check your knowledge about basics of threads, multi-threading, concurrency, design patterns and threading issues like race conditions, deadlock and thread safety problems.</text:span></text:p>
      <text:p text:style-name="P183"><text:span text:style-name="T189"/></text:p>
      <text:p text:style-name="P184"><text:span text:style-name="T190">My intention is to make this list of question as mother of all list of Java Multi-threading questions, but this can not be done without your help. You can also share any question with us, which has been asked to you or any question for which you yet to find an answer.</text:span></text:p>
      <text:p text:style-name="P185"><text:span text:style-name="T191"/></text:p>
      <text:p text:style-name="P186"><text:span text:style-name="T192">This master list is equally useful to Java developers of all levels of experience. You can read through this list even if you have 2 to 3 years of working experience as a junior developer or 5 to 6 years as senior developer. It's even useful for freshers and beginners to expand their knowledge. I will add new and latest multi-threading question as and when I come across, and I request you all to ask, share and answer questions via comments to keep this list relevant to all Java programmers.</text:span></text:p>
      <text:p text:style-name="P186"><text:span text:style-name="T193"><text:s text:c="67"/>Collection</text:span></text:p>
      <text:p text:style-name="P186"><text:span text:style-name="T193">Q1<text:s text:c="2"/>What is Collection ? What is a Collections Framework ? What are the benefits of Java Collections Framework ?</text:span></text:p>
      <text:p text:style-name="P186"><text:span text:style-name="T193">Collection : A collection (also called as container) is an object<text:s text:c="2"/>that groups multiple elements into a single unit.</text:span></text:p>
      <text:p text:style-name="P186"><text:span text:style-name="T193">Collections Framework : Collections framework provides unified architecture for manipulating and representing collections.</text:span></text:p>
      <text:p text:style-name="P186"><text:span text:style-name="T193">Benefits of Collections Framework :</text:span></text:p>
      <text:p text:style-name="P186"><text:span text:style-name="T193">1. Improves program quality and speed</text:span></text:p>
      <text:p text:style-name="P186"><text:span text:style-name="T193">2. Increases the chances of reusability of software</text:span></text:p>
      <text:p text:style-name="P186"><text:span text:style-name="T193">3. Decreases programming effort.</text:span></text:p>
      <text:p text:style-name="P186"><text:span text:style-name="T193">Q2 What is the root interface in collection hierarchy ? </text:span></text:p>
      <text:p text:style-name="P186"><text:span text:style-name="T194">Root interface in collection hierarchy is Collection interface . Few interviewer may argue that </text:span></text:p>
      <text:p text:style-name="P186"><text:span text:style-name="T194">Collection interface extends Iterable interface. So iterable should be the root interface. But you should reply iterable interface present in java.lang package not in java.util package .It is clearly mentioned in Oracle Collection<text:s text:c="2"/>docs , that Collection interface is a member of the Java Collections framework.<text:s text:c="2"/>For Iterable interface Oracle doc , iterable interface is not mentioned as a part of the Java Collections framework .So if the question includes<text:s text:c="2"/>collection hierarchy , then you should answer the question as Collection interface (which is found in java.util package).</text:span></text:p>
      <text:p text:style-name="P186"><text:span text:style-name="T195">Q3 What is the difference between Collection and Collections ?</text:span></text:p>
      <text:p text:style-name="P186"><text:span text:style-name="T196">Collection is<text:s text:c="2"/>an interface while Collections is a java class , both are present in java.util package and<text:s text:c="2"/>part of java collections framework.</text:span></text:p>
      <text:p text:style-name="P186"><text:span text:style-name="T197">Q4 Which collection classes are synchronized or thread-safe ?</text:span></text:p>
      <text:p text:style-name="P186"><text:span text:style-name="T198">Stack, Properties , Vector and Hashtable can be used in multi threaded environment because they are synchronized classes (or thread-safe). </text:span></text:p>
      <text:p text:style-name="P186"><text:span text:style-name="T199">Q5 Name the core Collection<text:s text:c="2"/>interfaces ?</text:span></text:p>
      <text:p text:style-name="P186"><text:span text:style-name="T200">Java Collection Interfaces or Hierarchy</text:span></text:p>
      <text:p text:style-name="P186"><text:span text:style-name="T200">The list of core collection interfaces are : just mention the important ones</text:span></text:p>
      <text:p text:style-name="P186"><text:span text:style-name="T200">Important : Collection , Set , Queue , List , Map</text:span></text:p>
      <text:p text:style-name="P186"><text:span text:style-name="T200">Other interface also in the list :<text:s text:c="2"/>SortedSet, SortedMap , Deque, ListIterator etc.</text:span></text:p>
      <text:p text:style-name="P186"><text:span text:style-name="T201">Q6 What is the difference between List and Set ?</text:span></text:p>
      <text:p text:style-name="P186"><text:span text:style-name="T202">Set contain only unique elements while List can contain duplicate elements.Set is unordered while List is ordered . List maintains the order in which the objects are added .</text:span></text:p>
      <text:p text:style-name="P186"><text:span text:style-name="T203">Q7 What is the difference between Map and Set ?</text:span></text:p>
      <text:p text:style-name="P186"><text:span text:style-name="T204">Map object has unique keys each containing some value, while Set contain only unique values.</text:span></text:p>
      <text:p text:style-name="P186"><text:span text:style-name="T205">Q8 What are the classes implementing List and Set interface ?</text:span></text:p>
      <text:p text:style-name="P186"><text:span text:style-name="T206">Class implementing List interface :<text:s text:c="2"/>ArrayList , Vector , LinkedList ,Class implementing Set interface :<text:s text:c="2"/>HashSet , TreeSet</text:span></text:p>
      <text:p text:style-name="P186"><text:span text:style-name="T207">Q9 What is an iterator ?</text:span></text:p>
      <text:p text:style-name="P186"><text:span text:style-name="T208">Iterator is an interface . It is found in java.util package. It provides methods to iterate over any Collection</text:span><text:span text:style-name="T209">.</text:span></text:p>
      <text:p text:style-name="P186"><text:span text:style-name="T209">Q10 What is the difference between Iterator and Enumeration ?</text:span></text:p>
      <text:p text:style-name="P186"><text:span text:style-name="T210">The main difference between Iterator and Enumeration is that Iterator has remove() method while Enumeration doesn't.</text:span></text:p>
      <text:p text:style-name="P186"><text:span text:style-name="T210">Hence , using Iterator we can manipulate objects by adding and removing the objects from the collections. Enumeration behaves like a read only interface as it can only traverse the objects and fetch it<text:s/></text:span><text:span text:style-name="T211">.</text:span></text:p>
      <text:p text:style-name="P186"><text:span text:style-name="T211">Q11 Which design pattern followed by Iterator ?</text:span></text:p>
      <text:p text:style-name="P186"><text:span text:style-name="T212">It follows iterator design pattern. Iterator design pattern provides us to navigate through the collection of objects by using a common interface without letting us know about the underlying implementation</text:span><text:span text:style-name="T213">.</text:span></text:p>
      <text:p text:style-name="P186"><text:span text:style-name="T214">Enumeration is an example of Iterator design pattern.</text:span></text:p>
      <text:p text:style-name="P186"><text:span text:style-name="T215">Q12 Which methods you need to override to use any object as key in HashMap ?</text:span></text:p>
      <text:p text:style-name="P186"><text:span text:style-name="T216">To use any object as key in HashMap , it needs to implement equals() and hashCode() method .</text:span></text:p>
      <text:p text:style-name="P186"><text:span text:style-name="T217">Q13<text:s text:c="2"/>What is the difference between Queue and Stack ?</text:span></text:p>
      <text:p text:style-name="P186"><text:span text:style-name="T218">Queue is a data structure which is based on FIFO ( first in first out ) property . An example of Queue in real world is buying movie tickets in the multiplex or cinema theaters</text:span><text:span text:style-name="T219">.</text:span><text:span text:style-name="T220">Stack is a data structure which is based on LIFO (last in first out) property . An example of Stack in real world is<text:s text:c="2"/>insertion or removal of CD<text:s text:c="2"/>from the CD case.</text:span></text:p>
      <text:p text:style-name="P186"><text:span text:style-name="T221">Q14 How to reverse the List in Collections ?</text:span></text:p>
      <text:p text:style-name="P186"><text:span text:style-name="T222">There is a built in reverse method in Collections class . reverse(List list) accepts list as parameter.</text:span></text:p>
      <text:p text:style-name="P186"><text:span text:style-name="T222">Collections.reverse(listobject);</text:span></text:p>
      <text:p text:style-name="P186"><text:span text:style-name="T223">Q15 How to convert the array of strings into the list ?</text:span></text:p>
      <text:p text:style-name="P186"><text:span text:style-name="T224">Arrays class of java.util package contains the method asList() which accepts the array as parameter</text:span><text:span text:style-name="T225">.</text:span></text:p>
      <text:p text:style-name="P186"><text:span text:style-name="T226">So,String[]<text:s text:c="2"/>wordArray =<text:s text:c="2"/>{"Love Yourself"<text:s text:c="2"/>, "Alive is Awesome" , "Be in present"};</text:span></text:p>
      <text:p text:style-name="P186"><text:span text:style-name="T226">List wordList =<text:s text:c="2"/>Arrays.asList(wordArray);</text:span></text:p>
      <text:p text:style-name="P186"><text:span text:style-name="T227">Q16 What is the difference between ArrayList and Vector </text:span></text:p>
      <text:p text:style-name="P186"><text:span text:style-name="T228">1.<text:s text:c="2"/>Synchronization and Thread-Safe</text:span></text:p>
      <text:p text:style-name="P186"><text:span text:style-name="T228"><text:s/>Vector is<text:s text:c="2"/>synchronized while ArrayList is not synchronized<text:s text:c="2"/>. Synchronization and thread safe means at a time only one thread can access the code .In Vector class all the methods are synchronized .Thats why the Vector object is already synchronized when it is created .</text:span></text:p>
      <text:p text:style-name="P186"><text:span text:style-name="T228">2.<text:s text:c="2"/>Performance</text:span></text:p>
      <text:p text:style-name="P186"><text:span text:style-name="T228">Vector is slow as it is thread safe . In comparison ArrayList is fast as it is non synchronized . Thus<text:s text:c="5"/>in ArrayList two or more threads<text:s text:c="2"/>can access the code at the same time<text:s text:c="2"/>, while Vector is limited to one thread at a time.</text:span></text:p>
      <text:p text:style-name="P186"><text:span text:style-name="T228">3. Automatic Increase in Capacity</text:span></text:p>
      <text:p text:style-name="P186"><text:span text:style-name="T228">A Vector defaults to doubling size of its array . While when you insert an element into the ArrayList ,<text:s text:c="4"/>it increases its Array size by 50%<text:s text:c="2"/>By default ArrayList size is 10 . It checks whether it reaches the<text:s text:c="7"/>last<text:s text:c="2"/>element then it will create the new array ,copy the new data of last array to new array ,then old array<text:s text:c="5"/>is garbage collected by the Java Virtual Machine (JVM) . </text:span></text:p>
      <text:p text:style-name="P186"><text:span text:style-name="T228">4. Set Increment Size</text:span></text:p>
      <text:p text:style-name="P186"><text:span text:style-name="T228">ArrayList does not define the increment size . Vector defines the increment size .You can find the following method in Vector Class public synchronized void setSize(int i) { //some code<text:s text:c="2"/>}There is no setSize() method or any other method in ArrayList which can manually set the increment size.</text:span></text:p>
      <text:p text:style-name="P186"><text:span text:style-name="T228">5. Enumerator</text:span></text:p>
      <text:p text:style-name="P186"><text:span text:style-name="T228">Other than Hashtable ,Vector is the only other class which uses both Enumeration and Iterator .While ArrayList can only use Iterator for traversing an ArrayList .</text:span></text:p>
      <text:p text:style-name="P186"><text:span text:style-name="T228">6.<text:s text:c="2"/>Introduction in Java </text:span></text:p>
      <text:p text:style-name="P186"><text:span text:style-name="T228">java.util.Vector<text:s text:c="2"/>class was there in java since the very first version of the java development kit (jdk).java.util.ArrayList<text:s text:c="2"/>was introduced in java version 1.2 , as part of Java Collections framework . In java version 1.2 , Vector class has been refactored to implement the List Inteface .</text:span></text:p>
      <text:p text:style-name="P186"><text:span text:style-name="T229">Q17 What is the difference between HashMap and Hashtable ?</text:span></text:p>
      <text:p text:style-name="P187"><text:span text:style-name="T229">Difference between HashMap and HashTable / HashMap vs HashTable<text:s text:c="2"/></text:span></text:p>
      <text:p text:style-name="P188"><text:span text:style-name="T230"/></text:p>
      <text:p text:style-name="P189"><text:span text:style-name="T231">1. Synchronization or Thread Safe :</text:span></text:p>
      <text:p text:style-name="P189"><text:span text:style-name="T231"><text:s text:c="2"/></text:span><text:span text:style-name="T232">This is the most important difference between two . HashMap is non synchronized and not thread safe.On the other hand, HashTable is thread safe and synchronized</text:span><text:span text:style-name="T233">.</text:span></text:p>
      <text:p text:style-name="P189"><text:span text:style-name="T234">When to use HashMap ?<text:s text:c="2"/>answer is if your application do not require any multi-threading task, in other words hashmap is better for non-threading applications. HashTable should be used in multithreading applications. </text:span></text:p>
      <text:p text:style-name="P190"><text:span text:style-name="T235">2. Null keys and null values :<text:s text:c="2"/></text:span></text:p>
      <text:p text:style-name="P191"><text:span text:style-name="T236">Hashmap allows one null key and any number of null values, while Hashtable do not allow null keys and null values in the HashTable object.</text:span></text:p>
      <text:p text:style-name="P191"><text:span text:style-name="T237">3. Iterating the values:</text:span></text:p>
      <text:p text:style-name="P191"><text:span text:style-name="T237"><text:s text:c="2"/></text:span><text:span text:style-name="T238">Hashmap object values are iterated by using iterator .HashTable is the only class other than vector which uses enumerator to iterate the values of HashTable object</text:span><text:span text:style-name="T239">.</text:span></text:p>
      <text:p text:style-name="P191"><text:span text:style-name="T239">difference between hashmap and hashtable</text:span></text:p>
      <text:p text:style-name="P191"><text:span text:style-name="T239">4.<text:s text:c="2"/>Fail-fast iterator<text:s text:c="2"/>: </text:span></text:p>
      <text:p text:style-name="P191"><text:span text:style-name="T240">The iterator in Hashmap is fail-fast iterator while the enumerator for Hashtable is not.According to Oracle Docs,<text:s text:c="2"/>if the Hashtable is structurally modified at any time after the iterator is created in any way except the iterator's own remove method , then the iterator will throw ConcurrentModification Exception.</text:span></text:p>
      <text:p text:style-name="P191"><text:span text:style-name="T240">Structural modification means adding or removing elements from the Collection object (here hashmap or hashtable) . Thus the enumerations returned by the Hashtable keys and elements methods are not fail fast.We have already explained the difference between iterator and enumeration.</text:span></text:p>
      <text:p text:style-name="P191"><text:span text:style-name="T241">5. Performance : </text:span></text:p>
      <text:p text:style-name="P191"><text:span text:style-name="T241"><text:s/></text:span><text:span text:style-name="T242">Hashmap is much faster and uses less memory than Hashtable as former is unsynchronized . Unsynchronized objects are often much better in performance in compare to synchronized<text:s text:c="2"/>object like Hashtable in single threaded environment.</text:span></text:p>
      <text:p text:style-name="P191"><text:span text:style-name="T243">6. Superclass and Legacy : </text:span></text:p>
      <text:p text:style-name="P192"><text:span text:style-name="T243"><text:s/></text:span><text:span text:style-name="T244">Hashtable is a subclass of Dictionary class which is now obsolete in Jdk 1.7 ,so ,it is not used anymore. It is better off externally synchronizing a HashMap or using a ConcurrentMap implementation (e.g ConcurrentHashMap).HashMap is the subclass of the AbstractMap class. Although Hashtable and HashMap has different superclasses but they both are implementations<text:s/></text:span><text:span text:style-name="T245">1. Insertion Order :<text:s text:c="3"/></text:span></text:p>
      <text:p text:style-name="P193"><text:span text:style-name="T246">Both HashMap and Hashtable<text:s text:c="2"/>does not guarantee that<text:s text:c="2"/>the order of the map will remain constant over time. Instead use LinkedHashMap, as the order remains constant over time.</text:span></text:p>
      <text:p text:style-name="P193"><text:span text:style-name="T247">2. Map interface : </text:span></text:p>
      <text:p text:style-name="P193"><text:span text:style-name="T248"><text:s text:c="2"/>Both HashMap and Hashtable implements Map interface<text:s/></text:span><text:span text:style-name="T249">.</text:span></text:p>
      <text:p text:style-name="P194"><text:span text:style-name="T249">3. Put and get method :<text:s text:c="2"/></text:span></text:p>
      <text:p text:style-name="P195"><text:span text:style-name="T250">Both HashMap and Hashtable provides constant time performance for put and get methods assuming that the objects are distributed uniformly across the bucket.</text:span></text:p>
      <text:p text:style-name="P195"><text:span text:style-name="T251">4. Internal working : </text:span></text:p>
      <text:p text:style-name="P195"><text:span text:style-name="T251"><text:s/></text:span><text:span text:style-name="T252">Both HashMap and Hashtable works on the Principle of Hashing . We have already discussed how hashmap works in java .</text:span></text:p>
      <text:p text:style-name="P195"><text:span text:style-name="T253">When to use HashMap and Hashtable?</text:span></text:p>
      <text:p text:style-name="P195"><text:span text:style-name="T253">1. Single Threaded Application</text:span></text:p>
      <text:p text:style-name="P195"><text:span text:style-name="T254">HashMap should be preferred over Hashtable for the non-threaded applications. In simple words , use HashMap in unsynchronized or single threaded applications .</text:span></text:p>
      <text:p text:style-name="P195"><text:span text:style-name="T255">2. Multi Threaded Application</text:span></text:p>
      <text:p text:style-name="P195"><text:span text:style-name="T256">We should avoid using Hashtable, as the class is now obsolete in latest Jdk 1.8 . Oracle has provided a better replacement of Hashtable named ConcurrentHashMap. For multithreaded<text:s text:c="2"/>application prefer ConcurrentHashMap instead of Hashtable</text:span><text:span text:style-name="T257">.</text:span></text:p>
      <text:p text:style-name="P195"><text:span text:style-name="T257">HashMap<text:tab/>Hashtable</text:span></text:p>
      <text:p text:style-name="P195"><text:span text:style-name="T258">Synchronized<text:tab/>No<text:tab/>Yes</text:span></text:p>
      <text:p text:style-name="P195"><text:span text:style-name="T258">Thread-Safe<text:tab/>No<text:tab/>Yes</text:span></text:p>
      <text:p text:style-name="P195"><text:span text:style-name="T258">Null Keys and Null values<text:tab/>One null key ,Any null values<text:tab/>Not permit null keys and values</text:span></text:p>
      <text:p text:style-name="P195"><text:span text:style-name="T258">Iterator type<text:tab/>Fail fast iterator<text:tab/>Fail safe iterator</text:span></text:p>
      <text:p text:style-name="P195"><text:span text:style-name="T258">Performance<text:tab/>Fast<text:tab/>Slow in comparison</text:span></text:p>
      <text:p text:style-name="P195"><text:span text:style-name="T258">Superclass and Legacy<text:tab/>AbstractMap , No<text:tab/>Dictionary , Yes</text:span></text:p>
      <text:p text:style-name="P195"><text:span text:style-name="T259">Q18 What is the difference between peek(),poll() and remove() method of the Queue interface ?</text:span></text:p>
      <text:p text:style-name="P195"><text:span text:style-name="T260">Both poll() and remove() method is used to remove head object of the Queue. The main difference lies when the Queue is empty().</text:span></text:p>
      <text:p text:style-name="P195"><text:span text:style-name="T260">If Queue is empty then poll() method will return null . While in similar case , remove() method will throw NoSuchElementException .</text:span></text:p>
      <text:p text:style-name="P195"><text:span text:style-name="T260">peek() method retrieves but does not remove the head of the Queue. If queue is empty then peek() method also returns null.</text:span></text:p>
      <text:p text:style-name="P195"><text:span text:style-name="T261">Q19 What is the difference between Iterator and ListIterator</text:span><text:span text:style-name="T262">.</text:span></text:p>
      <text:p text:style-name="P195"><text:span text:style-name="T262">Using Iterator we can traverse the list of objects in forward direction . But ListIterator can traverse the collection in both directions that is forward as well as backward.</text:span></text:p>
      <text:p text:style-name="P195"><text:span text:style-name="T263">Q20 What is the difference between Array and ArrayList in Java ?</text:span></text:p>
      <text:p text:style-name="P195"><text:span text:style-name="T264">1. Resizable :<text:s text:c="3"/>Array is static in size that is fixed length data structure, One can not change the length after creating the Array object.</text:span></text:p>
      <text:p text:style-name="P195"><text:span text:style-name="T264">ArrayList is dynamic in size . Each ArrayList object<text:s text:c="2"/>has instance variable capacity which indicates the size of the ArrayList. As elements are added to an ArrayList its capacity grows automatically.</text:span></text:p>
      <text:p text:style-name="P195"><text:span text:style-name="T264">2. Performance : Performance of Array and ArrayList depends on the operation you are performing :</text:span></text:p>
      <text:p text:style-name="P195"><text:span text:style-name="T264">resize() opertation : Automatic resize of ArrayList will slow down the performance as it will use temporary array to copy elements from the old array to new array.</text:span></text:p>
      <text:p text:style-name="P195"><text:span text:style-name="T264">ArrayList is internally backed by Array during resizing<text:s text:c="2"/>as it calls the native implemented method System.arrayCopy(src,srcPos,dest,destPos,length) .</text:span></text:p>
      <text:p text:style-name="P195"><text:span text:style-name="T264">add() or get() operation : adding an element or retrieving an element from the array or arraylist object has almost same<text:s text:c="2"/>performance , as for ArrayList object these operations<text:s text:c="2"/>run in constant time.</text:span></text:p>
      <text:p text:style-name="P195"><text:span text:style-name="T264">3. Primitives :<text:s text:c="2"/>ArrayList can not contains primitive data types (like int , float , double) it can only contains Object while Array can contain both primitive data types as well as objects.</text:span></text:p>
      <text:p text:style-name="P196"><text:span text:style-name="T264">One get a misconception that we can store primitives(int,float,double) in ArrayList , but it is not true<text:s text:c="2"/></text:span></text:p>
      <text:p text:style-name="P197"><text:span text:style-name="T264">Suppose we have ArrayList object ,</text:span></text:p>
      <text:p text:style-name="P197"><text:span text:style-name="T264">ArrayList<text:s text:c="2"/>arraylistobject = new ArrayList();</text:span></text:p>
      <text:p text:style-name="P197"><text:span text:style-name="T264">arraylistobject.add(23);<text:s text:c="2"/>// try to add 23 (primitive)</text:span></text:p>
      <text:p text:style-name="P197"><text:span text:style-name="T264">JVM through Autoboxing(converting primitives to equivalent objects internally) ensures that only objects are added to the arraylist object. </text:span></text:p>
      <text:p text:style-name="P197"><text:span text:style-name="T264">thus , above step internally works like this :</text:span></text:p>
      <text:p text:style-name="P198"><text:span text:style-name="T264">arraylistobject.add( new Integer(23));<text:s text:c="7"/></text:span></text:p>
      <text:p text:style-name="P198"><text:span text:style-name="T264">// Converted int primitive to Integer object and added to arraylistobject<text:s text:c="2"/></text:span></text:p>
      <text:p text:style-name="P199"><text:span text:style-name="T264">Difference between Array and Arraylist in Java with Example</text:span></text:p>
      <text:p text:style-name="P200"><text:span text:style-name="T264">4. Iterating the values : We can use iterator<text:s text:c="2"/>to iterate through ArrayList . The iterators returned by the ArrayList class's iterator and listiterator method are fail-fast.<text:s text:c="2"/>We can use for loop or for each loop to iterate through array .<text:s text:c="2"/></text:span></text:p>
      <text:p text:style-name="P201"><text:span text:style-name="T264">5. Type-Safety :<text:s text:c="2"/>In Java , one can ensure Type Safety through Generics. while Array is a homogeneous data structure , thus it will contain objects of specific class or primitives of specific<text:s text:c="2"/>data type. In array if one try to store the different data type other than the specified while creating the array object , ArrayStoreException is thrown.</text:span></text:p>
      <text:p text:style-name="P201"><text:span text:style-name="T264">for example </text:span></text:p>
      <text:p text:style-name="P201"><text:span text:style-name="T264">String temp[] =<text:s text:c="2"/>new String[2];<text:s text:c="2"/>// creates a string array of size 2</text:span></text:p>
      <text:p text:style-name="P201"><text:span text:style-name="T264">temp[0] = new Integer(12); // throws ArrayStoreException, trying to add Integer object in String[] </text:span></text:p>
      <text:p text:style-name="P201"><text:span text:style-name="T264">6. Length :<text:s text:c="2"/>Length of the ArrayList is provided by the size() method while Each array object has the length variable which returns the length of the array</text:span></text:p>
      <text:p text:style-name="P201"><text:span text:style-name="T264">for example :</text:span></text:p>
      <text:p text:style-name="P201"><text:span text:style-name="T264">Integer arrayobject[] = new Integer[3];</text:span></text:p>
      <text:p text:style-name="P201"><text:span text:style-name="T264">arraylength= arrayobject.length<text:s text:c="3"/>;<text:s text:c="2"/>//uses arrayobject length variable</text:span></text:p>
      <text:p text:style-name="P201"><text:span text:style-name="T264">ArrayList<text:s text:c="2"/>arraylistobject = new ArrayList();</text:span></text:p>
      <text:p text:style-name="P201"><text:span text:style-name="T264">arraylistobject.add(12); </text:span></text:p>
      <text:p text:style-name="P201"><text:span text:style-name="T264">arraylistobject.size();<text:s text:c="3"/>//uses arraylistobject size method</text:span></text:p>
      <text:p text:style-name="P201"><text:span text:style-name="T264">7. Adding elements : We can insert elements into the arraylist object using the add() method while<text:s text:c="2"/>in array we insert elements using the assignment operator.</text:span></text:p>
      <text:p text:style-name="P201"><text:span text:style-name="T264">for example :</text:span></text:p>
      <text:p text:style-name="P201"><text:span text:style-name="T264">Integer addarrayobject[] = new Integer[3];</text:span></text:p>
      <text:p text:style-name="P201"><text:span text:style-name="T264">addarrayobject[0]= new Integer(8)<text:s text:c="3"/>;<text:s text:c="2"/>//new object is added to the array object</text:span></text:p>
      <text:p text:style-name="P201"><text:span text:style-name="T264">8. Multi-dimensional :<text:s text:c="2"/>Array can be multi dimensional , while ArrayList is always single dimensional.</text:span></text:p>
      <text:p text:style-name="P201"><text:span text:style-name="T264">example of multidimensional array:</text:span></text:p>
      <text:p text:style-name="P201"><text:span text:style-name="T264">Integer addarrayobject[][] = new Integer[3][2];</text:span></text:p>
      <text:p text:style-name="P202"><text:span text:style-name="T264">addarrayobject[0][0]= new Integer(8)<text:s text:c="2"/></text:span></text:p>
      <text:p text:style-name="P203"><text:span text:style-name="T264">Similarities Between Array and ArrayList</text:span></text:p>
      <text:p text:style-name="P203"><text:span text:style-name="T264">1. add and get method : Performance of Array and ArrayList are similar for the add and get operations .Both operations runs in constant time.</text:span></text:p>
      <text:p text:style-name="P203"><text:span text:style-name="T264">2. Duplicate elements : Both array and arraylist can contain duplicate elements.</text:span></text:p>
      <text:p text:style-name="P203"><text:span text:style-name="T264">3. Null Values : Both can store null values and uses index to refer to their elements.</text:span></text:p>
      <text:p text:style-name="P203"><text:span text:style-name="T264">4. Unordered :<text:s text:c="2"/>Both does not guarantee ordered<text:s text:c="2"/>elements.</text:span></text:p>
      <text:p text:style-name="P203"><text:span text:style-name="T264">Array<text:tab/>ArrayList</text:span></text:p>
      <text:p text:style-name="P203"><text:span text:style-name="T264">Resizable<text:tab/>No<text:tab/>Yes</text:span></text:p>
      <text:p text:style-name="P203"><text:span text:style-name="T264">Primitives<text:tab/>Yes<text:tab/>No</text:span></text:p>
      <text:p text:style-name="P203"><text:span text:style-name="T264">Iterating values<text:tab/>for, for each<text:tab/>Iterator , for each</text:span></text:p>
      <text:p text:style-name="P203"><text:span text:style-name="T264">Length<text:tab/>length variable<text:tab/>size method</text:span></text:p>
      <text:p text:style-name="P203"><text:span text:style-name="T264">Performance<text:tab/>Fast<text:tab/>Slow in comparision</text:span></text:p>
      <text:p text:style-name="P203"><text:span text:style-name="T264">Multidimensional<text:tab/>Yes<text:tab/>No</text:span></text:p>
      <text:p text:style-name="P203"><text:span text:style-name="T264">Add Elements<text:tab/>Assignment operator<text:tab/>add method</text:span></text:p>
      <text:p text:style-name="P203"><text:span text:style-name="T265">Q21 What is the difference between HashSet and TreeSet ?</text:span></text:p>
      <text:p text:style-name="P204"><text:span text:style-name="T266">Difference between HashSet and TreeSet<text:s text:c="2"/></text:span></text:p>
      <text:p text:style-name="P204"><text:span text:style-name="T266">1. Ordering : HashSet stores the object in random order . There is no guarantee that the element we<text:s text:c="2"/>inserted first in the HashSet<text:s text:c="2"/>will be printed first in the output . For example<text:s text:c="3"/></text:span></text:p>
      <text:p text:style-name="P205"><text:span text:style-name="T266">import java.util.HashSet;</text:span></text:p>
      <text:p text:style-name="P205"><text:span text:style-name="T266">public class HashSetExample {</text:span></text:p>
      <text:p text:style-name="P205"><text:span text:style-name="T266"><text:s text:c="4"/>public static void main(String[] args) { </text:span></text:p>
      <text:p text:style-name="P205"><text:span text:style-name="T266"><text:s text:c="8"/>HashSet&lt;String&gt;<text:s text:c="2"/>obj1= new HashSet&lt;String&gt;();</text:span></text:p>
      <text:p text:style-name="P205"><text:span text:style-name="T266"><text:s text:c="8"/>obj1.add("Alive");</text:span></text:p>
      <text:p text:style-name="P205"><text:span text:style-name="T266"><text:s text:c="8"/>obj1.add("is");</text:span></text:p>
      <text:p text:style-name="P205"><text:span text:style-name="T266"><text:s text:c="8"/>obj1.add("Awesome");</text:span></text:p>
      <text:p text:style-name="P206"><text:span text:style-name="T266"><text:s text:c="8"/>System.out.println(obj1);<text:s text:c="8"/></text:span></text:p>
      <text:p text:style-name="P206"><text:span text:style-name="T266"><text:s text:c="4"/>}<text:s text:c="4"/></text:span></text:p>
      <text:p text:style-name="P207"><text:span text:style-name="T266">} </text:span></text:p>
      <text:p text:style-name="P208"><text:span text:style-name="T266"><text:s/></text:span></text:p>
      <text:p text:style-name="P208"><text:span text:style-name="T266">OUTPUT : [is, Awesome, Alive]<text:s text:c="2"/></text:span></text:p>
      <text:p text:style-name="P209"><text:span text:style-name="T266">Elements are sorted according to the natural ordering of its elements in TreeSet. If the objects can not </text:span></text:p>
      <text:p text:style-name="P209"><text:span text:style-name="T266">be sorted in natural order than use compareTo() method to sort the elements of TreeSet object .</text:span></text:p>
      <text:p text:style-name="P209"><text:span text:style-name="T266">import java.util.TreeSet;</text:span></text:p>
      <text:p text:style-name="P210"><text:span text:style-name="T267"/></text:p>
      <text:p text:style-name="P211"><text:span text:style-name="T268">public class TreeSetExample {</text:span></text:p>
      <text:p text:style-name="P211"><text:span text:style-name="T268"><text:s text:c="4"/>public static void main(String[] args) {</text:span></text:p>
      <text:p text:style-name="P211"><text:span text:style-name="T268"><text:s text:c="8"/>TreeSet&lt;String&gt;<text:s text:c="2"/>obj1= new TreeSet&lt;String&gt;();</text:span></text:p>
      <text:p text:style-name="P211"><text:span text:style-name="T268"><text:s text:c="8"/>obj1.add("Alive");</text:span></text:p>
      <text:p text:style-name="P211"><text:span text:style-name="T268"><text:s text:c="8"/>obj1.add("is");</text:span></text:p>
      <text:p text:style-name="P211"><text:span text:style-name="T268"><text:s text:c="8"/>obj1.add("Awesome");</text:span></text:p>
      <text:p text:style-name="P211"><text:span text:style-name="T268"><text:s text:c="8"/>System.out.println(obj1);</text:span></text:p>
      <text:p text:style-name="P212"><text:span text:style-name="T268"><text:s text:c="8"/></text:span></text:p>
      <text:p text:style-name="P213"><text:span text:style-name="T268"><text:s text:c="4"/>}</text:span></text:p>
      <text:p text:style-name="P213"><text:span text:style-name="T268">}</text:span></text:p>
      <text:p text:style-name="P214"><text:span text:style-name="T268"><text:s/></text:span></text:p>
      <text:p text:style-name="P214"><text:span text:style-name="T268">OUTPUT : [Alive, Awesome, is]<text:s text:c="3"/></text:span></text:p>
      <text:p text:style-name="P215"><text:span text:style-name="T268">2. Null value :<text:s text:c="3"/>HashSet can store null object while TreeSet does not allow null object. If one try to store null object in TreeSet object , it will throw Null Pointer Exception.</text:span></text:p>
      <text:p text:style-name="P215"><text:span text:style-name="T268">3. Performance : HashSet take constant time performance for the basic operations like add, remove contains and<text:s text:c="2"/>size.While TreeSet guarantees log(n) time cost for the basic operations (add,remove,contains).</text:span></text:p>
      <text:p text:style-name="P215"><text:span text:style-name="T268">4. Speed : HashSet is much faster than TreeSet,as performance time of HashSet is constant against the log time of TreeSet for most operations (add,remove ,contains and size) . Iteration performance of HashSet mainly depends on the load factor and initial capacity parameters. </text:span></text:p>
      <text:p text:style-name="P215"><text:span text:style-name="T268">5. Internal implementation :<text:s text:c="2"/>As we have already discussed How hashset internally works in java thus, in one line HashSet are internally backed by hashmap. While TreeSet is backed by a<text:s text:c="2"/>Navigable<text:s text:c="2"/>TreeMap. </text:span></text:p>
      <text:p text:style-name="P215"><text:span text:style-name="T268">Difference between HashSet and TreeSet in Java with Example</text:span></text:p>
      <text:p text:style-name="P215"><text:span text:style-name="T268">6. Functionality :<text:s text:c="4"/>TreeSet is rich in functionality as compare to HashSet. Functions like pollFirst(),pollLast(),first(),last(),ceiling(),lower() etc. makes TreeSet easier to use than HashSet. </text:span></text:p>
      <text:p text:style-name="P215"><text:span text:style-name="T268">7. Comparision : HashSet uses equals() method for comparison in java while TreeSet uses compareTo() method for maintaining ordering </text:span></text:p>
      <text:p text:style-name="P215"><text:span text:style-name="T268">To whom priority is given TreeSet comparator or Comparable.compareTo() </text:span></text:p>
      <text:p text:style-name="P215"><text:span text:style-name="T268">Suppose there are elements in TreeSet which can be naturally sorted by the TreeSet , but we also added our own sorting method by implementing Comparable interface compareTo() method .</text:span></text:p>
      <text:p text:style-name="P215"><text:span text:style-name="T268">Then to whom priority is given</text:span></text:p>
      <text:p text:style-name="P215"><text:span text:style-name="T268">Answer to the above question is that the Comparator passed into the TreeSet constructor has been given priority.</text:span></text:p>
      <text:p text:style-name="P215"><text:span text:style-name="T268">According to Oracle Java docs </text:span></text:p>
      <text:p text:style-name="P215"><text:span text:style-name="T268">public TreeSet(Comparator comparator)</text:span></text:p>
      <text:p text:style-name="P215"><text:span text:style-name="T268">Constructs a new, empty tree set, sorted according to the specified comparator</text:span></text:p>
      <text:p text:style-name="P215"><text:span text:style-name="T268"><text:s text:c="3"/>Parameters:</text:span></text:p>
      <text:p text:style-name="P215"><text:span text:style-name="T268"><text:s text:c="3"/>comparator - the comparator that will be used to order this set. If null, the natural ordering of the elements will be used</text:span></text:p>
      <text:p text:style-name="P215"><text:span text:style-name="T269">Similarities Between HashSet and TreeSet</text:span></text:p>
      <text:p text:style-name="P216"><text:span text:style-name="T270"/></text:p>
      <text:p text:style-name="P217"><text:span text:style-name="T271">1. Unique Elements :<text:s text:c="3"/>Since HashSet and TreeSet both implements Set interface . Both are allowed to store only unique elements in their objects. Thus there can never be any duplicate elements inside the HashSet and TreeSet objects.</text:span></text:p>
      <text:p text:style-name="P217"><text:span text:style-name="T271">2. Not Thread Safe : HashSet and TreeSet both are not synchronized or not thread safe.HashSet and TreeSet, both implementations are not synchronized. If multiple threads access a hash set/ tree set concurrently, and at least one of the threads modifies the set, it must be synchronized externally.</text:span></text:p>
      <text:p text:style-name="P217"><text:span text:style-name="T271">3. Clone() method copy technique:<text:s text:c="2"/>Both HashSet and TreeSet uses shallow copy technique to create a clone of<text:s text:c="2"/>their objects .</text:span></text:p>
      <text:p text:style-name="P217"><text:span text:style-name="T271">4. Fail-fast Iterators :<text:s text:c="2"/>The iterators returned by this class's<text:s text:c="2"/>method are fail-fast: if the set is modified at any time after the iterator is<text:s text:c="2"/>created, in any way except through the iterator's own<text:s text:c="2"/>remove method, the iterator will throw a<text:s text:c="2"/>ConcurrentModificationException.<text:s text:c="2"/>Thus, in the face of concurrent modification, the iterator fails quickly and cleanly, rather than risking arbitrary, non-deterministic behavior at<text:s text:c="3"/>an undetermined time in the future.</text:span></text:p>
      <text:p text:style-name="P217"><text:span text:style-name="T272">When to prefer TreeSet over HashSet</text:span></text:p>
      <text:p text:style-name="P217"><text:span text:style-name="T273">1.<text:s text:c="2"/>Sorted unique elements are required instead of unique elements.The sorted list given by TreeSet is always in ascending order.</text:span></text:p>
      <text:p text:style-name="P217"><text:span text:style-name="T273">2.<text:s text:c="3"/>TreeSet has greater locality than HashSet.</text:span></text:p>
      <text:p text:style-name="P218"><text:span text:style-name="T273">If two entries<text:s text:c="2"/>are near by in the order , then TreeSet places them near each other in data structure and hence in memory, while HashSet spreads the entries all over memory<text:s text:c="2"/>regardless of the keys they are associated to.<text:s text:c="3"/></text:span></text:p>
      <text:p text:style-name="P219"><text:span text:style-name="T273">As we know Data reads from the hard drive takes much more latency time than data read from the cache or memory. In case data needs to be read from hard drive than prefer TreeSet as it has greater locality than HashSet.</text:span></text:p>
      <text:p text:style-name="P219"><text:span text:style-name="T273">3. TreeSet uses Red- Black tree algorithm underneath to sort out the elements. When one need to perform read/write operations frequently , then TreeSet is a good choice.</text:span></text:p>
      <text:p text:style-name="P219"><text:span text:style-name="T274">Q23 What is the difference between HashMap and ConcurrentHashMap ?</text:span></text:p>
      <text:p text:style-name="P219"><text:span text:style-name="T274">1.<text:s text:c="2"/>Thread -Safe : </text:span></text:p>
      <text:p text:style-name="P219"><text:span text:style-name="T275"><text:s/>ConcurrentHashMap is thread-safe that is the code can be accessed by single thread at a time .<text:s text:c="2"/>while HashMap is not thread-safe .difference between hashmap and concurrenthashmap in java</text:span></text:p>
      <text:p text:style-name="P219"><text:span text:style-name="T276">2.<text:s text:c="2"/>Synchronization Method :</text:span></text:p>
      <text:p text:style-name="P219"><text:span text:style-name="T276"><text:s text:c="2"/></text:span><text:span text:style-name="T277">HashMap can be synchronized by using<text:s text:c="2"/>synchronizedMap(HashMap)<text:s text:c="2"/>method .<text:s text:c="2"/>By using this<text:s text:c="2"/>method we get a HashMap object which is equivalent<text:s text:c="2"/>to the HashTable object . So every modification<text:s text:c="2"/>is performed<text:s text:c="2"/>on<text:s text:c="2"/>Map is locked on Map object</text:span></text:p>
      <text:p text:style-name="P219"><text:span text:style-name="T278">import java.util.*;</text:span></text:p>
      <text:p text:style-name="P220"><text:span text:style-name="T279"/></text:p>
      <text:p text:style-name="P221"><text:span text:style-name="T280">public class HashMapSynchronization {</text:span></text:p>
      <text:p text:style-name="P221"><text:span text:style-name="T280"><text:s text:c="4"/>public static void main(String[] args) {</text:span></text:p>
      <text:p text:style-name="P221"><text:span text:style-name="T280"><text:s text:c="8"/>// create map</text:span></text:p>
      <text:p text:style-name="P221"><text:span text:style-name="T280"><text:s text:c="8"/>Map&lt;String,String&gt; map = new HashMap&lt;String,String&gt;();</text:span></text:p>
      <text:p text:style-name="P222"><text:span text:style-name="T280"><text:s text:c="8"/></text:span></text:p>
      <text:p text:style-name="P223"><text:span text:style-name="T280"><text:s text:c="8"/>// populate the map</text:span></text:p>
      <text:p text:style-name="P223"><text:span text:style-name="T280"><text:s text:c="8"/>map.put("1","ALIVE ");</text:span></text:p>
      <text:p text:style-name="P223"><text:span text:style-name="T280"><text:s text:c="8"/>map.put("2","IS");</text:span></text:p>
      <text:p text:style-name="P223"><text:span text:style-name="T280"><text:s text:c="8"/>map.put("3","AWESOME");</text:span></text:p>
      <text:p text:style-name="P224"><text:span text:style-name="T280"><text:s text:c="8"/></text:span></text:p>
      <text:p text:style-name="P225"><text:span text:style-name="T280"><text:s text:c="8"/>// create a synchronized map</text:span></text:p>
      <text:p text:style-name="P225"><text:span text:style-name="T280"><text:s text:c="8"/>Map&lt;String,String&gt; syncMap = Collections.synchronizedMap(map);</text:span></text:p>
      <text:p text:style-name="P226"><text:span text:style-name="T280"><text:s text:c="8"/></text:span></text:p>
      <text:p text:style-name="P227"><text:span text:style-name="T280"><text:s text:c="8"/>System.out.println("Synchronized map :"+syncMap);</text:span></text:p>
      <text:p text:style-name="P227"><text:span text:style-name="T280"><text:s text:c="4"/>}</text:span></text:p>
      <text:p text:style-name="P227"><text:span text:style-name="T280">}</text:span></text:p>
      <text:p text:style-name="P227"><text:span text:style-name="T280"><text:s text:c="2"/></text:span><text:span text:style-name="T281">ConcurrentHashMap synchronizes or locks on the certain portion of the Map . To optimize the performance of ConcurrentHashMap , Map is divided into different partitions depending upon the Concurrency level . So that we do not need to synchronize the whole Map Object</text:span></text:p>
      <text:p text:style-name="P227"><text:span text:style-name="T282">3.<text:s text:c="2"/>Null Key</text:span></text:p>
      <text:p text:style-name="P227"><text:span text:style-name="T283"><text:s/>ConcurrentHashMap does not allow NULL values . So the key can not be null in ConcurrentHashMap .While In HashMap there can only be one null key </text:span></text:p>
      <text:p text:style-name="P227"><text:span text:style-name="T284">4.<text:s text:c="2"/>Performance</text:span></text:p>
      <text:p text:style-name="P227"><text:span text:style-name="T285"><text:s/>In multiple threaded environment HashMap is usually faster than ConcurrentHashMap . As<text:s text:c="5"/>only single thread can access the certain portion of the Map and thus reducing the performance .<text:s text:c="2"/>While in HashMap any number of threads can access the code at the same time<text:s/></text:span><text:span text:style-name="T286">.</text:span></text:p>
      <text:p text:style-name="P227"><text:span text:style-name="T286">Q24 Arrange the following in the ascending order (performance):</text:span></text:p>
      <text:p text:style-name="P227"><text:span text:style-name="T287">HashMap , Hashtable , ConcurrentHashMap and Collections.SynchronizedMap Hashtable<text:s text:c="2"/>&lt;<text:s text:c="2"/>Collections.SynchronizedMap<text:s text:c="2"/>&lt;<text:s text:c="2"/>ConcurrentHashMap<text:s text:c="2"/>&lt;<text:s text:c="2"/>HashMap</text:span></text:p>
      <text:p text:style-name="P227"><text:span text:style-name="T288">Q25 How HashMap works in Java ?</text:span></text:p>
      <text:p text:style-name="P227"><text:span text:style-name="T288">How Hashmap works in Java</text:span></text:p>
      <text:p text:style-name="P227"><text:span text:style-name="T289">HashMap works on the principle of Hashing .<text:s text:c="2"/>To understand Hashing , we should understand the three terms first<text:s text:c="3"/>i.e<text:s text:c="2"/>Hash Function , Hash Value and Bucket .</text:span></text:p>
      <text:p text:style-name="P227"><text:span text:style-name="T290">What is Hash Function , Hash Value<text:s text:c="2"/>and Bucket ?</text:span></text:p>
      <text:p text:style-name="P227"><text:span text:style-name="T291">hashCode() function<text:s text:c="2"/>which returns an integer value is the Hash function. The important point to note that ,<text:s text:c="2"/>this method is present in Object class ( Mother of all class ) .</text:span></text:p>
      <text:p text:style-name="P227"><text:span text:style-name="T292">This is the code for the hash function(also known as hashCode method) in Object Class :</text:span></text:p>
      <text:p text:style-name="P227"><text:span text:style-name="T292"><text:s text:c="4"/>public native int hashCode();</text:span></text:p>
      <text:p text:style-name="P227"><text:span text:style-name="T293">The most important point to note from the above line :<text:s text:c="2"/>hashCode method return<text:s text:c="2"/>int value .So the Hash value is the int value returned by the hash function .</text:span></text:p>
      <text:p text:style-name="P227"><text:span text:style-name="T294">What is bucket ? </text:span></text:p>
      <text:p text:style-name="P227"><text:span text:style-name="T295">A bucket is used to store key value pairs . A bucket can have multiple key-value pairs . In hash map, bucket used simple linked list to store objects .</text:span></text:p>
      <text:p text:style-name="P227"><text:span text:style-name="T295">After understanding the terms we are ready to move next step , How hash map works in java or How get() works internally in java .</text:span></text:p>
      <text:p text:style-name="P227"><text:span text:style-name="T296">Code inside Java Api (HashMap class internal implementation) for HashMap get(Obejct key) method </text:span></text:p>
      <text:p text:style-name="P228"><text:span text:style-name="T297"/></text:p>
      <text:p text:style-name="P229"><text:span text:style-name="T298">1.<text:s text:c="2"/>Public<text:s text:c="2"/>V get(Object key)</text:span></text:p>
      <text:p text:style-name="P229"><text:span text:style-name="T298"><text:s text:c="3"/>{</text:span></text:p>
      <text:p text:style-name="P229"><text:span text:style-name="T298">2.<text:s text:c="5"/>if (key ==null)</text:span></text:p>
      <text:p text:style-name="P229"><text:span text:style-name="T298">3.<text:s text:c="5"/>//Some code</text:span></text:p>
      <text:p text:style-name="P230"><text:span text:style-name="T298"><text:s text:c="4"/></text:span></text:p>
      <text:p text:style-name="P231"><text:span text:style-name="T298">4.<text:s text:c="5"/>int hash = hash(key.hashCode());</text:span></text:p>
      <text:p text:style-name="P232"><text:span text:style-name="T298"><text:s text:c="4"/></text:span></text:p>
      <text:p text:style-name="P233"><text:span text:style-name="T298">5.<text:s text:c="5"/>// if key found in hash table then<text:s text:c="2"/>return value</text:span></text:p>
      <text:p text:style-name="P233"><text:span text:style-name="T298">6.<text:s text:c="5"/>//<text:s text:c="4"/>else return null</text:span></text:p>
      <text:p text:style-name="P233"><text:span text:style-name="T298"><text:s text:c="3"/>}</text:span></text:p>
      <text:p text:style-name="P234"><text:span text:style-name="T299"/></text:p>
      <text:p text:style-name="P235"><text:span text:style-name="T300">Hash map works on the principle of hashing </text:span></text:p>
      <text:p text:style-name="P236"><text:span text:style-name="T301"/></text:p>
      <text:p text:style-name="P237"><text:span text:style-name="T302">HashMap get(Key k) method calls hashCode method on the key object and applies returned hashValue to its own static hash function to find a bucket location(backing array) where keys and values are stored in form of a nested class called Entry (Map.Entry) . So you have concluded that from the previous line that Both key and value is stored in the bucket as a form of<text:s text:c="2"/>Entry object . So thinking that Only value is stored<text:s text:c="2"/>in the bucket is not correct and will not give a good impression on the interviewer<text:s/></text:span><text:span text:style-name="T303">.</text:span></text:p>
      <text:p text:style-name="P238"><text:span text:style-name="T304">* Whenever we call get( Key k )<text:s text:c="2"/>method on the HashMap object . First it checks that whether key is null or not .<text:s text:c="2"/>Note that there can only be one null key in HashMap .<text:s text:c="2"/></text:span></text:p>
      <text:p text:style-name="P239"><text:span text:style-name="T304">If key is null , then Null keys always map to hash 0, thus index 0</text:span></text:p>
      <text:p text:style-name="P239"><text:span text:style-name="T304">If key is not null then , it will call hashfunction on the key object , see line 4 in above method i.e. key.hashCode()<text:s text:c="2"/>,so after key.hashCode() returns hashValue , line 4 looks like</text:span></text:p>
      <text:p text:style-name="P240"><text:span text:style-name="T305"/></text:p>
      <text:p text:style-name="P241"><text:span text:style-name="T306">4.<text:s text:c="2"/>int hash = hash(hashValue)</text:span></text:p>
      <text:p text:style-name="P241"><text:span text:style-name="T306"><text:s/></text:span><text:span text:style-name="T307">, and now ,it applies returned hashValue into its own hashing function .We might wonder why we are calculating the hashvalue again using hash(hashValue). Answer is ,It defends against poor quality hash functions.</text:span></text:p>
      <text:p text:style-name="P242"><text:span text:style-name="T307">Now step 4 final<text:s text:c="2"/>hashvalue is used to find the bucket location at which the Entry object is stored . Entry object stores in the bucket like this (hash,key,value,bucketindex) .<text:s text:c="2"/></text:span></text:p>
      <text:p text:style-name="P243"><text:span text:style-name="T308">Interviewer:<text:s text:c="4"/>What if<text:s text:c="2"/>when two different keys have the same hashcode ?</text:span></text:p>
      <text:p text:style-name="P243"><text:span text:style-name="T309">Solution, equals() method comes to rescue.Here candidate gets puzzled. Since bucket is one and we have two objects with the same hashcode .Candidate usually forgets that bucket is a simple linked list.</text:span></text:p>
      <text:p text:style-name="P243"><text:span text:style-name="T309">The bucket is the linked list effectively . Its not a LinkedList as in a java.util.LinkedList - It's a separate (simpler) implementation just for the map .</text:span></text:p>
      <text:p text:style-name="P243"><text:span text:style-name="T309">So we traverse through linked list , comparing keys in each entries using keys.equals() until it return true.<text:s text:c="2"/>Then the corresponding entry object Value is returned </text:span></text:p>
      <text:p text:style-name="P243"><text:span text:style-name="T310">how hashmap works internally in java</text:span></text:p>
      <text:p text:style-name="P243"><text:span text:style-name="T311">When the functions 'equals' traverses through the linked list does it traverses from start to end one by one...in other words brute method. Or the linked list is sorted based on key and then it traverses? </text:span></text:p>
      <text:p text:style-name="P243"><text:span text:style-name="T312">Answer is when an element is added/retrieved, same procedure follows:</text:span></text:p>
      <text:p text:style-name="P243"><text:span text:style-name="T313">a. Using key.hashCode() [ see above step 4],determine initial hashvalue for the key</text:span></text:p>
      <text:p text:style-name="P243"><text:span text:style-name="T313">b. Pass intial hashvalue as hashValue<text:s text:c="2"/>in<text:s text:c="4"/>hash(hashValue) function, to calculate the final hashvalue.</text:span></text:p>
      <text:p text:style-name="P243"><text:span text:style-name="T313">c. Final hash value is then passed as a first parameter in the indexFor(int ,int )method .</text:span></text:p>
      <text:p text:style-name="P243"><text:span text:style-name="T313"><text:s text:c="4"/>The second parameter is length which is a constant in HashMap Java Api , represented by<text:s text:c="29"/>DEFAULT_INITIAL_CAPACITY</text:span></text:p>
      <text:p text:style-name="P243"><text:span text:style-name="T314"><text:s text:c="4"/>The default<text:s text:c="2"/>value of DEFAULT_INITIAL_CAPACITY is 16 in HashMap Java Api .</text:span></text:p>
      <text:p text:style-name="P243"><text:span text:style-name="T315"><text:s/>indexFor(int,int) method<text:s text:c="2"/>returns the first entry in the appropriate bucket. The linked list in the bucket is then iterated over - (the end is found and the element is added or the key is matched and the value is returned )</text:span></text:p>
      <text:p text:style-name="P243"><text:span text:style-name="T316">Explanation about indexFor(int,int) is below :</text:span></text:p>
      <text:p text:style-name="P243"><text:span text:style-name="T316">/**</text:span></text:p>
      <text:p text:style-name="P243"><text:span text:style-name="T316">* Returns index for hash code h.</text:span></text:p>
      <text:p text:style-name="P243"><text:span text:style-name="T316">*/</text:span></text:p>
      <text:p text:style-name="P243"><text:span text:style-name="T316">static int indexFor(int h, int length) {</text:span></text:p>
      <text:p text:style-name="P243"><text:span text:style-name="T316"><text:s text:c="4"/>return h &amp; (length-1);</text:span></text:p>
      <text:p text:style-name="P243"><text:span text:style-name="T316">}</text:span></text:p>
      <text:p text:style-name="P243"><text:span text:style-name="T317">The above function indexFor() works because Java HashMaps always have a capacity, i.e. number of buckets, as a power of 2.</text:span></text:p>
      <text:p text:style-name="P243"><text:span text:style-name="T317"><text:s/>Let's work with a capacity of 256,which is 0x100, but it could work with any power of 2. Subtracting 1</text:span></text:p>
      <text:p text:style-name="P243"><text:span text:style-name="T317">from a power of 2 yields the exact bit mask needed to bitwise-and with the hash to get the proper bucket index, of range 0 to length - 1.</text:span></text:p>
      <text:p text:style-name="P243"><text:span text:style-name="T317">256 - 1 = 255</text:span></text:p>
      <text:p text:style-name="P243"><text:span text:style-name="T317">0x100 - 0x1 = 0xFF</text:span></text:p>
      <text:p text:style-name="P243"><text:span text:style-name="T317">E.g. a hash of 257 (0x101) gets bitwise-anded with 0xFF to yield a bucket number of 1.</text:span></text:p>
      <text:p text:style-name="P243"><text:span text:style-name="T318">Interviewer:<text:s text:c="4"/>What if<text:s text:c="2"/>when two<text:s text:c="2"/>keys are same and have the same hashcode ?</text:span></text:p>
      <text:p text:style-name="P243"><text:span text:style-name="T319">If key needs to be inserted and already inserted hashkey's hashcodes are same, and keys are also same(via reference or using equals() method)<text:s text:c="2"/>then override the previous key value pair with the current key value pair.</text:span></text:p>
      <text:p text:style-name="P243"><text:span text:style-name="T319">The other important point to note is that in Map ,Any class(String etc.) can serve as a key if and only if it overrides the equals() and hashCode() method </text:span></text:p>
      <text:p text:style-name="P243"><text:span text:style-name="T320">Interviewer:<text:s text:c="2"/>How will you measure the performance of HashMap?</text:span></text:p>
      <text:p text:style-name="P243"><text:span text:style-name="T321">An instance of HashMap has two parameters that affect its performance: initial capacity and load factor. </text:span></text:p>
      <text:p text:style-name="P243"><text:span text:style-name="T321">The capacity is the number of buckets in the hash table( HashMap class is roughly equivalent to Hashtable, except that it is unsynchronized and permits nulls.), and the initial capacity is simply the capacity at the time the hash table is created. </text:span></text:p>
      <text:p text:style-name="P243"><text:span text:style-name="T321">The load factor is a measure of how full the hash table is allowed to get before its capacity is automatically increased. When the number of entries in the hash table exceeds the product of the load factor and the current capacity, the hash table is rehashed (that is, internal data structures are rebuilt) so that the hash table has approximately twice the number of buckets.</text:span></text:p>
      <text:p text:style-name="P243"><text:span text:style-name="T321">In HashMap class, the default value of load factor is (.75)<text:s/></text:span><text:span text:style-name="T322">.</text:span></text:p>
      <text:p text:style-name="P243"><text:span text:style-name="T322">Interviewer : What is the time complexity of Hashmap get() and put() method ?</text:span></text:p>
      <text:p text:style-name="P243"><text:span text:style-name="T323">The hashmap implementation provides constant time performance for (get and put) basic operationsi.e the complexity of get() and put()<text:s/></text:span><text:span text:style-name="T324">is O(1) , assuming the hash function disperses the elements properly among the buckets. </text:span></text:p>
      <text:p text:style-name="P243"><text:span text:style-name="T324">Q26 What is the difference between LinkedList and ArrayList in Java ?</text:span></text:p>
      <text:p text:style-name="P243"><text:span text:style-name="T324">1. Implementation : </text:span></text:p>
      <text:p text:style-name="P243"><text:span text:style-name="T325"><text:s/>ArrayList is the resizable array implementation of list interface , while LinkedList is the Doubly-linked list implementation of the list interface</text:span><text:span text:style-name="T326">.</text:span></text:p>
      <text:p text:style-name="P243"><text:span text:style-name="T326">2. Performance<text:s text:c="2"/>:</text:span></text:p>
      <text:p text:style-name="P243"><text:span text:style-name="T327"><text:s text:c="2"/>Performance of ArrayList and LinkedList depends on the type of operation</text:span></text:p>
      <text:p text:style-name="P243"><text:span text:style-name="T327">a. get(int index) or search operation :<text:s text:c="2"/>ArrayList get(int index) operation runs in constant time i.e O(1)<text:s text:c="2"/>while LinkedList get(int index) operation run time is O(n) .</text:span></text:p>
      <text:p text:style-name="P243"><text:span text:style-name="T327">The reason behind ArrayList being faster than LinkedList is that ArrayList uses index based system for its elements as it internally uses array data structure , on the other hand ,</text:span></text:p>
      <text:p text:style-name="P243"><text:span text:style-name="T327">LinkedList does not provide index based access for its elements as it iterates either from the beginning or end (whichever is closer) to retrieve the node at the specified element index.</text:span></text:p>
      <text:p text:style-name="P243"><text:span text:style-name="T327">b. insert() or add(Object) operation :<text:s text:c="2"/>Insertions in LinkedList are generally fast as compare to ArrayList.</text:span></text:p>
      <text:p text:style-name="P243"><text:span text:style-name="T327">In LinkedList adding or insertion is O(1) operation . While in ArrayList, if array is full i.e worst case,<text:s text:c="2"/>there is extra cost of<text:s text:c="2"/>resizing array and copying elements to the new array , which makes runtime of add operation in ArrayList O(n) , otherwise it is O(1) .</text:span></text:p>
      <text:p text:style-name="P243"><text:span text:style-name="T327">c. remove(int) operation :<text:s text:c="2"/>Remove operation in LinkedList is generally same as ArrayList i.e. O(n).</text:span></text:p>
      <text:p text:style-name="P243"><text:span text:style-name="T327">In LinkedList , there are two overloaded remove methods. one is remove() without any parameter which removes the head of the list and runs in constant time O(1) .</text:span></text:p>
      <text:p text:style-name="P243"><text:span text:style-name="T327">The other overloaded remove method in LinkedList is remove(int) or remove(Object) which removes the Object or int passed as parameter . This method traverses the LinkedList until it found the Object and unlink it from the original list . Hence this method run time is O(n).</text:span></text:p>
      <text:p text:style-name="P243"><text:span text:style-name="T327">While in ArrayList remove(int) method involves copying elements from old array to new updated array , hence its run time is O(n).</text:span></text:p>
      <text:p text:style-name="P244"><text:span text:style-name="T328">3.<text:s text:c="2"/>Reverse<text:s text:c="2"/>Iterator :<text:s text:c="2"/></text:span></text:p>
      <text:p text:style-name="P245"><text:span text:style-name="T329">LinkedList can be iterated in reverse direction using descendingIterator() while there is no descendingIterator() in ArrayList , so we need to write our own code to iterate over the ArrayList in reverse direction.</text:span></text:p>
      <text:p text:style-name="P245"><text:span text:style-name="T330">4. Initial Capacity :</text:span></text:p>
      <text:p text:style-name="P245"><text:span text:style-name="T331"><text:s text:c="2"/>If the constructor<text:s text:c="2"/>is not overloaded , then ArrayList creates an empty list of initial capacity 10 , while LinkedList<text:s text:c="2"/>only constructs the empty list without any initial capacity.</text:span></text:p>
      <text:p text:style-name="P246"><text:span text:style-name="T332">5. Memory Overhead :<text:s text:c="2"/></text:span></text:p>
      <text:p text:style-name="P247"><text:span text:style-name="T333">Memory overhead in LinkedList is more as compared to ArrayList as node in LinkedList needs to maintain the addresses of next and previous node. While in ArrayList<text:s text:c="2"/>each index only holds the actual object(data).</text:span></text:p>
      <text:p text:style-name="P247"><text:span text:style-name="T334">Example of ArrayList and LinkedList :</text:span></text:p>
      <text:p text:style-name="P247"><text:span text:style-name="T334">import java.util.ArrayList;</text:span></text:p>
      <text:p text:style-name="P247"><text:span text:style-name="T334">import java.util.LinkedList;</text:span></text:p>
      <text:p text:style-name="P247"><text:span text:style-name="T334">public class ArrayListLinkedListExample {</text:span></text:p>
      <text:p text:style-name="P247"><text:span text:style-name="T334"><text:s text:c="4"/>public static void main(String[] args) {</text:span></text:p>
      <text:p text:style-name="P247"><text:span text:style-name="T334"><text:s text:c="8"/>ArrayList&lt;String&gt; arrlistobj = new ArrayList&lt;String&gt;();</text:span></text:p>
      <text:p text:style-name="P247"><text:span text:style-name="T334"><text:s text:c="8"/>arrlistobj.add("1. Alive is awesome");</text:span></text:p>
      <text:p text:style-name="P247"><text:span text:style-name="T334"><text:s text:c="8"/>arrlistobj.add("2. Love yourself");</text:span></text:p>
      <text:p text:style-name="P247"><text:span text:style-name="T334"><text:s text:c="8"/>System.out.println("ArrayList object output :"+ arrlistobj);</text:span></text:p>
      <text:p text:style-name="P247"><text:span text:style-name="T334"><text:s text:c="8"/>LinkedList llobj = new LinkedList();</text:span></text:p>
      <text:p text:style-name="P248"><text:span text:style-name="T334"><text:s text:c="8"/>llobj.add("1. Alive is<text:s text:c="2"/>awesome");<text:s text:c="2"/></text:span></text:p>
      <text:p text:style-name="P249"><text:span text:style-name="T334"><text:s text:c="8"/>llobj.add("2. Love yourself"); </text:span></text:p>
      <text:p text:style-name="P250"><text:span text:style-name="T334"><text:s text:c="8"/>System.out.println("LinkedList object output :"+llobj);<text:s text:c="3"/></text:span></text:p>
      <text:p text:style-name="P251"><text:span text:style-name="T334"><text:s/>}</text:span></text:p>
      <text:p text:style-name="P251"><text:span text:style-name="T334">}</text:span></text:p>
      <text:p text:style-name="P252"><text:span text:style-name="T335"/></text:p>
      <text:p text:style-name="P253"><text:span text:style-name="T336">Output: </text:span></text:p>
      <text:p text:style-name="P253"><text:span text:style-name="T337">ArrayList object output :[1. Alive is awesome, 2. Love yourself]</text:span></text:p>
      <text:p text:style-name="P253"><text:span text:style-name="T337">LinkedList object output :[1. Alive is awesome, 2. Love yourself]</text:span></text:p>
      <text:p text:style-name="P253"><text:span text:style-name="T338">Similarities between ArrayList and LinkedList :</text:span></text:p>
      <text:p text:style-name="P253"><text:span text:style-name="T338">1. Not synchronized : </text:span></text:p>
      <text:p text:style-name="P253"><text:span text:style-name="T339"><text:s/>Both ArrayList and LinkedList are not synchronized ,<text:s text:c="2"/>and can be made synchronized explicitly using Collections.synchronizedList() method.</text:span></text:p>
      <text:p text:style-name="P253"><text:span text:style-name="T340">2. clone() operation :</text:span></text:p>
      <text:p text:style-name="P253"><text:span text:style-name="T341"><text:s text:c="2"/>Both ArrayList and LinkedList returns a shallow copy of the original object ,i.e.<text:s text:c="2"/>the elements themselves are not cloned.</text:span></text:p>
      <text:p text:style-name="P253"><text:span text:style-name="T342">3. Iterators : </text:span></text:p>
      <text:p text:style-name="P253"><text:span text:style-name="T343">The iterators returned by ArrayList and LinkedList class's iterator and listIterator methods are fail-fast. Fail fast iterators throw ConcurrentModificationException . We have already discussed the difference between fail-fast and fail-safe iterators.</text:span></text:p>
      <text:p text:style-name="P253"><text:span text:style-name="T344">difference between arraylist and linkedlist in java</text:span></text:p>
      <text:p text:style-name="P253"><text:span text:style-name="T344">4. Insertion Order : </text:span></text:p>
      <text:p text:style-name="P253"><text:span text:style-name="T345">As ArrayList and LinkedList are the implementation of List interface,so, they both inherit properties of List . They both preserves the order of the elements in the way they are added to the ArrayList or LinkedList object.</text:span></text:p>
      <text:p text:style-name="P253"><text:span text:style-name="T346">When to Use ArrayList and LinkedList :</text:span></text:p>
      <text:p text:style-name="P253"><text:span text:style-name="T347">In real world applications , you will more frequently use ArrayList than LinkedList. But in a very specific situations LinkedList can be preferred</text:span><text:span text:style-name="T348">.</text:span></text:p>
      <text:p text:style-name="P253"><text:span text:style-name="T349">1. ArrayList is preferred when there are more get(int) or search operations need to be performed as every search operation runtime is O(1).</text:span></text:p>
      <text:p text:style-name="P253"><text:span text:style-name="T349">2. If application requires more insert(int) , delete(int) operations then the get(int) operations then LinkedList is preferred as they do not need to maintain back and forth like arraylist<text:s text:c="2"/>to preserve continues indices.</text:span></text:p>
      <text:p text:style-name="P253"><text:span text:style-name="T350"><text:s/>ArrayList<text:tab/> LinkedList</text:span></text:p>
      <text:p text:style-name="P253"><text:span text:style-name="T350">Implementation<text:tab/>Resizable Array <text:tab/>Douby-LinkedList </text:span></text:p>
      <text:p text:style-name="P253"><text:span text:style-name="T351">ReverseIterator<text:tab/>No<text:tab/>Yes , descendingIterator()</text:span></text:p>
      <text:p text:style-name="P253"><text:span text:style-name="T351">Initial Capacity<text:tab/>10<text:tab/>Constructs empty list </text:span></text:p>
      <text:p text:style-name="P253"><text:span text:style-name="T351">get(int) operation<text:tab/>Fast <text:tab/>Slow in comparision</text:span></text:p>
      <text:p text:style-name="P253"><text:span text:style-name="T351">add(int) operation<text:tab/>Slow in comparision<text:tab/>Fast</text:span></text:p>
      <text:p text:style-name="P253"><text:span text:style-name="T351">Memory Overhead<text:tab/>No<text:tab/>Yes</text:span></text:p>
      <text:p text:style-name="P253"><text:span text:style-name="T352">Q27 What are Comparable and Comparator interfaces ? List the difference between them ?</text:span></text:p>
      <text:p text:style-name="P253"><text:span text:style-name="T352">1.<text:s text:c="2"/>Sort sequence : </text:span></text:p>
      <text:p text:style-name="P253"><text:span text:style-name="T352"><text:s/></text:span><text:span text:style-name="T353">In comparable ,Only one sort sequence can be created while in comparator many sort sequences can be<text:s text:c="3"/>created<text:s/></text:span><text:span text:style-name="T354">.</text:span></text:p>
      <text:p text:style-name="P253"><text:span text:style-name="T354">2.<text:s text:c="2"/>Methods Used : </text:span></text:p>
      <text:p text:style-name="P253"><text:span text:style-name="T355">Comparator interface in Java has method public int compare (Object o1, Object o2) which returns a negative integer, zero, or a positive integer as the first argument is less than, equal to, or greater than the second. While Comparable interface has method public int compareTo(Object o) which returns a negative integer, zero, or a positive integer as this object is less than, equal to, or greater than the specified object.</text:span></text:p>
      <text:p text:style-name="P253"><text:span text:style-name="T356">3.<text:s text:c="2"/>Objects needed for Comparision : </text:span></text:p>
      <text:p text:style-name="P253"><text:span text:style-name="T357">If you see then logical difference between these two is Comparator in Java compare two objects provided to it , while Comparable interface compares "this" reference with the object specified. So only one object is provided which is then compared to "this" reference. </text:span></text:p>
      <text:p text:style-name="P253"><text:span text:style-name="T358">4 Modify Classes :</text:span></text:p>
      <text:p text:style-name="P253"><text:span text:style-name="T359">One has to modify the class whose instances you want to sort while in comparator one build a class separate from the class whose instances one want to sort .</text:span></text:p>
      <text:p text:style-name="P253"><text:span text:style-name="T360">5. Package : </text:span></text:p>
      <text:p text:style-name="P253"><text:span text:style-name="T361">Comparator in Java is defined in java.util package while Comparable interface in Java is defined in java.lang package, which very much says that Comparator should be used as an utility to sort objects which Comparable should be provided by default</text:span></text:p>
      <text:p text:style-name="P253"><text:span text:style-name="T362">Points to Remember regarding Comparable and Comparator :</text:span></text:p>
      <text:p text:style-name="P253"><text:span text:style-name="T363">1. Comparable in Java is used to implement natural ordering of object. In Java API String, Date and wrapper classes implements Comparable interface.Its always good practice to override compareTo() for value objects</text:span><text:span text:style-name="T364">.</text:span></text:p>
      <text:p text:style-name="P253"><text:span text:style-name="T365">2. If any class implement Comparable interface in Java then collection of that object either list or Array can be sorted automatically by using Collections.sort() or Arrays.sort() method and object will be sorted based on there natural order defined by CompareTo method.</text:span></text:p>
      <text:p text:style-name="P253"><text:span text:style-name="T365">3. Objects which implement Comparable in Java can be used as keys in a SortedMap like treemap or elements in a SortedSet for example TreeSet, without specifying any Comparator.</text:span></text:p>
      <text:p text:style-name="P253"><text:span text:style-name="T366">Before Moving onto the examples of Comparable and Comparator we need to learn more about the few important functions </text:span></text:p>
      <text:p text:style-name="P253"><text:span text:style-name="T366">Functions with the Comparable Interface :</text:span></text:p>
      <text:p text:style-name="P253"><text:span text:style-name="T367">Often, it is not enough to simply know whether two strings are identical. For sorting applications, you need to know which is less than, equal to, or greater than the next. A string is less than another if it comes before the other in dictionary order. A string is greater than another if it comes after the other in dictionary order. The String method compareTo( ) serves this purpose. It has this general form</text:span><text:span text:style-name="T368">:</text:span></text:p>
      <text:p text:style-name="P253"><text:span text:style-name="T368"><text:s/>1) public int compareTo(Object o) :</text:span></text:p>
      <text:p text:style-name="P253"><text:span text:style-name="T368"><text:s/></text:span><text:span text:style-name="T369">Compares this object with the specified object for order. Returns a negative integer,<text:s text:c="2"/>zero, or a positive integer as this object is less than, equal to, or greater than the<text:s text:c="2"/>specified object<text:s/></text:span><text:span text:style-name="T370">.</text:span></text:p>
      <text:p text:style-name="P253"><text:span text:style-name="T371">Here , str is the String being compared with the invoking String. The result of the comparison is returned and is interpreted as shown here:</text:span></text:p>
      <text:p text:style-name="P253"><text:span text:style-name="T372">Value<text:s text:c="36"/>Meaning</text:span></text:p>
      <text:p text:style-name="P253"><text:span text:style-name="T373">Less than zero<text:s text:c="21"/>The invoking string is less .</text:span></text:p>
      <text:p text:style-name="P253"><text:span text:style-name="T373">Greater than zero<text:s text:c="16"/>The invoking string is greater .</text:span></text:p>
      <text:p text:style-name="P253"><text:span text:style-name="T373">Zero<text:s text:c="36"/>The two strings are equal.</text:span></text:p>
      <text:p text:style-name="P253"><text:span text:style-name="T374">Functions with the Comparator Interface :</text:span></text:p>
      <text:p text:style-name="P253"><text:span text:style-name="T374"><text:s/>1) public int compare (Object o1,Object o2)</text:span></text:p>
      <text:p text:style-name="P253"><text:span text:style-name="T374"><text:s/></text:span><text:span text:style-name="T375">Compares its two arguments for order. Returns a negative integer, zero, or a positive<text:s text:c="2"/>integer as the first argument is less than, equal to, or greater than the second.</text:span></text:p>
      <text:p text:style-name="P253"><text:span text:style-name="T376"><text:s text:c="5"/>2) public boolean equals(Object obj)</text:span></text:p>
      <text:p text:style-name="P253"><text:span text:style-name="T376"><text:s/></text:span><text:span text:style-name="T377">Indicates whether some other object is "equal to" this Comparator. This method must<text:s text:c="2"/>obey the general contract of Object.equals(Object). Additionally, this method can<text:s text:c="2"/>return true only if the specified Object is also a comparator and it imposes the same<text:s text:c="2"/>ordering as this comparator. Thus, comp1.equals(comp2) implies that<text:s text:c="2"/>sgn(comp1.compare(o1, o2))==sgn(comp2.compare(o1, o2)) for every object<text:s text:c="2"/>reference o1 and o2 .</text:span></text:p>
      <text:p text:style-name="P253"><text:span text:style-name="T378">Q28 Why Map interface does not extend the Collection interface in Java Collections Framework ?</text:span></text:p>
      <text:p text:style-name="P253"><text:span text:style-name="T379">One liner answer : Map interface is not compatible with the Collection interface.</text:span></text:p>
      <text:p text:style-name="P253"><text:span text:style-name="T379">Explanation : Since Map requires key as well as value , for example , if we want to add key-value pair then we will use put(Object key , Object value) . So there are two parameters required to add element to the HashMap object<text:s text:c="2"/>. In Collection interface add(Object o) has only one parameter. </text:span></text:p>
      <text:p text:style-name="P253"><text:span text:style-name="T379">The other reasons are Map supports valueSet , keySet as well as other appropriate methods which have just different views from the Collection interface.</text:span></text:p>
      <text:p text:style-name="P253"><text:span text:style-name="T380">Q29 When to use ArrayList and when to use LinkedList in application?</text:span></text:p>
      <text:p text:style-name="P253"><text:span text:style-name="T381">ArrayList has constant time search operation O(1) .Hence, ArrayList is preferred when there are more get() or search operation .</text:span></text:p>
      <text:p text:style-name="P253"><text:span text:style-name="T381">Insertion , Deletion operations take constant time O(1) for LinkedList. Hence, LinkedList is preferred when there are more insertions or deletions involved in the application.</text:span></text:p>
      <text:p text:style-name="P253"><text:span text:style-name="T382">Q31 How HashSet works internally in java ?</text:span></text:p>
      <text:p text:style-name="P253"><text:span text:style-name="T383">Set Implementation Internally in Java .Each and every element in the set is unique .<text:s text:c="2"/>So that there is no duplicate element in set .So in java if we want to add elements in the set then we write code like this</text:span></text:p>
      <text:p text:style-name="P253"><text:span text:style-name="T383">public class JavaHungry {</text:span></text:p>
      <text:p text:style-name="P253"><text:span text:style-name="T383"><text:s text:c="4"/>public static void main(String[] args)</text:span></text:p>
      <text:p text:style-name="P253"><text:span text:style-name="T383"><text:s text:c="4"/>{</text:span></text:p>
      <text:p text:style-name="P253"><text:span text:style-name="T383"><text:s text:c="8"/>// TODO Auto-generated method stub </text:span></text:p>
      <text:p text:style-name="P253"><text:span text:style-name="T383"><text:s text:c="8"/>HashSet&lt;Object&gt; hashset = new HashSet&lt;Object&gt;();</text:span></text:p>
      <text:p text:style-name="P253"><text:span text:style-name="T383"><text:s text:c="8"/>hashset.add(3);</text:span></text:p>
      <text:p text:style-name="P253"><text:span text:style-name="T383"><text:s text:c="8"/>hashset.add("Java Hungry");</text:span></text:p>
      <text:p text:style-name="P253"><text:span text:style-name="T383"><text:s text:c="8"/>hashset.add("Blogspot");</text:span></text:p>
      <text:p text:style-name="P253"><text:span text:style-name="T383"><text:s text:c="8"/>System.out.println("Set is "+hashset);</text:span></text:p>
      <text:p text:style-name="P253"><text:span text:style-name="T383"><text:s text:c="4"/>}</text:span></text:p>
      <text:p text:style-name="P253"><text:span text:style-name="T383">}</text:span></text:p>
      <text:p text:style-name="P254"><text:span text:style-name="T384"/></text:p>
      <text:p text:style-name="P255"><text:span text:style-name="T385">It will print the result :<text:s text:c="7"/>Set is [3, Java Hungry, Blogspot]</text:span></text:p>
      <text:p text:style-name="P255"><text:span text:style-name="T385">Now let add duplicate element in the above code</text:span></text:p>
      <text:p text:style-name="P255"><text:span text:style-name="T385">public class JavaHungry {</text:span></text:p>
      <text:p text:style-name="P255"><text:span text:style-name="T385"><text:s text:c="4"/>public static void main(String[] args)</text:span></text:p>
      <text:p text:style-name="P255"><text:span text:style-name="T385"><text:s text:c="4"/>{</text:span></text:p>
      <text:p text:style-name="P255"><text:span text:style-name="T385"><text:s text:c="8"/>HashSet&lt;Object&gt; hashset = new HashSet&lt;Object&gt;();</text:span></text:p>
      <text:p text:style-name="P255"><text:span text:style-name="T385"><text:s text:c="8"/>hashset.add(3);</text:span></text:p>
      <text:p text:style-name="P255"><text:span text:style-name="T385"><text:s text:c="8"/>hashset.add("Java Hungry");</text:span></text:p>
      <text:p text:style-name="P255"><text:span text:style-name="T385"><text:s text:c="8"/>hashset.add("Blogspot");</text:span></text:p>
      <text:p text:style-name="P255"><text:span text:style-name="T385"><text:s text:c="8"/>hashset.add(3);<text:s text:c="21"/>// duplicate elements</text:span></text:p>
      <text:p text:style-name="P255"><text:span text:style-name="T385"><text:s text:c="8"/>hashset.add("Java Hungry");<text:s text:c="14"/>// duplicate elements</text:span></text:p>
      <text:p text:style-name="P255"><text:span text:style-name="T385"><text:s text:c="8"/>System.out.println("Set is "+hashset);</text:span></text:p>
      <text:p text:style-name="P255"><text:span text:style-name="T385"><text:s text:c="4"/>}</text:span></text:p>
      <text:p text:style-name="P255"><text:span text:style-name="T385">}</text:span></text:p>
      <text:p text:style-name="P255"><text:span text:style-name="T385">It will print the result :<text:s text:c="7"/>Set is [3, Java Hungry, Blogspot]</text:span></text:p>
      <text:p text:style-name="P255"><text:span text:style-name="T385">Now , what happens internally when you pass duplicate elements in the<text:s text:c="2"/>add() method of the Set object , It will return false and do not add to the HashSet , as the element is already present .So far so good .</text:span></text:p>
      <text:p text:style-name="P255"><text:span text:style-name="T385">But the main problem arises that how it returns false . So here is the answer</text:span></text:p>
      <text:p text:style-name="P255"><text:span text:style-name="T385">When you open the HashSet implementation of the add() method in Java Apis that is rt.jar , you will find the following code in it</text:span></text:p>
      <text:p text:style-name="P256"><text:span text:style-name="T385">public class HashSet&lt;E&gt;</text:span></text:p>
      <text:p text:style-name="P256"><text:span text:style-name="T385">extends AbstractSet&lt;E&gt;</text:span></text:p>
      <text:p text:style-name="P257"><text:span text:style-name="T385">implements Set&lt;E&gt;, Cloneable, java.io.Serializable</text:span></text:p>
      <text:p text:style-name="P257"><text:span text:style-name="T385">{</text:span></text:p>
      <text:p text:style-name="P257"><text:span text:style-name="T385"><text:s text:c="4"/>private transient HashMap&lt;E,Object&gt; map;</text:span></text:p>
      <text:p text:style-name="P257"><text:span text:style-name="T385"><text:s text:c="4"/>// Dummy value to associate with an Object in the backing Map</text:span></text:p>
      <text:p text:style-name="P257"><text:span text:style-name="T385"><text:s text:c="4"/>private static final Object PRESENT = new Object();</text:span></text:p>
      <text:p text:style-name="P257"><text:span text:style-name="T385"><text:s text:c="4"/>public HashSet() {</text:span></text:p>
      <text:p text:style-name="P257"><text:span text:style-name="T385"><text:s text:c="8"/>map = new HashMap&lt;&gt;();</text:span></text:p>
      <text:p text:style-name="P257"><text:span text:style-name="T385"><text:s text:c="4"/>}</text:span></text:p>
      <text:p text:style-name="P257"><text:span text:style-name="T385"><text:s text:c="4"/>// SOME CODE ,i.e Other methods in Hash Set</text:span></text:p>
      <text:p text:style-name="P257"><text:span text:style-name="T385"><text:s text:c="8"/>public boolean add(E e) {</text:span></text:p>
      <text:p text:style-name="P257"><text:span text:style-name="T385"><text:s text:c="8"/>return map.put(e, PRESENT)==null;</text:span></text:p>
      <text:p text:style-name="P257"><text:span text:style-name="T385"><text:s text:c="4"/>}</text:span></text:p>
      <text:p text:style-name="P257"><text:span text:style-name="T385"><text:s text:c="4"/>// SOME CODE ,i.e Other methods in Hash Set</text:span></text:p>
      <text:p text:style-name="P257"><text:span text:style-name="T385">}</text:span></text:p>
      <text:p text:style-name="P257"><text:span text:style-name="T385">So , we are achieving uniqueness in Set,internally in java<text:s text:c="2"/>through HashMap . Whenever you create an object of HashSet it will create an object of HashMap as you can see in the italic lines in the above code .</text:span></text:p>
      <text:p text:style-name="P257"><text:span text:style-name="T385">We already discussed<text:s text:c="3"/>How HashMap works internally<text:s text:c="2"/>in java </text:span></text:p>
      <text:p text:style-name="P257"><text:span text:style-name="T385">As we know in HashMap each key is unique . So what we do in the set is that we pass the argument in the add(Elemene E) that is E as a key in the HashMap . Now we need to associate some value to the key , so what Java apis developer did is to pass the Dummy<text:s text:c="2"/>value that is ( new Object () ) which is referred by Object reference PRESENT .</text:span></text:p>
      <text:p text:style-name="P257"><text:span text:style-name="T385">So , actually when you are adding a line in HashSet like<text:s text:c="2"/>hashset.add(3)<text:s text:c="3"/>what java does internally is that it will put that element E here 3 as a key in the HashMap(created during HashSet object creation) and some dummy value that is Object's object is passed as a value to the key .</text:span></text:p>
      <text:p text:style-name="P257"><text:span text:style-name="T385">Now if you see the code of the HashMap put(Key k,Value V) method , you will find something like this</text:span></text:p>
      <text:p text:style-name="P257"><text:span text:style-name="T385"><text:s/>public V put(K key, V value) {</text:span></text:p>
      <text:p text:style-name="P257"><text:span text:style-name="T385">//Some code</text:span></text:p>
      <text:p text:style-name="P257"><text:span text:style-name="T385">}</text:span></text:p>
      <text:p text:style-name="P257"><text:span text:style-name="T385">The main point to notice in above code is that put (key,value) will return</text:span></text:p>
      <text:p text:style-name="P257"><text:span text:style-name="T385">1.<text:s text:c="2"/>null , if key is unique and added to the map</text:span></text:p>
      <text:p text:style-name="P257"><text:span text:style-name="T385">2.<text:s text:c="2"/>Old Value of the key , if key is duplicate</text:span></text:p>
      <text:p text:style-name="P257"><text:span text:style-name="T385">So , in HashSet add() method ,<text:s text:c="2"/>we check the return value of map.put(key,value) method with null value </text:span></text:p>
      <text:p text:style-name="P257"><text:span text:style-name="T385">i.e.</text:span></text:p>
      <text:p text:style-name="P257"><text:span text:style-name="T385"><text:s text:c="3"/>public boolean add(E e) {</text:span></text:p>
      <text:p text:style-name="P257"><text:span text:style-name="T385"><text:s text:c="12"/>return map.put(e, PRESENT)==null;</text:span></text:p>
      <text:p text:style-name="P257"><text:span text:style-name="T385"><text:s text:c="7"/>}</text:span></text:p>
      <text:p text:style-name="P257"><text:span text:style-name="T385">So , if map.put(key,value) returns null ,then</text:span></text:p>
      <text:p text:style-name="P257"><text:span text:style-name="T385">map.put(e, PRESENT)==null<text:s text:c="6"/>will return true and element is added to the HashSet.</text:span></text:p>
      <text:p text:style-name="P257"><text:span text:style-name="T385">So , if map.put(key,value) returns old value of the key ,then</text:span></text:p>
      <text:p text:style-name="P257"><text:span text:style-name="T385">map.put(e, PRESENT)==null<text:s text:c="6"/>will return false and element is<text:s text:c="2"/>not added to the HashSet .</text:span></text:p>
      <text:p text:style-name="P257"><text:span text:style-name="T386">Q33<text:s text:c="2"/>How HashMap works in Java ?</text:span></text:p>
      <text:p text:style-name="P257"><text:span text:style-name="T387">How Hashmap works in Java</text:span></text:p>
      <text:p text:style-name="P257"><text:span text:style-name="T387">HashMap works on the principle of Hashing .<text:s text:c="2"/>To understand Hashing , we should understand the three terms first<text:s text:c="3"/>i.e<text:s text:c="2"/>Hash Function , Hash Value and Bucket .</text:span></text:p>
      <text:p text:style-name="P257"><text:span text:style-name="T388">What is Hash Function , Hash Value<text:s text:c="2"/>and Bucket ?</text:span></text:p>
      <text:p text:style-name="P257"><text:span text:style-name="T389">hashCode() function<text:s text:c="2"/>which returns an integer value is the Hash function. The important point to note that ,<text:s text:c="2"/>this method is present in Object class ( Mother of all class ) .</text:span></text:p>
      <text:p text:style-name="P257"><text:span text:style-name="T389">This is the code for the hash function(also known as hashCode method) in Object Class :</text:span></text:p>
      <text:p text:style-name="P257"><text:span text:style-name="T389"><text:s text:c="4"/>public native int hashCode();</text:span></text:p>
      <text:p text:style-name="P257"><text:span text:style-name="T389">The most important point to note from the above line :<text:s text:c="2"/>hashCode method return<text:s text:c="2"/>int value .</text:span></text:p>
      <text:p text:style-name="P257"><text:span text:style-name="T389">So the Hash value is the int value returned by the hash function .</text:span></text:p>
      <text:p text:style-name="P257"><text:span text:style-name="T389"><text:s text:c="4"/>So summarize the terms in the diagram below </text:span></text:p>
      <text:p text:style-name="P257"><text:span text:style-name="T389">how hash<text:s text:c="2"/>map works in java </text:span></text:p>
      <text:p text:style-name="P257"><text:span text:style-name="T390">What is bucket ? </text:span></text:p>
      <text:p text:style-name="P257"><text:span text:style-name="T391">A bucket is used to store key value pairs . A bucket can have multiple key-value pairs . In hash map, bucket used simple linked list to store objects .</text:span></text:p>
      <text:p text:style-name="P257"><text:span text:style-name="T391">After understanding the terms we are ready to move next step , How hash map works in java or How get() works internally in java .</text:span></text:p>
      <text:p text:style-name="P257"><text:span text:style-name="T391">Code inside Java Api (HashMap class internal implementation) for HashMap get(Obejct key) method </text:span></text:p>
      <text:p text:style-name="P257"><text:span text:style-name="T391">1.<text:s text:c="2"/>Public<text:s text:c="2"/>V get(Object key)</text:span></text:p>
      <text:p text:style-name="P257"><text:span text:style-name="T391"><text:s text:c="3"/>{</text:span></text:p>
      <text:p text:style-name="P257"><text:span text:style-name="T391">2.<text:s text:c="5"/>if (key ==null)</text:span></text:p>
      <text:p text:style-name="P257"><text:span text:style-name="T391">3.<text:s text:c="5"/>//Some code</text:span></text:p>
      <text:p text:style-name="P257"><text:span text:style-name="T391">4.<text:s text:c="5"/>int hash = hash(key.hashCode());</text:span></text:p>
      <text:p text:style-name="P257"><text:span text:style-name="T391">5.<text:s text:c="5"/>// if key found in hash table then<text:s text:c="2"/>return value</text:span></text:p>
      <text:p text:style-name="P257"><text:span text:style-name="T391">6.<text:s text:c="5"/>//<text:s text:c="4"/>else return null</text:span></text:p>
      <text:p text:style-name="P257"><text:span text:style-name="T391"><text:s text:c="3"/>}</text:span></text:p>
      <text:p text:style-name="P257"><text:span text:style-name="T391">Hash map works on the principle of hashing </text:span></text:p>
      <text:p text:style-name="P257"><text:span text:style-name="T391">HashMap get(Key k) method calls hashCode method on the key object and applies returned hashValue to its own static hash function to find a bucket location(backing array) where keys and values are stored in form of a nested class called Entry (Map.Entry) . So you have concluded that from the previous line that Both key and value is stored in the bucket as a form of<text:s text:c="2"/>Entry object . So thinking that Only value is stored<text:s text:c="2"/>in the bucket is not correct and will not give a good impression on the interviewer .</text:span></text:p>
      <text:p text:style-name="P258"><text:span text:style-name="T391">* Whenever we call get( Key k )<text:s text:c="2"/>method on the HashMap object . First it checks that whether key is null or not .<text:s text:c="2"/>Note that there can only be one null key in HashMap .<text:s text:c="2"/></text:span></text:p>
      <text:p text:style-name="P259"><text:span text:style-name="T391">If key is null , then Null keys always map to hash 0, thus index 0.</text:span></text:p>
      <text:p text:style-name="P259"><text:span text:style-name="T391">If key is not null then , it will call hashfunction on the key object , see line 4 in above method i.e. key.hashCode()<text:s text:c="2"/>,so after key.hashCode() returns hashValue , line 4 looks like</text:span></text:p>
      <text:p text:style-name="P259"><text:span text:style-name="T391">4.<text:s text:c="2"/>int hash = hash(hashValue) , and now ,it applies returned hashValue into its own hashing function .</text:span></text:p>
      <text:p text:style-name="P259"><text:span text:style-name="T391">We might wonder why we are calculating the hashvalue again using hash(hashValue). Answer is ,It defends against poor quality hash functions.</text:span></text:p>
      <text:p text:style-name="P260"><text:span text:style-name="T391">Now step 4 final<text:s text:c="2"/>hashvalue is used to find the bucket location at which the Entry object is stored . Entry object stores in the bucket like this (hash,key,value,bucketindex) .<text:s text:c="2"/></text:span></text:p>
      <text:p text:style-name="P261"><text:span text:style-name="T391">Interviewer:<text:s text:c="4"/>What if<text:s text:c="2"/>when two different keys have the same hashcode ?</text:span></text:p>
      <text:p text:style-name="P261"><text:span text:style-name="T391">Solution, equals() method comes to rescue.Here candidate gets puzzled. Since bucket is one and we have two objects with the same hashcode .Candidate usually forgets that bucket is a simple linked list.</text:span></text:p>
      <text:p text:style-name="P261"><text:span text:style-name="T391">The bucket is the linked list effectively . Its not a LinkedList as in a java.util.LinkedList - It's a separate (simpler) implementation just for the map .</text:span></text:p>
      <text:p text:style-name="P261"><text:span text:style-name="T391">So we traverse through linked list , comparing keys in each entries using keys.equals() until it return true.<text:s text:c="2"/>Then the corresponding entry object Value is returned .</text:span></text:p>
      <text:p text:style-name="P261"><text:span text:style-name="T391">how hashmap works internally in java</text:span></text:p>
      <text:p text:style-name="P261"><text:span text:style-name="T391">One of<text:s text:c="2"/>our readers Jammy<text:s text:c="2"/>asked a very good<text:s text:c="2"/>question </text:span></text:p>
      <text:p text:style-name="P261"><text:span text:style-name="T391">When the functions 'equals' traverses through the linked list does it traverses from start to end one by one...in other words brute method. Or the linked list is sorted based on key and then it traverses? </text:span></text:p>
      <text:p text:style-name="P261"><text:span text:style-name="T391">Answer is when an element is added/retrieved, same procedure follows:</text:span></text:p>
      <text:p text:style-name="P261"><text:span text:style-name="T391">a. Using key.hashCode() [ see above step 4],determine initial hashvalue for the key</text:span></text:p>
      <text:p text:style-name="P261"><text:span text:style-name="T391">b. Pass intial hashvalue as hashValue<text:s text:c="2"/>in<text:s text:c="4"/>hash(hashValue) function, to calculate the final hashvalue.</text:span></text:p>
      <text:p text:style-name="P261"><text:span text:style-name="T391">c. Final hash value is then passed as a first parameter in the indexFor(int ,int )method .</text:span></text:p>
      <text:p text:style-name="P261"><text:span text:style-name="T391"><text:s text:c="4"/>The second parameter is length which is a constant in HashMap Java Api , represented by<text:s text:c="29"/>DEFAULT_INITIAL_CAPACITY</text:span></text:p>
      <text:p text:style-name="P261"><text:span text:style-name="T391"><text:s text:c="4"/>The default<text:s text:c="2"/>value of DEFAULT_INITIAL_CAPACITY is 16 in HashMap Java Api .</text:span></text:p>
      <text:p text:style-name="P261"><text:span text:style-name="T391"><text:s/>indexFor(int,int) method<text:s text:c="2"/>returns the first entry in the appropriate bucket. The linked list in the bucket is then iterated over - (the end is found and the element is added or the key is matched and the value is returned )</text:span></text:p>
      <text:p text:style-name="P261"><text:span text:style-name="T391">Explanation about indexFor(int,int) is below :</text:span></text:p>
      <text:p text:style-name="P261"><text:span text:style-name="T391">/**</text:span></text:p>
      <text:p text:style-name="P261"><text:span text:style-name="T391">* Returns index for hash code h.</text:span></text:p>
      <text:p text:style-name="P261"><text:span text:style-name="T391">*/</text:span></text:p>
      <text:p text:style-name="P261"><text:span text:style-name="T391">static int indexFor(int h, int length) {</text:span></text:p>
      <text:p text:style-name="P261"><text:span text:style-name="T391"><text:s text:c="4"/>return h &amp; (length-1);</text:span></text:p>
      <text:p text:style-name="P261"><text:span text:style-name="T391">}</text:span></text:p>
      <text:p text:style-name="P261"><text:span text:style-name="T391">The above function indexFor() works because Java HashMaps always have a capacity, i.e. number of buckets, as a power of 2.</text:span></text:p>
      <text:p text:style-name="P261"><text:span text:style-name="T391"><text:s/>Let's work with a capacity of 256,which is 0x100, but it could work with any power of 2. Subtracting 1</text:span></text:p>
      <text:p text:style-name="P261"><text:span text:style-name="T391">from a power of 2 yields the exact bit mask needed to bitwise-and with the hash to get the proper bucket index, of range 0 to length - 1.</text:span></text:p>
      <text:p text:style-name="P261"><text:span text:style-name="T391">256 - 1 = 255</text:span></text:p>
      <text:p text:style-name="P261"><text:span text:style-name="T391">0x100 - 0x1 = 0xFF</text:span></text:p>
      <text:p text:style-name="P261"><text:span text:style-name="T391">E.g. a hash of 257 (0x101) gets bitwise-anded with 0xFF to yield a bucket number of 1.</text:span></text:p>
      <text:p text:style-name="P261"><text:span text:style-name="T391">Interviewer:<text:s text:c="4"/>What if<text:s text:c="2"/>when two<text:s text:c="2"/>keys are same and have the same hashcode ?</text:span></text:p>
      <text:p text:style-name="P261"><text:span text:style-name="T391">If key needs to be inserted and already inserted hashkey's hashcodes are same, and keys are also same(via reference or using equals() method)<text:s text:c="2"/>then override the previous key value pair with the current key value pair.</text:span></text:p>
      <text:p text:style-name="P261"><text:span text:style-name="T391">The other important point to note is that in Map ,Any class(String etc.) can serve as a key if and only if it overrides the equals() and hashCode() method .</text:span></text:p>
      <text:p text:style-name="P261"><text:span text:style-name="T391">Interviewer:<text:s text:c="2"/>How will you measure the performance of HashMap?</text:span></text:p>
      <text:p text:style-name="P262"><text:span text:style-name="T391">According to Oracle Java docs,<text:s text:c="2"/></text:span></text:p>
      <text:p text:style-name="P263"><text:span text:style-name="T391">An instance of HashMap has two parameters that affect its performance: initial capacity and load factor. </text:span></text:p>
      <text:p text:style-name="P263"><text:span text:style-name="T391">The capacity is the number of buckets in the hash table( HashMap class is roughly equivalent to Hashtable, except that it is unsynchronized and permits nulls.), and the initial capacity is simply the capacity at the time the hash table is created. </text:span></text:p>
      <text:p text:style-name="P263"><text:span text:style-name="T391">The load factor is a measure of how full the hash table is allowed to get before its capacity is automatically increased. When the number of entries in the hash table exceeds the product of the load factor and the current capacity, the hash table is rehashed (that is, internal data structures are rebuilt) so that the hash table has approximately twice the number of buckets.</text:span></text:p>
      <text:p text:style-name="P263"><text:span text:style-name="T391">In HashMap class, the default value of load factor is (.75) .</text:span></text:p>
      <text:p text:style-name="P263"><text:span text:style-name="T391">Interviewer : What is the time complexity of Hashmap get() and put() method ?</text:span></text:p>
      <text:p text:style-name="P263"><text:span text:style-name="T391">The hashmap implementation provides constant time performance for (get and put) basic operations</text:span></text:p>
      <text:p text:style-name="P263"><text:span text:style-name="T391">i.e the complexity of get() and put() is O(1) , assuming the hash function disperses the elements properly among the buckets. </text:span></text:p>
      <text:p text:style-name="P263"><text:span text:style-name="T392">Q34 How remove(key) method works in HashMap ?</text:span></text:p>
      <text:p text:style-name="P263"><text:span text:style-name="T393">How Remove method works internally in Java </text:span></text:p>
      <text:p text:style-name="P263"><text:span text:style-name="T393"><text:s/>In HashMap we need key and value to add element to the HashMap object.</text:span></text:p>
      <text:p text:style-name="P263"><text:span text:style-name="T393">So if we add element to the HashMap object then the code will be like this :</text:span></text:p>
      <text:p text:style-name="P263"><text:span text:style-name="T393">public class JavaHungry {</text:span></text:p>
      <text:p text:style-name="P263"><text:span text:style-name="T393"><text:s text:c="4"/>public static void main(String[] args)</text:span></text:p>
      <text:p text:style-name="P263"><text:span text:style-name="T393"><text:s text:c="4"/>{</text:span></text:p>
      <text:p text:style-name="P263"><text:span text:style-name="T393"><text:s text:c="8"/>HashMap hashmap = new HashMap();</text:span></text:p>
      <text:p text:style-name="P263"><text:span text:style-name="T393"><text:s text:c="8"/>hashmap.put("Java", 1);</text:span></text:p>
      <text:p text:style-name="P263"><text:span text:style-name="T393"><text:s text:c="8"/>hashmap.put("Hungry" , 2);</text:span></text:p>
      <text:p text:style-name="P263"><text:span text:style-name="T393"><text:s text:c="8"/>hashmap.put("Blogspot" , 3);</text:span></text:p>
      <text:p text:style-name="P263"><text:span text:style-name="T393"><text:s text:c="8"/>Iterator iteratorobject = hashmap.keySet().iterator(); </text:span></text:p>
      <text:p text:style-name="P263"><text:span text:style-name="T393"><text:s text:c="8"/>while(iteratorobject.hasNext()){</text:span></text:p>
      <text:p text:style-name="P263"><text:span text:style-name="T393"><text:s text:c="14"/>String hashmapkey = iteratorobject.next(); </text:span></text:p>
      <text:p text:style-name="P263"><text:span text:style-name="T393"><text:s text:c="14"/>System.out.print(hashmap.get(hashmapkey));</text:span></text:p>
      <text:p text:style-name="P263"><text:span text:style-name="T393"><text:s text:c="8"/>} </text:span></text:p>
      <text:p text:style-name="P263"><text:span text:style-name="T393"><text:s text:c="4"/>}</text:span></text:p>
      <text:p text:style-name="P263"><text:span text:style-name="T393">}</text:span></text:p>
      <text:p text:style-name="P263"><text:span text:style-name="T393">It will print the result :<text:s text:c="2"/>[321]</text:span></text:p>
      <text:p text:style-name="P263"><text:span text:style-name="T393">Remember the result can be any order , so if you run the above code , then output could also be</text:span></text:p>
      <text:p text:style-name="P263"><text:span text:style-name="T393">[123] [231] [132] [213] [312]</text:span></text:p>
      <text:p text:style-name="P263"><text:span text:style-name="T393">as the HashMap is unordered.</text:span></text:p>
      <text:p text:style-name="P263"><text:span text:style-name="T393">Till now , we have added three key-value pairs to the hashmap object , now let us remove one key-value pair from the hashmap object</text:span><text:span text:style-name="T394">.</text:span></text:p>
      <text:p text:style-name="P263"><text:span text:style-name="T394">public class JavaHungry {</text:span></text:p>
      <text:p text:style-name="P263"><text:span text:style-name="T394"><text:s text:c="4"/>public static void main(String[] args)</text:span></text:p>
      <text:p text:style-name="P263"><text:span text:style-name="T394"><text:s text:c="4"/>{</text:span></text:p>
      <text:p text:style-name="P263"><text:span text:style-name="T394"><text:s text:c="8"/>HashMap hashmap = new HashMap();</text:span></text:p>
      <text:p text:style-name="P263"><text:span text:style-name="T394"><text:s text:c="8"/>hashmap.put("Java", 1);</text:span></text:p>
      <text:p text:style-name="P263"><text:span text:style-name="T394"><text:s text:c="8"/>hashmap.put("Hungry" , 2);</text:span></text:p>
      <text:p text:style-name="P263"><text:span text:style-name="T394"><text:s text:c="8"/>hashmap.put("Blogspot" , 3);</text:span></text:p>
      <text:p text:style-name="P263"><text:span text:style-name="T394"><text:s text:c="8"/>hashmap.remove("Java");</text:span></text:p>
      <text:p text:style-name="P263"><text:span text:style-name="T394"><text:s text:c="8"/>Iterator iteratorobject = hashmap.keySet().iterator(); </text:span></text:p>
      <text:p text:style-name="P263"><text:span text:style-name="T394"><text:s text:c="8"/>while(iteratorobject.hasNext()){</text:span></text:p>
      <text:p text:style-name="P263"><text:span text:style-name="T394"><text:s text:c="14"/>String hashmapkey = iteratorobject.next(); </text:span></text:p>
      <text:p text:style-name="P263"><text:span text:style-name="T394"><text:s text:c="14"/>System.out.print(hashmap.get(hashmapkey));</text:span></text:p>
      <text:p text:style-name="P263"><text:span text:style-name="T394"><text:s text:c="8"/>} </text:span></text:p>
      <text:p text:style-name="P263"><text:span text:style-name="T394"><text:s text:c="4"/>}</text:span></text:p>
      <text:p text:style-name="P263"><text:span text:style-name="T394">}</text:span></text:p>
      <text:p text:style-name="P263"><text:span text:style-name="T395">It will print the result :<text:s text:c="2"/>[32] As HashMap is unordered , the result could also be [23] but the main point to note that hashmap.remove("Java")<text:s text:c="2"/>would remove the "Java" key and value associated with the key that is 1 .</text:span></text:p>
      <text:p text:style-name="P263"><text:span text:style-name="T395">So far so good , But the main question is how remove method removes key-value pair in the hashmap object .</text:span></text:p>
      <text:p text:style-name="P263"><text:span text:style-name="T395">Before moving onto the internal implementation of remove method of HashMap we need to understand the Entry object.</text:span></text:p>
      <text:p text:style-name="P263"><text:span text:style-name="T396">What is Entry Object</text:span></text:p>
      <text:p text:style-name="P263"><text:span text:style-name="T397">Map.Entry is the static nested class that stores the key/value pair that forms one element of HashMap.</text:span></text:p>
      <text:p text:style-name="P263"><text:span text:style-name="T397">Entry object stores in the bucket in the following way (hash,key,value,bucketindex) </text:span></text:p>
      <text:p text:style-name="P263"><text:span text:style-name="T397">The main point to note from the above line is that we need hashvalue and bucketindex besides key to get access to the desired Entry object in HashMap.</text:span></text:p>
      <text:p text:style-name="P263"><text:span text:style-name="T397">When you open the HashMap implementation<text:s text:c="2"/>of the remove(key) method in Java Apis that is rt.jar , you will find the following code in it :</text:span></text:p>
      <text:p text:style-name="P264"><text:span text:style-name="T398">public class HashMap&lt;K,V&gt;</text:span></text:p>
      <text:p text:style-name="P264"><text:span text:style-name="T398">extends AbstractMap&lt;K,V&gt;</text:span></text:p>
      <text:p text:style-name="P265"><text:span text:style-name="T398">implements Map&lt;K,V&gt;, Cloneable, java.io.Serializable</text:span></text:p>
      <text:p text:style-name="P265"><text:span text:style-name="T398">{</text:span></text:p>
      <text:p text:style-name="P265"><text:span text:style-name="T398"><text:s text:c="4"/>// SOME CODE ,i.e Other methods in HashMap </text:span></text:p>
      <text:p text:style-name="P265"><text:span text:style-name="T398"><text:s/>1.<text:s text:c="3"/>public V remove (Object key){</text:span></text:p>
      <text:p text:style-name="P265"><text:span text:style-name="T398"><text:s/>2.<text:s text:c="7"/>Entry&lt;K,V&gt; e =<text:s text:c="2"/>removeEntryForKey(key);</text:span></text:p>
      <text:p text:style-name="P265"><text:span text:style-name="T398"><text:s/>3.<text:s text:c="7"/>return (e==null ? null : e.value);</text:span></text:p>
      <text:p text:style-name="P265"><text:span text:style-name="T398"><text:s text:c="4"/>}</text:span></text:p>
      <text:p text:style-name="P265"><text:span text:style-name="T398"><text:s text:c="3"/>// SOME CODE ,i.e Other methods in HashMap</text:span></text:p>
      <text:p text:style-name="P266"><text:span text:style-name="T398">}<text:s text:c="3"/></text:span></text:p>
      <text:p text:style-name="P267"><text:span text:style-name="T399">In the line 2 of remove(key) we are calling method removeEntryForKey(key). The main purpose of removeEntryForKey(key) method is it removes and returns the entry associated with the specified key in the HashMap. So let us understand how removeEntryForKey(key)<text:s text:c="2"/>removes the entry object .</text:span></text:p>
      <text:p text:style-name="P267"><text:span text:style-name="T400">How remove method works in HashMap with Example</text:span></text:p>
      <text:p text:style-name="P267"><text:span text:style-name="T400">There are two possible scenarios for the key object ,</text:span></text:p>
      <text:p text:style-name="P267"><text:span text:style-name="T400">1. If key is not null</text:span></text:p>
      <text:p text:style-name="P267"><text:span text:style-name="T400">2. If key is null</text:span></text:p>
      <text:p text:style-name="P267"><text:span text:style-name="T400">Interviewer : How remove(key) method works internally in Java ?</text:span></text:p>
      <text:p text:style-name="P267"><text:span text:style-name="T401">As we know to find the desired Entry object which is to be removed in the HashMap we need hashValue , key and bucketindex . So remove(key) method calls<text:s text:c="2"/>removeEntryForKey(key) method<text:s text:c="2"/>internally , which calculate the final hashValue of the key object , and then use that hashValue in the indexFor(int,int) method to find the first entry object in the appropriate bucket. </text:span></text:p>
      <text:p text:style-name="P267"><text:span text:style-name="T401">Since bucket(table) is a LinkedList effectively<text:s text:c="2"/>, we start traversing from the first entry object which we got by using indexFor(int,int) method in the bucket. For each entry object in the bucket we compare whether<text:s text:c="2"/>hashValue and the key is equal to the calculated hashValue in the first step and the key passed as a parameter in the remove(key) method.</text:span></text:p>
      <text:p text:style-name="P267"><text:span text:style-name="T401">If desired Entry object is found , then we removed that single entry object from the LinkedList. </text:span></text:p>
      <text:p text:style-name="P267"><text:span text:style-name="T401">Removing a single Entry object from the LinkedList is implemented just like removing a single object from the LinkedList.</text:span></text:p>
      <text:p text:style-name="P267"><text:span text:style-name="T402">Entry object returned by the removeEntryForKey(key) method is then<text:s text:c="2"/>stored in the local variable e of type Entry in the remove(key) method.</text:span></text:p>
      <text:p text:style-name="P267"><text:span text:style-name="T402">If(e==null)</text:span></text:p>
      <text:p text:style-name="P267"><text:span text:style-name="T402"><text:s text:c="5"/>return null</text:span></text:p>
      <text:p text:style-name="P267"><text:span text:style-name="T402">else</text:span></text:p>
      <text:p text:style-name="P267"><text:span text:style-name="T402"><text:s text:c="4"/>return value of removed Entry object.</text:span></text:p>
      <text:p text:style-name="P268"><text:span text:style-name="T402">public class HashMap&lt;K,V&gt;</text:span></text:p>
      <text:p text:style-name="P268"><text:span text:style-name="T402">extends AbstractMap&lt;K,V&gt;</text:span></text:p>
      <text:p text:style-name="P269"><text:span text:style-name="T402">implements Map&lt;K,V&gt;, Cloneable, java.io.Serializable</text:span></text:p>
      <text:p text:style-name="P269"><text:span text:style-name="T402">{</text:span></text:p>
      <text:p text:style-name="P269"><text:span text:style-name="T402"><text:s text:c="3"/>// SOME CODE ,i.e Other methods in HashMap </text:span></text:p>
      <text:p text:style-name="P270"><text:span text:style-name="T402"><text:s text:c="4"/>final Entry&lt;K,V&gt;<text:s text:c="2"/>removeEntryForKey(Object key) {<text:s text:c="3"/></text:span></text:p>
      <text:p text:style-name="P271"><text:span text:style-name="T402"><text:s text:c="3"/>// Calculate hash value of the key passed as a parameter in remove method </text:span></text:p>
      <text:p text:style-name="P272"><text:span text:style-name="T402"><text:s text:c="3"/>1.<text:s text:c="3"/>int hash = (key == null) ? 0 : hash(key. hashCode());<text:s text:c="3"/></text:span></text:p>
      <text:p text:style-name="P273"><text:span text:style-name="T402"><text:s text:c="3"/>// index for returns the first Entry in the appropriate bucket</text:span></text:p>
      <text:p text:style-name="P273"><text:span text:style-name="T402"><text:s text:c="3"/>// Here , table is an array of Entry objects ,i.e.<text:s text:c="2"/>Entry[] table</text:span></text:p>
      <text:p text:style-name="P274"><text:span text:style-name="T402"><text:s text:c="3"/>2.<text:s text:c="3"/>int i = indexFor(hash, table.length);<text:s text:c="5"/></text:span></text:p>
      <text:p text:style-name="P275"><text:span text:style-name="T402"><text:s text:c="3"/>// Below Code to remove a single object from the<text:s text:c="2"/>simple LinkedList that is </text:span></text:p>
      <text:p text:style-name="P275"><text:span text:style-name="T402"><text:s text:c="3"/>// removing the desired Entry object from the LinkedList </text:span></text:p>
      <text:p text:style-name="P275"><text:span text:style-name="T402"><text:s text:c="3"/>3.<text:s text:c="5"/>Entry&lt;K,V&gt; prev = table[i];</text:span></text:p>
      <text:p text:style-name="P275"><text:span text:style-name="T402"><text:s text:c="3"/>4.<text:s text:c="5"/>Entry&lt;K,V&gt; e = prev;</text:span></text:p>
      <text:p text:style-name="P275"><text:span text:style-name="T402"><text:s text:c="3"/>5.<text:s text:c="5"/>while (e != null) {</text:span></text:p>
      <text:p text:style-name="P275"><text:span text:style-name="T402"><text:s text:c="3"/>6.<text:s text:c="9"/>Entry&lt;K,V&gt; next = e.next;</text:span></text:p>
      <text:p text:style-name="P275"><text:span text:style-name="T402"><text:s text:c="14"/>Object k; </text:span></text:p>
      <text:p text:style-name="P275"><text:span text:style-name="T402"><text:s text:c="2"/>// If Entry object's key and hash value equal to the above hashvalue and key</text:span></text:p>
      <text:p text:style-name="P276"><text:span text:style-name="T402"><text:s text:c="3"/>7.<text:s text:c="8"/>if (e.hash == hash &amp;&amp;</text:span></text:p>
      <text:p text:style-name="P277"><text:span text:style-name="T402"><text:s text:c="12"/>((k = e.key) == key || (key != null &amp;&amp; key.equals(k)))) {</text:span></text:p>
      <text:p text:style-name="P277"><text:span text:style-name="T402"><text:s text:c="3"/>8.<text:s text:c="14"/>modCount++; </text:span></text:p>
      <text:p text:style-name="P277"><text:span text:style-name="T402"><text:s text:c="3"/>// Reduce size of Entry[] table by 1</text:span></text:p>
      <text:p text:style-name="P277"><text:span text:style-name="T402"><text:s text:c="3"/>9.<text:s text:c="14"/>size--;</text:span></text:p>
      <text:p text:style-name="P277"><text:span text:style-name="T402"><text:s text:c="4"/>// Remove the Entry object : Two case to remove </text:span></text:p>
      <text:p text:style-name="P278"><text:span text:style-name="T402"><text:s text:c="3"/>// Case 1 :<text:s text:c="2"/>only single element in the bucket , then prev==e<text:s text:c="8"/></text:span></text:p>
      <text:p text:style-name="P279"><text:span text:style-name="T402"><text:s text:c="3"/>10.<text:s text:c="13"/>if (prev == e)</text:span></text:p>
      <text:p text:style-name="P279"><text:span text:style-name="T402"><text:s text:c="3"/>11.<text:s text:c="14"/>table[i] = next; </text:span></text:p>
      <text:p text:style-name="P280"><text:span text:style-name="T402"><text:s text:c="3"/>// Case 2 : if more than one element present in the bucket ,<text:s text:c="3"/></text:span></text:p>
      <text:p text:style-name="P281"><text:span text:style-name="T402"><text:s text:c="3"/>12.<text:s text:c="13"/>else</text:span></text:p>
      <text:p text:style-name="P281"><text:span text:style-name="T402"><text:s text:c="3"/>13.<text:s text:c="14"/>prev.next = next; </text:span></text:p>
      <text:p text:style-name="P281"><text:span text:style-name="T402"><text:s text:c="3"/>// recordRemoval() method is invoked whenever entry is removed from the table</text:span></text:p>
      <text:p text:style-name="P281"><text:span text:style-name="T402"><text:s text:c="3"/>14.<text:s text:c="13"/>e.recordRemoval(this);</text:span></text:p>
      <text:p text:style-name="P281"><text:span text:style-name="T402"><text:s text:c="3"/>15.<text:s text:c="13"/>return e;</text:span></text:p>
      <text:p text:style-name="P281"><text:span text:style-name="T402"><text:s text:c="12"/>}</text:span></text:p>
      <text:p text:style-name="P281"><text:span text:style-name="T402"><text:s text:c="3"/>16.<text:s text:c="9"/>prev = e;</text:span></text:p>
      <text:p text:style-name="P281"><text:span text:style-name="T402"><text:s text:c="3"/>17.<text:s text:c="9"/>e = next;</text:span></text:p>
      <text:p text:style-name="P281"><text:span text:style-name="T402"><text:s text:c="8"/>} </text:span></text:p>
      <text:p text:style-name="P281"><text:span text:style-name="T402"><text:s text:c="3"/>18.<text:s text:c="4"/>return e;</text:span></text:p>
      <text:p text:style-name="P281"><text:span text:style-name="T402"><text:s text:c="4"/>}</text:span></text:p>
      <text:p text:style-name="P281"><text:span text:style-name="T402"><text:s text:c="2"/>}</text:span></text:p>
      <text:p text:style-name="P281"><text:span text:style-name="T402"><text:s text:c="5"/>// SOME CODE ,i.e Other methods in HashMap </text:span></text:p>
      <text:p text:style-name="P282"><text:span text:style-name="T402">}<text:s text:c="2"/></text:span></text:p>
      <text:p text:style-name="P282"><text:span text:style-name="T402"><text:s text:c="2"/></text:span></text:p>
      <text:p text:style-name="P283"><text:span text:style-name="T402">Interviewer : </text:span></text:p>
      <text:p text:style-name="P283"><text:span text:style-name="T403">What is the purpose of calling recordRemoval() method in the removeEntryForKey(key)<text:s text:c="2"/>since it is the concrete method without any body.</text:span></text:p>
      <text:p text:style-name="P283"><text:span text:style-name="T403">recordRemoval() method is a concrete method without any body. It is invoked whenever the Entry is removed from the table . Since LinkedHashMap extends HashMap , thus this method is overridden in the LinkedHashMap's Entry in order to maintain its linked list of entries.</text:span></text:p>
      <text:p text:style-name="P283"><text:span text:style-name="T403">Interviewer : What is the time complexity of<text:s text:c="2"/>performing remove operation in HashMap using<text:s text:c="2"/>remove(key)</text:span></text:p>
      <text:p text:style-name="P284"><text:span text:style-name="T403">Best Case time complexity of remove(key)<text:s text:c="2"/>: O(1)<text:s text:c="2"/></text:span></text:p>
      <text:p text:style-name="P285"><text:span text:style-name="T403">Worst Case time complexity of remove(key) : O(n)</text:span></text:p>
      <text:p text:style-name="P285"><text:span text:style-name="T404">Interviewer:</text:span></text:p>
      <text:p text:style-name="P285"><text:span text:style-name="T404"><text:s/></text:span><text:span text:style-name="T405">What happens if the null key is passed in the remove(key) method ?</text:span></text:p>
      <text:p text:style-name="P285"><text:span text:style-name="T405">The following lines will be executed in the removeEntryForKey(key) method</text:span></text:p>
      <text:p text:style-name="P285"><text:span text:style-name="T405">In line 1 , the value of hash will be 0 .</text:span></text:p>
      <text:p text:style-name="P285"><text:span text:style-name="T405">In line 2 , the value of indexFor will return 0 thus i=0.</text:span></text:p>
      <text:p text:style-name="P285"><text:span text:style-name="T405">In line 3 , Entry prev = table[0]</text:span></text:p>
      <text:p text:style-name="P285"><text:span text:style-name="T405">Entry prev = null</text:span></text:p>
      <text:p text:style-name="P285"><text:span text:style-name="T405">In line 4,<text:s text:c="2"/>Entry e = null</text:span></text:p>
      <text:p text:style-name="P285"><text:span text:style-name="T405">In line 5 , while loop condition returns false</text:span></text:p>
      <text:p text:style-name="P285"><text:span text:style-name="T405">In line 18 , return e (which is null)</text:span></text:p>
      <text:p text:style-name="P286"><text:span text:style-name="T406">thus null is returned to the remove(key) method , which will in turn return null.<text:s text:c="2"/></text:span></text:p>
      <text:p text:style-name="P287"><text:span text:style-name="T406">Interviewer :</text:span></text:p>
      <text:p text:style-name="P288"><text:span text:style-name="T407"><text:s/>Explain the removeEntryForKey(key) method in HashMap in detail , considering key is not null?<text:s text:c="3"/></text:span></text:p>
      <text:p text:style-name="P289"><text:span text:style-name="T407">In the line 1 of removeEntryForKey(key),<text:s text:c="2"/>if the key passed as a parameter is not null then , it will call hashfunction on the key object , so after key.hashCode() returns hashValue , so line 1 will look like </text:span></text:p>
      <text:p text:style-name="P290"><text:span text:style-name="T408"><text:s/>int hash = hash (hashValue)<text:s text:c="2"/></text:span></text:p>
      <text:p text:style-name="P291"><text:span text:style-name="T409">we are now applying returned hashvalue into its own hashfunction. To defend against poor quality hash functions , we are calculating the hashValue again using hash(hashValue) in the above line.</text:span></text:p>
      <text:p text:style-name="P291"><text:span text:style-name="T409">We have hashValue and key , now we need to find the bucketindex of the desired Entry object </text:span></text:p>
      <text:p text:style-name="P291"><text:span text:style-name="T409">In line 2 , indexFor(int,int) , for the given hashValue, returns the first entry in the appropriate bucket.</text:span></text:p>
      <text:p text:style-name="P291"><text:span text:style-name="T409">So we get the first entry of the desired bucket.</text:span></text:p>
      <text:p text:style-name="P291"><text:span text:style-name="T409">In line 3 , we start traversing from the first entry in the bucket ,till we get the desired Entry object, prev is used to store the first entry in the bucket . Here table is an array of Entry objects i.e Entry[] table . </text:span></text:p>
      <text:p text:style-name="P291"><text:span text:style-name="T409">In line 4,<text:s text:c="2"/>We created an Entry instance variable e which holds the prev value ,i.e, the first entry in the appropriate bucket.</text:span></text:p>
      <text:p text:style-name="P291"><text:span text:style-name="T409">Below Explanation is about removing a single object from the simple LinkedList that is removing the desired Entry object from the LinkedList </text:span></text:p>
      <text:p text:style-name="P291"><text:span text:style-name="T409">In line 5 , We iterate thorugh the Entry[] starting from the e ,till we get the desired Entry object</text:span></text:p>
      <text:p text:style-name="P291"><text:span text:style-name="T409">To check if we get the desired Entry object ,we need hashValue , key and bucketindex. We need to iterate through the bucket and its index one by one and comparing the hashValue and key of each Entry object. </text:span></text:p>
      <text:p text:style-name="P291"><text:span text:style-name="T409">In line 7<text:s text:c="2"/>, If condition is true then we get the desired Entry object which we need to remove from the hashmap object . </text:span></text:p>
      <text:p text:style-name="P291"><text:span text:style-name="T409">Then two cases arises , whether bucket has single Entry object or it has more than one Entry object ,</text:span></text:p>
      <text:p text:style-name="P291"><text:span text:style-name="T409">If bucket has single Entry object , then,</text:span></text:p>
      <text:p text:style-name="P291"><text:span text:style-name="T409"><text:s text:c="7"/>In line 10 , (prev==e) condition will be true</text:span></text:p>
      <text:p text:style-name="P291"><text:span text:style-name="T409">else bucket has more than one Entry object</text:span></text:p>
      <text:p text:style-name="P291"><text:span text:style-name="T409"><text:s text:c="7"/>In line 12 else condition will be run</text:span></text:p>
      <text:p text:style-name="P291"><text:span text:style-name="T409">In line 14<text:s text:c="2"/>, recordRemoval() method is called on the desired Entry object whenever the Entry is removed from the table.</text:span></text:p>
      <text:p text:style-name="P291"><text:span text:style-name="T409">In line 15 , the removed Entry object is returned to the remove(key) method.</text:span></text:p>
      <text:p text:style-name="P291"><text:span text:style-name="T410">Q36 How TreeMap works in Java ?</text:span></text:p>
      <text:p text:style-name="P291"><text:span text:style-name="T410">What is a Tree Map ?</text:span></text:p>
      <text:p text:style-name="P291"><text:span text:style-name="T411">Treemap class is like HashMap which stores key- value pairs . The major difference is that Treemap<text:s text:c="2"/>sorts</text:span></text:p>
      <text:p text:style-name="P291"><text:span text:style-name="T412">the key in ascending order.</text:span></text:p>
      <text:p text:style-name="P291"><text:span text:style-name="T412">According to Java doc<text:s text:c="2"/>:</text:span></text:p>
      <text:p text:style-name="P291"><text:span text:style-name="T413">Treemap is sorted according to the natural ordering of its keys, or by a Comparator provided at map creation time, depending on which constructor is used.</text:span></text:p>
      <text:p text:style-name="P291"><text:span text:style-name="T413">This implementation provides guaranteed log(n) time cost for the containsKey, get, put and remove operations. Algorithms are adaptations of those in Cormen, Leiserson, and Rivest's Introduction to Algorithms.</text:span></text:p>
      <text:p text:style-name="P291"><text:span text:style-name="T414">How TreeMap works in java ?</text:span></text:p>
      <text:p text:style-name="P291"><text:span text:style-name="T415">TreeMap is a Red-Black tree based NavigableMap implementation.In other words , it sorts the TreeMap object keys using Red-Black tree algorithm.</text:span></text:p>
      <text:p text:style-name="P292"><text:span text:style-name="T415">So we learned that TreeMap uses Red Black tree algorithm internally to sort the elements.<text:s text:c="2"/></text:span></text:p>
      <text:p text:style-name="P293"><text:span text:style-name="T415">Red Black algorithm is a complex algorithm . We should read the pseudo code of Red Black algorithm in order to understand the internal implementation .</text:span></text:p>
      <text:p text:style-name="P293"><text:span text:style-name="T416">Red Black tree has the following properties :</text:span></text:p>
      <text:p text:style-name="P293"><text:span text:style-name="T417">1. As the name of the algorithm suggests ,color of every node in the tree is either red or black.</text:span></text:p>
      <text:p text:style-name="P293"><text:span text:style-name="T417">2. Root node must be Black in color.</text:span></text:p>
      <text:p text:style-name="P293"><text:span text:style-name="T417">3. Red node can not have a red color neighbor node.</text:span></text:p>
      <text:p text:style-name="P293"><text:span text:style-name="T417">4. All paths from root node to the null should consist the same number of black nodes .</text:span></text:p>
      <text:p text:style-name="P293"><text:span text:style-name="T418">Rotation in Red Black Tree :</text:span></text:p>
      <text:p text:style-name="P293"><text:span text:style-name="T419">how treemap works in java</text:span></text:p>
      <text:p text:style-name="P293"><text:span text:style-name="T419">Rotations maintains the inorder ordering of the keys(x,y,z).</text:span></text:p>
      <text:p text:style-name="P293"><text:span text:style-name="T419">A rotation can be maintained in O(1) time.</text:span></text:p>
      <text:p text:style-name="P293"><text:span text:style-name="T419">You can find more about the red black tree algorithm here</text:span></text:p>
      <text:p text:style-name="P293"><text:span text:style-name="T419">Interviewer : Why and when we use TreeMap ?</text:span></text:p>
      <text:p text:style-name="P293"><text:span text:style-name="T419">We need TreeMap<text:s text:c="2"/>to get the sorted list of keys in ascending order.</text:span></text:p>
      <text:p text:style-name="P293"><text:span text:style-name="T419">Interviewer : What is the runtime performance of the get() method in TreeMap and HashMap<text:s text:c="2"/>,where n represents the number of elements ?</text:span></text:p>
      <text:p text:style-name="P293"><text:span text:style-name="T419">According to TreeMap Java doc,</text:span></text:p>
      <text:p text:style-name="P293"><text:span text:style-name="T419">TreeMap implementation provides guaranteed log(n) time cost for the containsKey,get,put and remove operations.</text:span></text:p>
      <text:p text:style-name="P293"><text:span text:style-name="T419">According to HashMap Java doc :</text:span></text:p>
      <text:p text:style-name="P293"><text:span text:style-name="T419">HashMap implementation provides constant-time performance for the basic operations (get and put), assuming the hash function disperses the elements properly among the buckets.</text:span></text:p>
      <text:p text:style-name="P293"><text:span text:style-name="T419">One liner : TreeMap : log(n)<text:s text:c="3"/>HashMap : Constant time performance assuming elements disperses properly</text:span></text:p>
      <text:p text:style-name="P293"><text:span text:style-name="T420">Interviewer : What is "natural ordering" in TreeMap ?</text:span></text:p>
      <text:p text:style-name="P293"><text:span text:style-name="T421">"Natural" ordering is the ordering implied by the implementation of the Comparable interface by the objects used as keys in the TreeMap. Essentially, RBTree must be able to tell which key is smaller than the other key, and there are two ways to supply that logic to the RBTree implementation:</text:span></text:p>
      <text:p text:style-name="P293"><text:span text:style-name="T421">1.Implement Comparable interface in the class(es) used as keys to TreeMap, or</text:span></text:p>
      <text:p text:style-name="P293"><text:span text:style-name="T421">2.Supply an implementation of the Comparator that would do comparing outside the key class itself.</text:span></text:p>
      <text:p text:style-name="P293"><text:span text:style-name="T421">Natural ordering is the order provided by the Comparable interface .If somebody puts the key<text:s text:c="2"/>that do not implement natural order then it will throw ClassCastException.</text:span></text:p>
      <text:p text:style-name="P293"><text:span text:style-name="T422">Interviewer : Why do we need TreeMap when we have sortedMap ?</text:span></text:p>
      <text:p text:style-name="P293"><text:span text:style-name="T423">sortedMap is a interface and TreeMap is the class implementing it .As we know one can not create objects of the interface . Interface tells us which methods a sortedMap implementation should provide .TreeMap is such an implementation.</text:span></text:p>
      <text:p text:style-name="P293"><text:span text:style-name="T424">Interviewer : Which data structure you will prefer in your code : HashMap or TreeMap ?</text:span></text:p>
      <text:p text:style-name="P293"><text:span text:style-name="T425">HashMap is faster while<text:s text:c="2"/>TreeMap is sorted .Thus we choose them according to their advantage.</text:span></text:p>
      <text:p text:style-name="P293"><text:span text:style-name="T425">If you do not want to sort the elements but just to insert and retrieve the elements then use HashMap<text:s/></text:span><text:span text:style-name="T426">.</text:span></text:p>
      <text:p text:style-name="P293"><text:span text:style-name="T427">But if you want to maintain the<text:s text:c="2"/>order of the elements then TreeMap should be preferred because the result is alphabetically sorted .While iterating HashMap there is no ordering of the elements ,on the other hand , TreeMap iterates in the natural key order.</text:span></text:p>
      <text:p text:style-name="P293"><text:span text:style-name="T428">Interviewer : What happens if the TreeMap is concurrently modified while iterating the elements ? </text:span></text:p>
      <text:p text:style-name="P293"><text:span text:style-name="T429">The iterator fails fast and quickly if structurally modified at any time after the iterator is created (in any way except through the iterator's own remove method ). We already discussed the difference between Fail-fast and Fail safe iterators .</text:span></text:p>
      <text:p text:style-name="P293"><text:span text:style-name="T430">Interviewer : Which copy technique (deep or shallow ) is used by the TreeMap clone() method ?</text:span></text:p>
      <text:p text:style-name="P293"><text:span text:style-name="T431">According to docjar , clone() method returns the shallow copy of the TreeMap instance . In shallow copy object B points to object A location in memory . In other words , both object A and B are sharing the same elements .The keys and values<text:s text:c="2"/>themselves are not cloned .</text:span></text:p>
      <text:p text:style-name="P293"><text:span text:style-name="T432">Interviewer : Why<text:s text:c="2"/>java's<text:s text:c="2"/>treemap does not allow an initial size ?</text:span></text:p>
      <text:p text:style-name="P293"><text:span text:style-name="T433">HashMap reallocates its internals as the new one gets inserted while TreeMap does not reallocate nodes on adding new ones. Thus , the size of the TreeMap<text:s text:c="2"/>dynamically increases if needed , without shuffling the internals. So it is meaningless to set the initial size of the TreeMap .</text:span></text:p>
      <text:p text:style-name="P293"><text:span text:style-name="T434">Q38 What is the difference between Fail- fast iterator and Fail-safe iterator ? </text:span></text:p>
      <text:p text:style-name="P293"><text:span text:style-name="T434">What is Concurrent Modification ?</text:span></text:p>
      <text:p text:style-name="P293"><text:span text:style-name="T435">When one or more thread is iterating over the collection, in between, one thread changes the structure of the collection (either adding the element to the collection or by deleting the element in the collection or by updating the value at particular position in the collection) is known as Concurrent Modification</text:span></text:p>
      <text:p text:style-name="P293"><text:span text:style-name="T436">Difference between Fail Fast iterator and Fail Safe iterator</text:span></text:p>
      <text:p text:style-name="P293"><text:span text:style-name="T436">Fail fast Iterator</text:span></text:p>
      <text:p text:style-name="P293"><text:span text:style-name="T437">Fail fast iterator while iterating through the collection , instantly throws Concurrent Modification Exception if there is structural modification<text:s text:c="2"/>of the collection . Thus, in the face of concurrent modification, the iterator fails quickly and cleanly, rather than risking arbitrary, non-deterministic behavior at an undetermined time in the future. </text:span></text:p>
      <text:p text:style-name="P293"><text:span text:style-name="T438">Fail-fast iterator can throw ConcurrentModificationException in two scenarios :</text:span></text:p>
      <text:p text:style-name="P293"><text:span text:style-name="T438">difference between fail fast iterator and fail safe iterator</text:span></text:p>
      <text:p text:style-name="P293"><text:span text:style-name="T438">Single Threaded Environment</text:span></text:p>
      <text:p text:style-name="P293"><text:span text:style-name="T439">After the creation of the iterator , structure is modified at any time by any method other than iterator's own remove method. </text:span></text:p>
      <text:p text:style-name="P293"><text:span text:style-name="T440">Multiple Threaded Environment </text:span></text:p>
      <text:p text:style-name="P293"><text:span text:style-name="T441"><text:s/>If one thread is modifying the structure of the collection while other thread is iterating over it .According to<text:s text:c="2"/>Oracle docs , the fail-fast behavior of an iterator cannot be guaranteed as it is, generally speaking, impossible to make any hard guarantees in the presence of unsynchronized concurrent modification. Fail-fast iterators throw ConcurrentModificationException on a best-effort basis. Therefore, it would be wrong to write a program that depended on this exception for its correctness: the fail-fast behavior of iterators should be used only to detect bugs. </text:span></text:p>
      <text:p text:style-name="P293"><text:span text:style-name="T442">Interviewer : How<text:s text:c="2"/>Fail<text:s text:c="2"/>Fast Iterator<text:s text:c="2"/>come to know that the internal structure is modified ?</text:span></text:p>
      <text:p text:style-name="P293"><text:span text:style-name="T443">Iterator read internal data structure (object array) directly . The internal data structure(i.e object array) should not be modified while iterating through the collection. To ensure this it maintains an internal<text:s text:c="2"/>flag "mods" .Iterator checks the "mods" flag whenever it gets the next value (using hasNext() method and next() method). Value of mods flag changes whenever there is an structural modification. Thus indicating iterator to throw ConcurrentModificationException</text:span></text:p>
      <text:p text:style-name="P293"><text:span text:style-name="T444">Fail Safe Iterator :</text:span></text:p>
      <text:p text:style-name="P293"><text:span text:style-name="T445">Fail Safe Iterator makes copy of the internal data structure (object array) and iterates over the copied data structure.Any structural modification done to the iterator affects the copied data structure.<text:s text:c="2"/>So , original data structure remains<text:s text:c="2"/>structurally unchanged .Hence , no ConcurrentModificationException throws by the fail safe iterator.</text:span></text:p>
      <text:p text:style-name="P293"><text:span text:style-name="T446">Two<text:s text:c="2"/>issues associated with Fail Safe Iterator are :</text:span></text:p>
      <text:p text:style-name="P293"><text:span text:style-name="T446">1. Overhead of maintaining the copied data structure i.e memory.</text:span></text:p>
      <text:p text:style-name="P293"><text:span text:style-name="T446">2.<text:s text:c="2"/>Fail safe iterator does not guarantee that the data being read is the data currently in the original data structure. </text:span></text:p>
      <text:p text:style-name="P293"><text:span text:style-name="T447">According to Oracle docs , fail safe iterator is ordinarily too costly, but may be more efficient than alternatives when traversal operations vastly outnumber mutations, and is useful when you cannot or don’t want to synchronize traversals, yet need to preclude interference among concurrent threads. The "snapshot" style iterator method uses a reference to the state of the array at the point that the iterator was created. This array never changes during the lifetime of the iterator, so interference is impossible and the iterator is guaranteed not to throw ConcurrentModificationException.The iterator will not reflect additions, removals, or changes to the list since the iterator was created. Element-changing operations on iterators themselves (remove(), set(), and add()) are not supported. These methods throw UnsupportedOperationException.</text:span></text:p>
      <text:p text:style-name="P293"><text:span text:style-name="T448">Example of Fail Fast Iterator and Fail Safe Iterator</text:span></text:p>
      <text:p text:style-name="P293"><text:span text:style-name="T448">import java.util.HashMap;</text:span></text:p>
      <text:p text:style-name="P293"><text:span text:style-name="T448">import java.util.Iterator;</text:span></text:p>
      <text:p text:style-name="P293"><text:span text:style-name="T448">import java.util.Map;</text:span></text:p>
      <text:p text:style-name="P293"><text:span text:style-name="T448">public class FailFastExample</text:span></text:p>
      <text:p text:style-name="P294"><text:span text:style-name="T448">{<text:s text:c="3"/></text:span></text:p>
      <text:p text:style-name="P295"><text:span text:style-name="T448"><text:s text:c="4"/>public static void main(String[] args)</text:span></text:p>
      <text:p text:style-name="P295"><text:span text:style-name="T448"><text:s text:c="4"/>{</text:span></text:p>
      <text:p text:style-name="P295"><text:span text:style-name="T448"><text:s text:c="8"/>Map&lt;String,String&gt; premiumPhone = new HashMap&lt;String,String&gt;();</text:span></text:p>
      <text:p text:style-name="P295"><text:span text:style-name="T448"><text:s text:c="8"/>premiumPhone.put("Apple", "iPhone");</text:span></text:p>
      <text:p text:style-name="P295"><text:span text:style-name="T448"><text:s text:c="8"/>premiumPhone.put("HTC", "HTC one");</text:span></text:p>
      <text:p text:style-name="P295"><text:span text:style-name="T448"><text:s text:c="8"/>premiumPhone.put("Samsung","S5");</text:span></text:p>
      <text:p text:style-name="P295"><text:span text:style-name="T448"><text:s text:c="8"/>Iterator iterator = premiumPhone.keySet().iterator();</text:span></text:p>
      <text:p text:style-name="P295"><text:span text:style-name="T448"><text:s text:c="8"/>while (iterator.hasNext())</text:span></text:p>
      <text:p text:style-name="P295"><text:span text:style-name="T448"><text:s text:c="8"/>{</text:span></text:p>
      <text:p text:style-name="P295"><text:span text:style-name="T448"><text:s text:c="12"/>System.out.println(premiumPhone.get(iterator.next()));</text:span></text:p>
      <text:p text:style-name="P295"><text:span text:style-name="T448"><text:s text:c="12"/>premiumPhone.put("Sony", "Xperia Z");</text:span></text:p>
      <text:p text:style-name="P296"><text:span text:style-name="T448"><text:s text:c="8"/>}<text:s text:c="2"/></text:span></text:p>
      <text:p text:style-name="P297"><text:span text:style-name="T448"><text:s text:c="4"/>}</text:span></text:p>
      <text:p text:style-name="P297"><text:span text:style-name="T448">}</text:span></text:p>
      <text:p text:style-name="P298"><text:span text:style-name="T449"/></text:p>
      <text:p text:style-name="P299"><text:span text:style-name="T450">Output :</text:span></text:p>
      <text:p text:style-name="P299"><text:span text:style-name="T450">iPhone </text:span></text:p>
      <text:p text:style-name="P299"><text:span text:style-name="T451">Exception in thread "main" java.util.ConcurrentModificationException</text:span></text:p>
      <text:p text:style-name="P299"><text:span text:style-name="T451"><text:s text:c="8"/>at java.util.HashMap$HashIterator.nextEntry(Unknown Source)</text:span></text:p>
      <text:p text:style-name="P299"><text:span text:style-name="T451"><text:s text:c="8"/>at java.util.HashMap$KeyIterator.next(Unknown Source)</text:span></text:p>
      <text:p text:style-name="P299"><text:span text:style-name="T451"><text:s text:c="8"/>at FailFastExample.main(FailFastExample.java:20)</text:span></text:p>
      <text:p text:style-name="P299"><text:span text:style-name="T452">Fail Safe Iterator Example :</text:span></text:p>
      <text:p text:style-name="P299"><text:span text:style-name="T452">import java.util.concurrent.ConcurrentHashMap;</text:span></text:p>
      <text:p text:style-name="P299"><text:span text:style-name="T452">import java.util.Iterator;</text:span></text:p>
      <text:p text:style-name="P299"><text:span text:style-name="T452">public class FailSafeExample</text:span></text:p>
      <text:p text:style-name="P299"><text:span text:style-name="T452">{ </text:span></text:p>
      <text:p text:style-name="P299"><text:span text:style-name="T452"><text:s text:c="4"/>public static void main(String[] args)</text:span></text:p>
      <text:p text:style-name="P299"><text:span text:style-name="T452"><text:s text:c="4"/>{</text:span></text:p>
      <text:p text:style-name="P299"><text:span text:style-name="T452"><text:s text:c="8"/>ConcurrentHashMap&lt;String,String&gt; premiumPhone = </text:span></text:p>
      <text:p text:style-name="P299"><text:span text:style-name="T452"><text:s text:c="31"/>new ConcurrentHashMap&lt;String,String&gt;();</text:span></text:p>
      <text:p text:style-name="P299"><text:span text:style-name="T452"><text:s text:c="8"/>premiumPhone.put("Apple", "iPhone");</text:span></text:p>
      <text:p text:style-name="P299"><text:span text:style-name="T452"><text:s text:c="8"/>premiumPhone.put("HTC", "HTC one");</text:span></text:p>
      <text:p text:style-name="P299"><text:span text:style-name="T452"><text:s text:c="8"/>premiumPhone.put("Samsung","S5");</text:span></text:p>
      <text:p text:style-name="P299"><text:span text:style-name="T452"><text:s text:c="8"/>Iterator iterator = premiumPhone.keySet().iterator();</text:span></text:p>
      <text:p text:style-name="P299"><text:span text:style-name="T452"><text:s text:c="8"/>while (iterator.hasNext())</text:span></text:p>
      <text:p text:style-name="P299"><text:span text:style-name="T452"><text:s text:c="8"/>{</text:span></text:p>
      <text:p text:style-name="P299"><text:span text:style-name="T452"><text:s text:c="12"/>System.out.println(premiumPhone.get(iterator.next()));</text:span></text:p>
      <text:p text:style-name="P299"><text:span text:style-name="T452"><text:s text:c="12"/>premiumPhone.put("Sony", "Xperia Z");</text:span></text:p>
      <text:p text:style-name="P300"><text:span text:style-name="T452"><text:s text:c="8"/>}<text:s text:c="4"/></text:span></text:p>
      <text:p text:style-name="P300"><text:span text:style-name="T452"><text:s text:c="4"/>}<text:s text:c="2"/></text:span></text:p>
      <text:p text:style-name="P301"><text:span text:style-name="T452">}</text:span></text:p>
      <text:p text:style-name="P301"><text:span text:style-name="T452">Output </text:span></text:p>
      <text:p text:style-name="P301"><text:span text:style-name="T452">S5</text:span></text:p>
      <text:p text:style-name="P301"><text:span text:style-name="T452">HTC one</text:span></text:p>
      <text:p text:style-name="P301"><text:span text:style-name="T452">iPhone</text:span></text:p>
      <text:p text:style-name="P301"><text:span text:style-name="T452">Recap : Difference between Fail Fast Iterator and Fail Safe Iterator </text:span></text:p>
      <text:p text:style-name="P301"><text:span text:style-name="T452">Fail Fast Iterator<text:tab/>Fail Safe Iterator</text:span></text:p>
      <text:p text:style-name="P301"><text:span text:style-name="T453">Throw ConcurrentModification Exception<text:tab/>Yes<text:tab/>No</text:span></text:p>
      <text:p text:style-name="P301"><text:span text:style-name="T453">Clone object<text:tab/>No<text:tab/>Yes</text:span></text:p>
      <text:p text:style-name="P301"><text:span text:style-name="T453">Memory Overhead<text:tab/>No<text:tab/>Yes</text:span></text:p>
      <text:p text:style-name="P302"><text:span text:style-name="T453">Examples<text:tab/>HashMap,Vector,ArrayList,HashSet<text:tab/></text:span></text:p>
      <text:p text:style-name="P303"><text:span text:style-name="T453">CopyOnWriteArrayList, ConcurrentHashMap</text:span></text:p>
      <text:p text:style-name="P303"><text:span text:style-name="T454">Q40 How do you use a custom object as key in Collection<text:s text:c="2"/>classes like HashMap ?</text:span></text:p>
      <text:p text:style-name="P303"><text:span text:style-name="T455">If one is using the custom object as key then one needs to override equals() and hashCode() method</text:span></text:p>
      <text:p text:style-name="P303"><text:span text:style-name="T455">and one also need to fulfill the contract.</text:span></text:p>
      <text:p text:style-name="P303"><text:span text:style-name="T455">If you want to store the custom object in the SortedCollections like SortedMap then one needs to make sure that equals() method is consistent to the compareTo() method. If inconsistent , then collection will not follow their contracts ,that is , Sets may allow duplicate elements.</text:span></text:p>
      <text:p text:style-name="P303"><text:span text:style-name="T456">Q41 What is hash-collision in Hashtable ? How it was handled in Java?</text:span></text:p>
      <text:p text:style-name="P303"><text:span text:style-name="T457">In Hashtable , if two different keys have the same hash value then it lead to hash -collision. A bucket of type linkedlist used to hold the different keys of same hash value.</text:span></text:p>
      <text:p text:style-name="P303"><text:span text:style-name="T458">Q42 Explain the importance of hashCode() and equals() method ? Explain the contract also ?</text:span></text:p>
      <text:p text:style-name="P303"><text:span text:style-name="T459">HashMap object uses Key object hashCode() method and equals() method to find out the index to put the key-value pair. If we want to get value from the HashMap same both methods are used . Somehow, if both methods are not implemented correctly , it will result in two keys producing the same hashCode() and equals() output. The problem will arise that HashMap will treat both output same instead of different and overwrite the most recent key-value pair with the previous key-value pair.</text:span></text:p>
      <text:p text:style-name="P303"><text:span text:style-name="T459">Similarly all the collection classes that does not allow the duplicate values use hashCode() and equals() method to find the duplicate elements.So it is very important to implement them correctly.</text:span></text:p>
      <text:p text:style-name="P303"><text:span text:style-name="T459">Contract of hashCode() and equals() method</text:span></text:p>
      <text:p text:style-name="P303"><text:span text:style-name="T459">a.<text:s text:c="2"/>If<text:s text:c="2"/>object1.equals(object2) , then<text:s text:c="2"/>object1.hashCode() == object2.hashCode() should always be true.</text:span></text:p>
      <text:p text:style-name="P303"><text:span text:style-name="T459">b. If object1.hashCode() == object2.hashCode() is true does not guarantee object1.equals(object2)</text:span></text:p>
      <text:p text:style-name="P303"><text:span text:style-name="T460">Q43 What is EnumSet in Java ?</text:span></text:p>
      <text:p text:style-name="P303"><text:span text:style-name="T461">EnumSet<text:s text:c="2"/>is a specialized Set implementation for use with enum types. All of the elements in an enum set must come from a single enum type that is specified explicitly<text:s text:c="2"/>or implicitly , when the set is created.</text:span></text:p>
      <text:p text:style-name="P303"><text:span text:style-name="T461">The iterator never throws ConcurrentModificationException and is weakly consistent.</text:span></text:p>
      <text:p text:style-name="P303"><text:span text:style-name="T461">Advantage over HashSet:</text:span></text:p>
      <text:p text:style-name="P303"><text:span text:style-name="T461">All basic operations of EnumSet execute in constant time . It is most likely to be much faster than HashSet counterparts.</text:span></text:p>
      <text:p text:style-name="P303"><text:span text:style-name="T461">It is a part of Java Collections Framework since jdk 1.5.</text:span></text:p>
      <text:p text:style-name="P303"><text:span text:style-name="T462">Q44 What are concurrentCollectionClasses? </text:span></text:p>
      <text:p text:style-name="P303"><text:span text:style-name="T463">In jdk1.5 , Java Api developers had introduced new package called java.util.concurrent that have thread-safe collection classes as they allow collections to be modified while iterating . The iterator is fail-fast that is it will throw ConcurrentModificationException.</text:span></text:p>
      <text:p text:style-name="P303"><text:span text:style-name="T463">Some examples of concurrentCollectionClasses are :</text:span></text:p>
      <text:p text:style-name="P303"><text:span text:style-name="T463">a. CopyOnWriteArrayList</text:span></text:p>
      <text:p text:style-name="P303"><text:span text:style-name="T463">b. ConcurrentHashMap</text:span></text:p>
      <text:p text:style-name="P303"><text:span text:style-name="T464">Q45 How do you convert a given Collection to SynchronizedCollection ?</text:span></text:p>
      <text:p text:style-name="P303"><text:span text:style-name="T465">One line code :<text:s text:c="4"/>Collections.synchronizedCollection(Collection collectionObj) will convert a given collection to synchronized collection.</text:span></text:p>
      <text:p text:style-name="P303"><text:span text:style-name="T466">Q46<text:s text:c="2"/>What is IdentityHashMap ?</text:span></text:p>
      <text:p text:style-name="P303"><text:span text:style-name="T467">IdentityHashMap</text:span></text:p>
      <text:p text:style-name="P303"><text:span text:style-name="T467">IdentityHashMap is a class present in java.util package. It implements the Map interface with a hash table , using reference equality instead of object equality when comparing keys and values.In other words , in IdentityHashMap two keys k1 and k2 are considered equal if only if (k1==k2).IdentityHashMap is not synchronized. Iterators returned by the iterator() method are fail-fast , hence , will throw ConcurrentModificationException. </text:span></text:p>
      <text:p text:style-name="P303"><text:span text:style-name="T468">Q47 What is<text:s text:c="2"/>WeakHashMap ? </text:span></text:p>
      <text:p text:style-name="P303"><text:span text:style-name="T469">WeakHashMap :</text:span></text:p>
      <text:p text:style-name="P303"><text:span text:style-name="T469">WeakHashMap is a class present in java.util package similar to IdentityHashMap. It is a Hashtable based implementation of Map interface with weak keys. An entry in WeakHashMap will automatically be removed when its key is no longer in ordinary use. More precisely the presence of a mapping for a given key will not prevent the key from being discarded by the garbage collector.</text:span></text:p>
      <text:p text:style-name="P303"><text:span text:style-name="T469">It permits null keys and null values.</text:span></text:p>
      <text:p text:style-name="P303"><text:span text:style-name="T469">Like most collection classes this class is not synchronized.A synchronized WeakHashMap may be constructed using the Collections.synchronizedMap() method.</text:span></text:p>
      <text:p text:style-name="P303"><text:span text:style-name="T469">Iterators returned by the iterator() method are fail-fast , hence , will throw ConcurrentModificationException. </text:span></text:p>
      <text:p text:style-name="P303"><text:span text:style-name="T470">Q48 How will you make Collections readOnly ?</text:span></text:p>
      <text:p text:style-name="P303"><text:span text:style-name="T471">We can make the Collection readOnly by using the following lines code:</text:span></text:p>
      <text:p text:style-name="P303"><text:span text:style-name="T471">General : Collections.unmodifiableCollection(Collection c)</text:span></text:p>
      <text:p text:style-name="P303"><text:span text:style-name="T471">Collections.unmodifiableMap(Map m)</text:span></text:p>
      <text:p text:style-name="P303"><text:span text:style-name="T471">Collections.unmodifiableList(List l)</text:span></text:p>
      <text:p text:style-name="P303"><text:span text:style-name="T471">Collections.unmodifiableSet(Set s)</text:span></text:p>
      <text:p text:style-name="P303"><text:span text:style-name="T472">Q49<text:s text:c="2"/>What is UnsupportedOperationException?</text:span></text:p>
      <text:p text:style-name="P303"><text:span text:style-name="T473">This exception is thrown to indicate that the requested operation is not supported.</text:span></text:p>
      <text:p text:style-name="P303"><text:span text:style-name="T473">Example of UnsupportedOperationException:</text:span></text:p>
      <text:p text:style-name="P303"><text:span text:style-name="T473">In other words, if you call add() or remove() method on the readOnly collection . We know readOnly collection can not be modified . Hence , UnsupportedOperationException will be thrown.</text:span></text:p>
      <text:p text:style-name="P303"><text:span text:style-name="T474">Q50 Suppose there is an Employee class. We add Employee class objects to the ArrayList.<text:s/></text:span><text:span text:style-name="T475">Mention the steps need to be taken , if I want to sort the objects in ArrayList using the employeeId attribute present<text:s text:c="2"/>in Employee class. </text:span></text:p>
      <text:p text:style-name="P303"><text:span text:style-name="T475">a. Implement the Comparable interface for the Employee class and now to compare the objects by employeeId we will override the emp1.compareTo(emp2)</text:span></text:p>
      <text:p text:style-name="P303"><text:span text:style-name="T475">b. We will now call Collections class sort method and pass the list as argument , that is ,</text:span></text:p>
      <text:p text:style-name="P304"><text:span text:style-name="T475"><text:s text:c="5"/>Collections.sort(empList)<text:s text:c="2"/></text:span></text:p>
      <text:p text:style-name="P305"><text:span text:style-name="T475">If you want to add more java collections interview questions<text:s text:c="2"/>and answers or in case you have any doubts related to the Java Collections framework , then please mention in the comments.</text:span></text:p>
      <text:p text:style-name="P306"><text:span text:style-name="T476"/></text:p>
      <text:p text:style-name="P307"><text:span text:style-name="T477"><text:s text:c="70"/>STRING </text:span></text:p>
      <text:p text:style-name="P307"><text:span text:style-name="T477">1) Is String a keyword in java?</text:span></text:p>
      <text:p text:style-name="P307"><text:span text:style-name="T477">No. String is not a keyword in java. String is a final class in java.lang package which is used to represent the set of characters in jav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